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68.74mm" svg:y="1mm">
            <loext:p draw:notify-on-update-of-ranges="Arkusz1.A2:Arkusz1.A425 Arkusz1.B1:Arkusz1.B1 Arkusz1.B2:Arkusz1.B425 Arkusz1.A2:Arkusz1.A425 Arkusz1.C1:Arkusz1.C1 Arkusz1.C2:Arkusz1.C4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7.74mm" svg:y="108.38mm">
            <loext:p draw:notify-on-update-of-ranges="Arkusz1.A1:Arkusz1.A1 Arkusz1.A2:Arkusz1.A373 Arkusz1.B1:Arkusz1.B1 Arkusz1.B2:Arkusz1.B373 Arkusz1.A1:Arkusz1.A1 Arkusz1.A2:Arkusz1.A373 Arkusz1.C1:Arkusz1.C1 Arkusz1.C2:Arkusz1.C3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elocity</text:p>
          </table:table-cell>
          <table:table-cell table:number-columns-repeated="15"/>
        </table:table-row>
        <table:table-row table:style-name="ro1">
          <table:table-cell office:value-type="float" office:value="3.89609162" calcext:value-type="float">
            <text:p>3,89609162</text:p>
          </table:table-cell>
          <table:table-cell office:value-type="float" office:value="-0.137151777744293" calcext:value-type="float">
            <text:p>-0,1371517777</text:p>
          </table:table-cell>
          <table:table-cell office:value-type="float" office:value="0.234975516796112" calcext:value-type="float">
            <text:p>0,2349755168</text:p>
          </table:table-cell>
          <table:table-cell table:number-columns-repeated="9"/>
          <table:table-cell office:value-type="string" calcext:value-type="string">
            <text:p>delta t</text:p>
          </table:table-cell>
          <table:table-cell table:formula="of:=[.A425]-[.A2]" office:value-type="float" office:value="0.6805298" calcext:value-type="float">
            <text:p>0,6805298</text:p>
          </table:table-cell>
          <table:table-cell table:number-columns-repeated="4"/>
        </table:table-row>
        <table:table-row table:style-name="ro1">
          <table:table-cell office:value-type="float" office:value="3.89745724" calcext:value-type="float">
            <text:p>3,89745724</text:p>
          </table:table-cell>
          <table:table-cell office:value-type="float" office:value="-0.137151777744293" calcext:value-type="float">
            <text:p>-0,1371517777</text:p>
          </table:table-cell>
          <table:table-cell office:value-type="float" office:value="0.234975516796112" calcext:value-type="float">
            <text:p>0,2349755168</text:p>
          </table:table-cell>
          <table:table-cell table:number-columns-repeated="9"/>
          <table:table-cell office:value-type="string" calcext:value-type="string">
            <text:p>delta x</text:p>
          </table:table-cell>
          <table:table-cell table:formula="of:=[.B425]-[.B2]" office:value-type="float" office:value="0.383026033639908" calcext:value-type="float">
            <text:p>0,3830260336</text:p>
          </table:table-cell>
          <table:table-cell table:number-columns-repeated="4"/>
        </table:table-row>
        <table:table-row table:style-name="ro1">
          <table:table-cell office:value-type="float" office:value="3.89922" calcext:value-type="float">
            <text:p>3,89922</text:p>
          </table:table-cell>
          <table:table-cell office:value-type="float" office:value="-0.137151777744293" calcext:value-type="float">
            <text:p>-0,137151777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9"/>
          <table:table-cell office:value-type="string" calcext:value-type="string">
            <text:p>delta v</text:p>
          </table:table-cell>
          <table:table-cell table:formula="of:=[.C425]-[.C2]" office:value-type="float" office:value="1.19324117898941" calcext:value-type="float">
            <text:p>1,193241179</text:p>
          </table:table-cell>
          <table:table-cell table:number-columns-repeated="4"/>
        </table:table-row>
        <table:table-row table:style-name="ro1">
          <table:table-cell office:value-type="float" office:value="3.9005989" calcext:value-type="float">
            <text:p>3,9005989</text:p>
          </table:table-cell>
          <table:table-cell office:value-type="float" office:value="-0.137151777744293" calcext:value-type="float">
            <text:p>-0,137151777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office:value-type="float" office:value="0.1609478" calcext:value-type="float">
            <text:p>0,1609478</text:p>
          </table:table-cell>
          <table:table-cell office:value-type="string" calcext:value-type="string">
            <text:p>tak naprawdę</text:p>
          </table:table-cell>
          <table:table-cell office:value-type="float" office:value="0.1187" calcext:value-type="float">
            <text:p>0,1187</text:p>
          </table:table-cell>
          <table:table-cell table:number-columns-repeated="2"/>
        </table:table-row>
        <table:table-row table:style-name="ro1">
          <table:table-cell office:value-type="float" office:value="3.9021492" calcext:value-type="float">
            <text:p>3,9021492</text:p>
          </table:table-cell>
          <table:table-cell office:value-type="float" office:value="-0.137151777744293" calcext:value-type="float">
            <text:p>-0,137151777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0352094" calcext:value-type="float">
            <text:p>3,90352094</text:p>
          </table:table-cell>
          <table:table-cell office:value-type="float" office:value="-0.137151777744293" calcext:value-type="float">
            <text:p>-0,137151777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9"/>
          <table:table-cell office:value-type="string" calcext:value-type="string">
            <text:p>a</text:p>
          </table:table-cell>
          <table:table-cell table:formula="of:=2*0.633597682" office:value-type="float" office:value="1.267195364" calcext:value-type="float">
            <text:p>1,267195364</text:p>
          </table:table-cell>
          <table:table-cell office:value-type="string" calcext:value-type="string">
            <text:p>7*alpha</text:p>
          </table:table-cell>
          <table:table-cell table:formula="of:=7*[.N5]" office:value-type="float" office:value="1.1266346" calcext:value-type="float">
            <text:p>1,1266346</text:p>
          </table:table-cell>
          <table:table-cell office:value-type="string" calcext:value-type="string">
            <text:p>wyliczone</text:p>
          </table:table-cell>
          <table:table-cell table:formula="of:=(2*[.N3])/([.N2]^2)" office:value-type="float" office:value="1.65410850237963" calcext:value-type="float">
            <text:p>1,6541085024</text:p>
          </table:table-cell>
        </table:table-row>
        <table:table-row table:style-name="ro1">
          <table:table-cell office:value-type="float" office:value="3.90507888" calcext:value-type="float">
            <text:p>3,90507888</text:p>
          </table:table-cell>
          <table:table-cell office:value-type="float" office:value="-0.137151777744293" calcext:value-type="float">
            <text:p>-0,137151777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0646074" calcext:value-type="float">
            <text:p>3,90646074</text:p>
          </table:table-cell>
          <table:table-cell office:value-type="float" office:value="-0.134656220674515" calcext:value-type="float">
            <text:p>-0,134656220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0796216" calcext:value-type="float">
            <text:p>3,90796216</text:p>
          </table:table-cell>
          <table:table-cell office:value-type="float" office:value="-0.134656220674515" calcext:value-type="float">
            <text:p>-0,134656220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0934148" calcext:value-type="float">
            <text:p>3,90934148</text:p>
          </table:table-cell>
          <table:table-cell office:value-type="float" office:value="-0.134656220674515" calcext:value-type="float">
            <text:p>-0,134656220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108545" calcext:value-type="float">
            <text:p>3,9108545</text:p>
          </table:table-cell>
          <table:table-cell office:value-type="float" office:value="-0.134656220674515" calcext:value-type="float">
            <text:p>-0,134656220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1224704" calcext:value-type="float">
            <text:p>3,91224704</text:p>
          </table:table-cell>
          <table:table-cell office:value-type="float" office:value="-0.134656220674515" calcext:value-type="float">
            <text:p>-0,134656220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1360508" calcext:value-type="float">
            <text:p>3,91360508</text:p>
          </table:table-cell>
          <table:table-cell office:value-type="float" office:value="-0.134656220674515" calcext:value-type="float">
            <text:p>-0,134656220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1511266" calcext:value-type="float">
            <text:p>3,91511266</text:p>
          </table:table-cell>
          <table:table-cell office:value-type="float" office:value="-0.134656220674515" calcext:value-type="float">
            <text:p>-0,1346562207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1649212" calcext:value-type="float">
            <text:p>3,91649212</text:p>
          </table:table-cell>
          <table:table-cell office:value-type="float" office:value="-0.132747292518616" calcext:value-type="float">
            <text:p>-0,132747292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1800394" calcext:value-type="float">
            <text:p>3,91800394</text:p>
          </table:table-cell>
          <table:table-cell office:value-type="float" office:value="-0.132747292518616" calcext:value-type="float">
            <text:p>-0,132747292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193936" calcext:value-type="float">
            <text:p>3,9193936</text:p>
          </table:table-cell>
          <table:table-cell office:value-type="float" office:value="-0.132747292518616" calcext:value-type="float">
            <text:p>-0,132747292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2091394" calcext:value-type="float">
            <text:p>3,92091394</text:p>
          </table:table-cell>
          <table:table-cell office:value-type="float" office:value="-0.132747292518616" calcext:value-type="float">
            <text:p>-0,132747292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2230826" calcext:value-type="float">
            <text:p>3,92230826</text:p>
          </table:table-cell>
          <table:table-cell office:value-type="float" office:value="-0.132747292518616" calcext:value-type="float">
            <text:p>-0,132747292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2383464" calcext:value-type="float">
            <text:p>3,92383464</text:p>
          </table:table-cell>
          <table:table-cell office:value-type="float" office:value="-0.132747292518616" calcext:value-type="float">
            <text:p>-0,132747292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2519818" calcext:value-type="float">
            <text:p>3,92519818</text:p>
          </table:table-cell>
          <table:table-cell office:value-type="float" office:value="-0.132747292518616" calcext:value-type="float">
            <text:p>-0,132747292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2657964" calcext:value-type="float">
            <text:p>3,92657964</text:p>
          </table:table-cell>
          <table:table-cell office:value-type="float" office:value="-0.131151393055916" calcext:value-type="float">
            <text:p>-0,1311513931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2808752" calcext:value-type="float">
            <text:p>3,92808752</text:p>
          </table:table-cell>
          <table:table-cell office:value-type="float" office:value="-0.131151393055916" calcext:value-type="float">
            <text:p>-0,1311513931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2946632" calcext:value-type="float">
            <text:p>3,92946632</text:p>
          </table:table-cell>
          <table:table-cell office:value-type="float" office:value="-0.131151393055916" calcext:value-type="float">
            <text:p>-0,1311513931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3155192" calcext:value-type="float">
            <text:p>3,93155192</text:p>
          </table:table-cell>
          <table:table-cell office:value-type="float" office:value="-0.131151393055916" calcext:value-type="float">
            <text:p>-0,1311513931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3365082" calcext:value-type="float">
            <text:p>3,93365082</text:p>
          </table:table-cell>
          <table:table-cell office:value-type="float" office:value="-0.131151393055916" calcext:value-type="float">
            <text:p>-0,1311513931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3567784" calcext:value-type="float">
            <text:p>3,93567784</text:p>
          </table:table-cell>
          <table:table-cell office:value-type="float" office:value="-0.131151393055916" calcext:value-type="float">
            <text:p>-0,1311513931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3764938" calcext:value-type="float">
            <text:p>3,93764938</text:p>
          </table:table-cell>
          <table:table-cell office:value-type="float" office:value="-0.129673704504967" calcext:value-type="float">
            <text:p>-0,129673704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398581" calcext:value-type="float">
            <text:p>3,9398581</text:p>
          </table:table-cell>
          <table:table-cell office:value-type="float" office:value="-0.129673704504967" calcext:value-type="float">
            <text:p>-0,129673704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9"/>
          <table:table-cell office:value-type="string" calcext:value-type="string">
            <text:p>delta t</text:p>
          </table:table-cell>
          <table:table-cell table:formula="of:=[.A373]-[.A30]" office:value-type="float" office:value="0.56114212" calcext:value-type="float">
            <text:p>0,56114212</text:p>
          </table:table-cell>
          <table:table-cell table:number-columns-repeated="4"/>
        </table:table-row>
        <table:table-row table:style-name="ro1">
          <table:table-cell office:value-type="float" office:value="3.94116354" calcext:value-type="float">
            <text:p>3,94116354</text:p>
          </table:table-cell>
          <table:table-cell office:value-type="float" office:value="-0.129673704504967" calcext:value-type="float">
            <text:p>-0,129673704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9"/>
          <table:table-cell office:value-type="string" calcext:value-type="string">
            <text:p>delta x</text:p>
          </table:table-cell>
          <table:table-cell table:formula="of:=[.B373]-[.B30]" office:value-type="float" office:value="0.276736229658127" calcext:value-type="float">
            <text:p>0,2767362297</text:p>
          </table:table-cell>
          <table:table-cell table:number-columns-repeated="4"/>
        </table:table-row>
        <table:table-row table:style-name="ro1">
          <table:table-cell office:value-type="float" office:value="3.94314184" calcext:value-type="float">
            <text:p>3,94314184</text:p>
          </table:table-cell>
          <table:table-cell office:value-type="float" office:value="-0.129673704504967" calcext:value-type="float">
            <text:p>-0,129673704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9"/>
          <table:table-cell office:value-type="string" calcext:value-type="string">
            <text:p>delta v</text:p>
          </table:table-cell>
          <table:table-cell table:formula="of:=[.C373]-[.C30]" office:value-type="float" office:value="0.728297829627991" calcext:value-type="float">
            <text:p>0,7282978296</text:p>
          </table:table-cell>
          <table:table-cell table:number-columns-repeated="4"/>
        </table:table-row>
        <table:table-row table:style-name="ro1">
          <table:table-cell office:value-type="float" office:value="3.94520552" calcext:value-type="float">
            <text:p>3,94520552</text:p>
          </table:table-cell>
          <table:table-cell office:value-type="float" office:value="-0.129673704504967" calcext:value-type="float">
            <text:p>-0,1296737045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office:value-type="float" office:value="0.1609478" calcext:value-type="float">
            <text:p>0,1609478</text:p>
          </table:table-cell>
          <table:table-cell office:value-type="string" calcext:value-type="string">
            <text:p>tak naprawdę</text:p>
          </table:table-cell>
          <table:table-cell office:value-type="float" office:value="0.1187" calcext:value-type="float">
            <text:p>0,1187</text:p>
          </table:table-cell>
          <table:table-cell table:number-columns-repeated="2"/>
        </table:table-row>
        <table:table-row table:style-name="ro1">
          <table:table-cell office:value-type="float" office:value="3.94651132" calcext:value-type="float">
            <text:p>3,94651132</text:p>
          </table:table-cell>
          <table:table-cell office:value-type="float" office:value="-0.128424823284149" calcext:value-type="float">
            <text:p>-0,1284248233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15"/>
        </table:table-row>
        <table:table-row table:style-name="ro1">
          <table:table-cell office:value-type="float" office:value="3.94851862" calcext:value-type="float">
            <text:p>3,94851862</text:p>
          </table:table-cell>
          <table:table-cell office:value-type="float" office:value="-0.128424823284149" calcext:value-type="float">
            <text:p>-0,1284248233</text:p>
          </table:table-cell>
          <table:table-cell office:value-type="float" office:value="0.211801826953888" calcext:value-type="float">
            <text:p>0,211801827</text:p>
          </table:table-cell>
          <table:table-cell table:number-columns-repeated="9"/>
          <table:table-cell office:value-type="string" calcext:value-type="string">
            <text:p>a</text:p>
          </table:table-cell>
          <table:table-cell table:formula="of:=2*0.419052924" office:value-type="float" office:value="0.838105848" calcext:value-type="float">
            <text:p>0,838105848</text:p>
          </table:table-cell>
          <table:table-cell office:value-type="string" calcext:value-type="string">
            <text:p>7*alpha</text:p>
          </table:table-cell>
          <table:table-cell table:formula="of:=7*[.P33]" office:value-type="float" office:value="0.8309" calcext:value-type="float">
            <text:p>0,8309</text:p>
          </table:table-cell>
          <table:table-cell office:value-type="string" calcext:value-type="string">
            <text:p>wyliczone</text:p>
          </table:table-cell>
          <table:table-cell table:formula="of:=(2*[.N31])/([.N30]^2)" office:value-type="float" office:value="1.75772236296947" calcext:value-type="float">
            <text:p>1,757722363</text:p>
          </table:table-cell>
        </table:table-row>
        <table:table-row table:style-name="ro1">
          <table:table-cell office:value-type="float" office:value="3.95065552" calcext:value-type="float">
            <text:p>3,95065552</text:p>
          </table:table-cell>
          <table:table-cell office:value-type="float" office:value="-0.128424823284149" calcext:value-type="float">
            <text:p>-0,1284248233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5296022" calcext:value-type="float">
            <text:p>3,95296022</text:p>
          </table:table-cell>
          <table:table-cell office:value-type="float" office:value="-0.128424823284149" calcext:value-type="float">
            <text:p>-0,1284248233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5425732" calcext:value-type="float">
            <text:p>3,95425732</text:p>
          </table:table-cell>
          <table:table-cell office:value-type="float" office:value="-0.128424823284149" calcext:value-type="float">
            <text:p>-0,1284248233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5662926" calcext:value-type="float">
            <text:p>3,95662926</text:p>
          </table:table-cell>
          <table:table-cell office:value-type="float" office:value="-0.123666666448116" calcext:value-type="float">
            <text:p>-0,1236666664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5866172" calcext:value-type="float">
            <text:p>3,95866172</text:p>
          </table:table-cell>
          <table:table-cell office:value-type="float" office:value="-0.123666666448116" calcext:value-type="float">
            <text:p>-0,1236666664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6086456" calcext:value-type="float">
            <text:p>3,96086456</text:p>
          </table:table-cell>
          <table:table-cell office:value-type="float" office:value="-0.123666666448116" calcext:value-type="float">
            <text:p>-0,1236666664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621905" calcext:value-type="float">
            <text:p>3,9621905</text:p>
          </table:table-cell>
          <table:table-cell office:value-type="float" office:value="-0.123666666448116" calcext:value-type="float">
            <text:p>-0,1236666664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6417088" calcext:value-type="float">
            <text:p>3,96417088</text:p>
          </table:table-cell>
          <table:table-cell office:value-type="float" office:value="-0.123666666448116" calcext:value-type="float">
            <text:p>-0,1236666664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662301" calcext:value-type="float">
            <text:p>3,9662301</text:p>
          </table:table-cell>
          <table:table-cell office:value-type="float" office:value="-0.123666666448116" calcext:value-type="float">
            <text:p>-0,1236666664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6821304" calcext:value-type="float">
            <text:p>3,96821304</text:p>
          </table:table-cell>
          <table:table-cell office:value-type="float" office:value="-0.120959378778934" calcext:value-type="float">
            <text:p>-0,1209593788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69526" calcext:value-type="float">
            <text:p>3,969526</text:p>
          </table:table-cell>
          <table:table-cell office:value-type="float" office:value="-0.120959378778934" calcext:value-type="float">
            <text:p>-0,1209593788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7161646" calcext:value-type="float">
            <text:p>3,97161646</text:p>
          </table:table-cell>
          <table:table-cell office:value-type="float" office:value="-0.120959378778934" calcext:value-type="float">
            <text:p>-0,1209593788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7385052" calcext:value-type="float">
            <text:p>3,97385052</text:p>
          </table:table-cell>
          <table:table-cell office:value-type="float" office:value="-0.120959378778934" calcext:value-type="float">
            <text:p>-0,1209593788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751691" calcext:value-type="float">
            <text:p>3,9751691</text:p>
          </table:table-cell>
          <table:table-cell office:value-type="float" office:value="-0.120959378778934" calcext:value-type="float">
            <text:p>-0,1209593788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7714516" calcext:value-type="float">
            <text:p>3,97714516</text:p>
          </table:table-cell>
          <table:table-cell office:value-type="float" office:value="-0.116322629153728" calcext:value-type="float">
            <text:p>-0,116322629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792047" calcext:value-type="float">
            <text:p>3,9792047</text:p>
          </table:table-cell>
          <table:table-cell office:value-type="float" office:value="-0.116322629153728" calcext:value-type="float">
            <text:p>-0,116322629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8120324" calcext:value-type="float">
            <text:p>3,98120324</text:p>
          </table:table-cell>
          <table:table-cell office:value-type="float" office:value="-0.116322629153728" calcext:value-type="float">
            <text:p>-0,116322629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8260242" calcext:value-type="float">
            <text:p>3,98260242</text:p>
          </table:table-cell>
          <table:table-cell office:value-type="float" office:value="-0.116322629153728" calcext:value-type="float">
            <text:p>-0,116322629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8461318" calcext:value-type="float">
            <text:p>3,98461318</text:p>
          </table:table-cell>
          <table:table-cell office:value-type="float" office:value="-0.116322629153728" calcext:value-type="float">
            <text:p>-0,116322629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8659196" calcext:value-type="float">
            <text:p>3,98659196</text:p>
          </table:table-cell>
          <table:table-cell office:value-type="float" office:value="-0.1139275431633" calcext:value-type="float">
            <text:p>-0,113927543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8805726" calcext:value-type="float">
            <text:p>3,98805726</text:p>
          </table:table-cell>
          <table:table-cell office:value-type="float" office:value="-0.1139275431633" calcext:value-type="float">
            <text:p>-0,113927543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9019864" calcext:value-type="float">
            <text:p>3,99019864</text:p>
          </table:table-cell>
          <table:table-cell office:value-type="float" office:value="-0.1139275431633" calcext:value-type="float">
            <text:p>-0,113927543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9227288" calcext:value-type="float">
            <text:p>3,99227288</text:p>
          </table:table-cell>
          <table:table-cell office:value-type="float" office:value="-0.1139275431633" calcext:value-type="float">
            <text:p>-0,113927543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9425352" calcext:value-type="float">
            <text:p>3,99425352</text:p>
          </table:table-cell>
          <table:table-cell office:value-type="float" office:value="-0.1139275431633" calcext:value-type="float">
            <text:p>-0,113927543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9555046" calcext:value-type="float">
            <text:p>3,99555046</text:p>
          </table:table-cell>
          <table:table-cell office:value-type="float" office:value="-0.1139275431633" calcext:value-type="float">
            <text:p>-0,1139275432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9759254" calcext:value-type="float">
            <text:p>3,99759254</text:p>
          </table:table-cell>
          <table:table-cell office:value-type="float" office:value="-0.109597414731979" calcext:value-type="float">
            <text:p>-0,1095974147</text:p>
          </table:table-cell>
          <table:table-cell office:value-type="float" office:value="0.174539089202881" calcext:value-type="float">
            <text:p>0,1745390892</text:p>
          </table:table-cell>
          <table:table-cell table:number-columns-repeated="15"/>
        </table:table-row>
        <table:table-row table:style-name="ro1">
          <table:table-cell office:value-type="float" office:value="3.99997628" calcext:value-type="float">
            <text:p>3,99997628</text:p>
          </table:table-cell>
          <table:table-cell office:value-type="float" office:value="-0.109597414731979" calcext:value-type="float">
            <text:p>-0,109597414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0210278" calcext:value-type="float">
            <text:p>4,00210278</text:p>
          </table:table-cell>
          <table:table-cell office:value-type="float" office:value="-0.109597414731979" calcext:value-type="float">
            <text:p>-0,109597414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0350172" calcext:value-type="float">
            <text:p>4,00350172</text:p>
          </table:table-cell>
          <table:table-cell office:value-type="float" office:value="-0.109597414731979" calcext:value-type="float">
            <text:p>-0,109597414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0553906" calcext:value-type="float">
            <text:p>4,00553906</text:p>
          </table:table-cell>
          <table:table-cell office:value-type="float" office:value="-0.109597414731979" calcext:value-type="float">
            <text:p>-0,109597414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0750516" calcext:value-type="float">
            <text:p>4,00750516</text:p>
          </table:table-cell>
          <table:table-cell office:value-type="float" office:value="-0.10698527097702" calcext:value-type="float">
            <text:p>-0,106985271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089402" calcext:value-type="float">
            <text:p>4,0089402</text:p>
          </table:table-cell>
          <table:table-cell office:value-type="float" office:value="-0.10698527097702" calcext:value-type="float">
            <text:p>-0,106985271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1096156" calcext:value-type="float">
            <text:p>4,01096156</text:p>
          </table:table-cell>
          <table:table-cell office:value-type="float" office:value="-0.10698527097702" calcext:value-type="float">
            <text:p>-0,106985271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1302304" calcext:value-type="float">
            <text:p>4,01302304</text:p>
          </table:table-cell>
          <table:table-cell office:value-type="float" office:value="-0.10698527097702" calcext:value-type="float">
            <text:p>-0,106985271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1512732" calcext:value-type="float">
            <text:p>4,01512732</text:p>
          </table:table-cell>
          <table:table-cell office:value-type="float" office:value="-0.10698527097702" calcext:value-type="float">
            <text:p>-0,106985271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165536" calcext:value-type="float">
            <text:p>4,0165536</text:p>
          </table:table-cell>
          <table:table-cell office:value-type="float" office:value="-0.102441042661667" calcext:value-type="float">
            <text:p>-0,102441042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1855498" calcext:value-type="float">
            <text:p>4,01855498</text:p>
          </table:table-cell>
          <table:table-cell office:value-type="float" office:value="-0.102441042661667" calcext:value-type="float">
            <text:p>-0,102441042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2058422" calcext:value-type="float">
            <text:p>4,02058422</text:p>
          </table:table-cell>
          <table:table-cell office:value-type="float" office:value="-0.102441042661667" calcext:value-type="float">
            <text:p>-0,102441042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2266764" calcext:value-type="float">
            <text:p>4,02266764</text:p>
          </table:table-cell>
          <table:table-cell office:value-type="float" office:value="-0.102441042661667" calcext:value-type="float">
            <text:p>-0,102441042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241206" calcext:value-type="float">
            <text:p>4,0241206</text:p>
          </table:table-cell>
          <table:table-cell office:value-type="float" office:value="-0.102441042661667" calcext:value-type="float">
            <text:p>-0,102441042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2608982" calcext:value-type="float">
            <text:p>4,02608982</text:p>
          </table:table-cell>
          <table:table-cell office:value-type="float" office:value="-0.102441042661667" calcext:value-type="float">
            <text:p>-0,1024410427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2816364" calcext:value-type="float">
            <text:p>4,02816364</text:p>
          </table:table-cell>
          <table:table-cell office:value-type="float" office:value="-0.0996889099478722" calcext:value-type="float">
            <text:p>-0,0996889099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2945362" calcext:value-type="float">
            <text:p>4,02945362</text:p>
          </table:table-cell>
          <table:table-cell office:value-type="float" office:value="-0.0996889099478722" calcext:value-type="float">
            <text:p>-0,0996889099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3152264" calcext:value-type="float">
            <text:p>4,03152264</text:p>
          </table:table-cell>
          <table:table-cell office:value-type="float" office:value="-0.0996889099478722" calcext:value-type="float">
            <text:p>-0,0996889099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3362324" calcext:value-type="float">
            <text:p>4,03362324</text:p>
          </table:table-cell>
          <table:table-cell office:value-type="float" office:value="-0.0996889099478722" calcext:value-type="float">
            <text:p>-0,0996889099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3589142" calcext:value-type="float">
            <text:p>4,03589142</text:p>
          </table:table-cell>
          <table:table-cell office:value-type="float" office:value="-0.0996889099478722" calcext:value-type="float">
            <text:p>-0,0996889099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3718582" calcext:value-type="float">
            <text:p>4,03718582</text:p>
          </table:table-cell>
          <table:table-cell office:value-type="float" office:value="-0.0958378687500954" calcext:value-type="float">
            <text:p>-0,0958378688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3899326" calcext:value-type="float">
            <text:p>4,03899326</text:p>
          </table:table-cell>
          <table:table-cell office:value-type="float" office:value="-0.0958378687500954" calcext:value-type="float">
            <text:p>-0,0958378688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403788" calcext:value-type="float">
            <text:p>4,0403788</text:p>
          </table:table-cell>
          <table:table-cell office:value-type="float" office:value="-0.0958378687500954" calcext:value-type="float">
            <text:p>-0,0958378688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419206" calcext:value-type="float">
            <text:p>4,0419206</text:p>
          </table:table-cell>
          <table:table-cell office:value-type="float" office:value="-0.0958378687500954" calcext:value-type="float">
            <text:p>-0,0958378688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4329394" calcext:value-type="float">
            <text:p>4,04329394</text:p>
          </table:table-cell>
          <table:table-cell office:value-type="float" office:value="-0.0958378687500954" calcext:value-type="float">
            <text:p>-0,0958378688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4462788" calcext:value-type="float">
            <text:p>4,04462788</text:p>
          </table:table-cell>
          <table:table-cell office:value-type="float" office:value="-0.0958378687500954" calcext:value-type="float">
            <text:p>-0,0958378688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4617632" calcext:value-type="float">
            <text:p>4,04617632</text:p>
          </table:table-cell>
          <table:table-cell office:value-type="float" office:value="-0.0926602184772491" calcext:value-type="float">
            <text:p>-0,0926602185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4752202" calcext:value-type="float">
            <text:p>4,04752202</text:p>
          </table:table-cell>
          <table:table-cell office:value-type="float" office:value="-0.0926602184772491" calcext:value-type="float">
            <text:p>-0,0926602185</text:p>
          </table:table-cell>
          <table:table-cell office:value-type="float" office:value="0.376548171043396" calcext:value-type="float">
            <text:p>0,376548171</text:p>
          </table:table-cell>
          <table:table-cell table:number-columns-repeated="15"/>
        </table:table-row>
        <table:table-row table:style-name="ro1">
          <table:table-cell office:value-type="float" office:value="4.04916226" calcext:value-type="float">
            <text:p>4,04916226</text:p>
          </table:table-cell>
          <table:table-cell office:value-type="float" office:value="-0.0926602184772491" calcext:value-type="float">
            <text:p>-0,092660218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5052902" calcext:value-type="float">
            <text:p>4,05052902</text:p>
          </table:table-cell>
          <table:table-cell office:value-type="float" office:value="-0.0926602184772491" calcext:value-type="float">
            <text:p>-0,092660218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5206982" calcext:value-type="float">
            <text:p>4,05206982</text:p>
          </table:table-cell>
          <table:table-cell office:value-type="float" office:value="-0.0926602184772491" calcext:value-type="float">
            <text:p>-0,092660218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5346442" calcext:value-type="float">
            <text:p>4,05346442</text:p>
          </table:table-cell>
          <table:table-cell office:value-type="float" office:value="-0.0926602184772491" calcext:value-type="float">
            <text:p>-0,092660218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5496512" calcext:value-type="float">
            <text:p>4,05496512</text:p>
          </table:table-cell>
          <table:table-cell office:value-type="float" office:value="-0.0926602184772491" calcext:value-type="float">
            <text:p>-0,092660218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5634624" calcext:value-type="float">
            <text:p>4,05634624</text:p>
          </table:table-cell>
          <table:table-cell office:value-type="float" office:value="-0.0899309143424034" calcext:value-type="float">
            <text:p>-0,089930914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5783742" calcext:value-type="float">
            <text:p>4,05783742</text:p>
          </table:table-cell>
          <table:table-cell office:value-type="float" office:value="-0.0899309143424034" calcext:value-type="float">
            <text:p>-0,089930914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5922622" calcext:value-type="float">
            <text:p>4,05922622</text:p>
          </table:table-cell>
          <table:table-cell office:value-type="float" office:value="-0.0899309143424034" calcext:value-type="float">
            <text:p>-0,089930914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605539" calcext:value-type="float">
            <text:p>4,0605539</text:p>
          </table:table-cell>
          <table:table-cell office:value-type="float" office:value="-0.0899309143424034" calcext:value-type="float">
            <text:p>-0,089930914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6212286" calcext:value-type="float">
            <text:p>4,06212286</text:p>
          </table:table-cell>
          <table:table-cell office:value-type="float" office:value="-0.0899309143424034" calcext:value-type="float">
            <text:p>-0,089930914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6351686" calcext:value-type="float">
            <text:p>4,06351686</text:p>
          </table:table-cell>
          <table:table-cell office:value-type="float" office:value="-0.0899309143424034" calcext:value-type="float">
            <text:p>-0,089930914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6503504" calcext:value-type="float">
            <text:p>4,06503504</text:p>
          </table:table-cell>
          <table:table-cell office:value-type="float" office:value="-0.0899309143424034" calcext:value-type="float">
            <text:p>-0,089930914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6644824" calcext:value-type="float">
            <text:p>4,06644824</text:p>
          </table:table-cell>
          <table:table-cell office:value-type="float" office:value="-0.0875133350491524" calcext:value-type="float">
            <text:p>-0,08751333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6794732" calcext:value-type="float">
            <text:p>4,06794732</text:p>
          </table:table-cell>
          <table:table-cell office:value-type="float" office:value="-0.0875133350491524" calcext:value-type="float">
            <text:p>-0,08751333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6934458" calcext:value-type="float">
            <text:p>4,06934458</text:p>
          </table:table-cell>
          <table:table-cell office:value-type="float" office:value="-0.0875133350491524" calcext:value-type="float">
            <text:p>-0,08751333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7083784" calcext:value-type="float">
            <text:p>4,07083784</text:p>
          </table:table-cell>
          <table:table-cell office:value-type="float" office:value="-0.0875133350491524" calcext:value-type="float">
            <text:p>-0,08751333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722614" calcext:value-type="float">
            <text:p>4,0722614</text:p>
          </table:table-cell>
          <table:table-cell office:value-type="float" office:value="-0.0875133350491524" calcext:value-type="float">
            <text:p>-0,08751333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7362406" calcext:value-type="float">
            <text:p>4,07362406</text:p>
          </table:table-cell>
          <table:table-cell office:value-type="float" office:value="-0.0875133350491524" calcext:value-type="float">
            <text:p>-0,08751333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751298" calcext:value-type="float">
            <text:p>4,0751298</text:p>
          </table:table-cell>
          <table:table-cell office:value-type="float" office:value="-0.0875133350491524" calcext:value-type="float">
            <text:p>-0,08751333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7649658" calcext:value-type="float">
            <text:p>4,07649658</text:p>
          </table:table-cell>
          <table:table-cell office:value-type="float" office:value="-0.082956075668335" calcext:value-type="float">
            <text:p>-0,0829560757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780022" calcext:value-type="float">
            <text:p>4,0780022</text:p>
          </table:table-cell>
          <table:table-cell office:value-type="float" office:value="-0.082956075668335" calcext:value-type="float">
            <text:p>-0,0829560757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7940298" calcext:value-type="float">
            <text:p>4,07940298</text:p>
          </table:table-cell>
          <table:table-cell office:value-type="float" office:value="-0.082956075668335" calcext:value-type="float">
            <text:p>-0,0829560757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8089302" calcext:value-type="float">
            <text:p>4,08089302</text:p>
          </table:table-cell>
          <table:table-cell office:value-type="float" office:value="-0.082956075668335" calcext:value-type="float">
            <text:p>-0,0829560757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8230036" calcext:value-type="float">
            <text:p>4,08230036</text:p>
          </table:table-cell>
          <table:table-cell office:value-type="float" office:value="-0.082956075668335" calcext:value-type="float">
            <text:p>-0,0829560757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8363002" calcext:value-type="float">
            <text:p>4,08363002</text:p>
          </table:table-cell>
          <table:table-cell office:value-type="float" office:value="-0.082956075668335" calcext:value-type="float">
            <text:p>-0,0829560757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8516866" calcext:value-type="float">
            <text:p>4,08516866</text:p>
          </table:table-cell>
          <table:table-cell office:value-type="float" office:value="-0.082956075668335" calcext:value-type="float">
            <text:p>-0,0829560757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8656402" calcext:value-type="float">
            <text:p>4,08656402</text:p>
          </table:table-cell>
          <table:table-cell office:value-type="float" office:value="-0.0803532972931862" calcext:value-type="float">
            <text:p>-0,080353297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8808524" calcext:value-type="float">
            <text:p>4,08808524</text:p>
          </table:table-cell>
          <table:table-cell office:value-type="float" office:value="-0.0803532972931862" calcext:value-type="float">
            <text:p>-0,080353297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8946206" calcext:value-type="float">
            <text:p>4,08946206</text:p>
          </table:table-cell>
          <table:table-cell office:value-type="float" office:value="-0.0803532972931862" calcext:value-type="float">
            <text:p>-0,080353297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9096102" calcext:value-type="float">
            <text:p>4,09096102</text:p>
          </table:table-cell>
          <table:table-cell office:value-type="float" office:value="-0.0803532972931862" calcext:value-type="float">
            <text:p>-0,080353297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9236718" calcext:value-type="float">
            <text:p>4,09236718</text:p>
          </table:table-cell>
          <table:table-cell office:value-type="float" office:value="-0.0803532972931862" calcext:value-type="float">
            <text:p>-0,080353297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9384542" calcext:value-type="float">
            <text:p>4,09384542</text:p>
          </table:table-cell>
          <table:table-cell office:value-type="float" office:value="-0.0803532972931862" calcext:value-type="float">
            <text:p>-0,080353297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9524914" calcext:value-type="float">
            <text:p>4,09524914</text:p>
          </table:table-cell>
          <table:table-cell office:value-type="float" office:value="-0.0803532972931862" calcext:value-type="float">
            <text:p>-0,0803532973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9661688" calcext:value-type="float">
            <text:p>4,09661688</text:p>
          </table:table-cell>
          <table:table-cell office:value-type="float" office:value="-0.0764834955334663" calcext:value-type="float">
            <text:p>-0,076483495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9811948" calcext:value-type="float">
            <text:p>4,09811948</text:p>
          </table:table-cell>
          <table:table-cell office:value-type="float" office:value="-0.0764834955334663" calcext:value-type="float">
            <text:p>-0,0764834955</text:p>
          </table:table-cell>
          <table:table-cell office:value-type="float" office:value="0.338743925094604" calcext:value-type="float">
            <text:p>0,3387439251</text:p>
          </table:table-cell>
          <table:table-cell table:number-columns-repeated="15"/>
        </table:table-row>
        <table:table-row table:style-name="ro1">
          <table:table-cell office:value-type="float" office:value="4.09989502" calcext:value-type="float">
            <text:p>4,09989502</text:p>
          </table:table-cell>
          <table:table-cell office:value-type="float" office:value="-0.0764834955334663" calcext:value-type="float">
            <text:p>-0,076483495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0125618" calcext:value-type="float">
            <text:p>4,10125618</text:p>
          </table:table-cell>
          <table:table-cell office:value-type="float" office:value="-0.0764834955334663" calcext:value-type="float">
            <text:p>-0,076483495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0264276" calcext:value-type="float">
            <text:p>4,10264276</text:p>
          </table:table-cell>
          <table:table-cell office:value-type="float" office:value="-0.0764834955334663" calcext:value-type="float">
            <text:p>-0,076483495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0414014" calcext:value-type="float">
            <text:p>4,10414014</text:p>
          </table:table-cell>
          <table:table-cell office:value-type="float" office:value="-0.0764834955334663" calcext:value-type="float">
            <text:p>-0,076483495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0552068" calcext:value-type="float">
            <text:p>4,10552068</text:p>
          </table:table-cell>
          <table:table-cell office:value-type="float" office:value="-0.0764834955334663" calcext:value-type="float">
            <text:p>-0,076483495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0708856" calcext:value-type="float">
            <text:p>4,10708856</text:p>
          </table:table-cell>
          <table:table-cell office:value-type="float" office:value="-0.0737902671098709" calcext:value-type="float">
            <text:p>-0,0737902671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0845364" calcext:value-type="float">
            <text:p>4,10845364</text:p>
          </table:table-cell>
          <table:table-cell office:value-type="float" office:value="-0.0737902671098709" calcext:value-type="float">
            <text:p>-0,0737902671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0998714" calcext:value-type="float">
            <text:p>4,10998714</text:p>
          </table:table-cell>
          <table:table-cell office:value-type="float" office:value="-0.0737902671098709" calcext:value-type="float">
            <text:p>-0,0737902671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113352" calcext:value-type="float">
            <text:p>4,1113352</text:p>
          </table:table-cell>
          <table:table-cell office:value-type="float" office:value="-0.0737902671098709" calcext:value-type="float">
            <text:p>-0,0737902671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1288586" calcext:value-type="float">
            <text:p>4,11288586</text:p>
          </table:table-cell>
          <table:table-cell office:value-type="float" office:value="-0.0737902671098709" calcext:value-type="float">
            <text:p>-0,0737902671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1423404" calcext:value-type="float">
            <text:p>4,11423404</text:p>
          </table:table-cell>
          <table:table-cell office:value-type="float" office:value="-0.0737902671098709" calcext:value-type="float">
            <text:p>-0,0737902671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155998" calcext:value-type="float">
            <text:p>4,1155998</text:p>
          </table:table-cell>
          <table:table-cell office:value-type="float" office:value="-0.0737902671098709" calcext:value-type="float">
            <text:p>-0,0737902671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1710828" calcext:value-type="float">
            <text:p>4,11710828</text:p>
          </table:table-cell>
          <table:table-cell office:value-type="float" office:value="-0.0698474496603012" calcext:value-type="float">
            <text:p>-0,0698474497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1848414" calcext:value-type="float">
            <text:p>4,11848414</text:p>
          </table:table-cell>
          <table:table-cell office:value-type="float" office:value="-0.0698474496603012" calcext:value-type="float">
            <text:p>-0,0698474497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2003924" calcext:value-type="float">
            <text:p>4,12003924</text:p>
          </table:table-cell>
          <table:table-cell office:value-type="float" office:value="-0.0698474496603012" calcext:value-type="float">
            <text:p>-0,0698474497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2140316" calcext:value-type="float">
            <text:p>4,12140316</text:p>
          </table:table-cell>
          <table:table-cell office:value-type="float" office:value="-0.0698474496603012" calcext:value-type="float">
            <text:p>-0,0698474497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22965" calcext:value-type="float">
            <text:p>4,122965</text:p>
          </table:table-cell>
          <table:table-cell office:value-type="float" office:value="-0.0698474496603012" calcext:value-type="float">
            <text:p>-0,0698474497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2432296" calcext:value-type="float">
            <text:p>4,12432296</text:p>
          </table:table-cell>
          <table:table-cell office:value-type="float" office:value="-0.0698474496603012" calcext:value-type="float">
            <text:p>-0,0698474497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2584648" calcext:value-type="float">
            <text:p>4,12584648</text:p>
          </table:table-cell>
          <table:table-cell office:value-type="float" office:value="-0.0668325051665306" calcext:value-type="float">
            <text:p>-0,0668325052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2719524" calcext:value-type="float">
            <text:p>4,12719524</text:p>
          </table:table-cell>
          <table:table-cell office:value-type="float" office:value="-0.0654106214642525" calcext:value-type="float">
            <text:p>-0,065410621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2855962" calcext:value-type="float">
            <text:p>4,12855962</text:p>
          </table:table-cell>
          <table:table-cell office:value-type="float" office:value="-0.0654106214642525" calcext:value-type="float">
            <text:p>-0,065410621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3034738" calcext:value-type="float">
            <text:p>4,13034738</text:p>
          </table:table-cell>
          <table:table-cell office:value-type="float" office:value="-0.0654106214642525" calcext:value-type="float">
            <text:p>-0,065410621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321015" calcext:value-type="float">
            <text:p>4,1321015</text:p>
          </table:table-cell>
          <table:table-cell office:value-type="float" office:value="-0.0654106214642525" calcext:value-type="float">
            <text:p>-0,065410621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335266" calcext:value-type="float">
            <text:p>4,1335266</text:p>
          </table:table-cell>
          <table:table-cell office:value-type="float" office:value="-0.0654106214642525" calcext:value-type="float">
            <text:p>-0,065410621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351802" calcext:value-type="float">
            <text:p>4,1351802</text:p>
          </table:table-cell>
          <table:table-cell office:value-type="float" office:value="-0.0654106214642525" calcext:value-type="float">
            <text:p>-0,0654106215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3653704" calcext:value-type="float">
            <text:p>4,13653704</text:p>
          </table:table-cell>
          <table:table-cell office:value-type="float" office:value="-0.0616110898554325" calcext:value-type="float">
            <text:p>-0,0616110899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3806426" calcext:value-type="float">
            <text:p>4,13806426</text:p>
          </table:table-cell>
          <table:table-cell office:value-type="float" office:value="-0.0616110898554325" calcext:value-type="float">
            <text:p>-0,0616110899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3943412" calcext:value-type="float">
            <text:p>4,13943412</text:p>
          </table:table-cell>
          <table:table-cell office:value-type="float" office:value="-0.0616110898554325" calcext:value-type="float">
            <text:p>-0,0616110899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4097148" calcext:value-type="float">
            <text:p>4,14097148</text:p>
          </table:table-cell>
          <table:table-cell office:value-type="float" office:value="-0.0616110898554325" calcext:value-type="float">
            <text:p>-0,0616110899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423818" calcext:value-type="float">
            <text:p>4,1423818</text:p>
          </table:table-cell>
          <table:table-cell office:value-type="float" office:value="-0.0616110898554325" calcext:value-type="float">
            <text:p>-0,0616110899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4390614" calcext:value-type="float">
            <text:p>4,14390614</text:p>
          </table:table-cell>
          <table:table-cell office:value-type="float" office:value="-0.0616110898554325" calcext:value-type="float">
            <text:p>-0,0616110899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4525758" calcext:value-type="float">
            <text:p>4,14525758</text:p>
          </table:table-cell>
          <table:table-cell office:value-type="float" office:value="-0.0616110898554325" calcext:value-type="float">
            <text:p>-0,0616110899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466018" calcext:value-type="float">
            <text:p>4,1466018</text:p>
          </table:table-cell>
          <table:table-cell office:value-type="float" office:value="-0.0587970055639744" calcext:value-type="float">
            <text:p>-0,0587970056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4811344" calcext:value-type="float">
            <text:p>4,14811344</text:p>
          </table:table-cell>
          <table:table-cell office:value-type="float" office:value="-0.0587970055639744" calcext:value-type="float">
            <text:p>-0,0587970056</text:p>
          </table:table-cell>
          <table:table-cell office:value-type="float" office:value="0.323534458875656" calcext:value-type="float">
            <text:p>0,3235344589</text:p>
          </table:table-cell>
          <table:table-cell table:number-columns-repeated="15"/>
        </table:table-row>
        <table:table-row table:style-name="ro1">
          <table:table-cell office:value-type="float" office:value="4.14959844" calcext:value-type="float">
            <text:p>4,14959844</text:p>
          </table:table-cell>
          <table:table-cell office:value-type="float" office:value="-0.0587970055639744" calcext:value-type="float">
            <text:p>-0,0587970056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5113526" calcext:value-type="float">
            <text:p>4,15113526</text:p>
          </table:table-cell>
          <table:table-cell office:value-type="float" office:value="-0.0587970055639744" calcext:value-type="float">
            <text:p>-0,0587970056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5250994" calcext:value-type="float">
            <text:p>4,15250994</text:p>
          </table:table-cell>
          <table:table-cell office:value-type="float" office:value="-0.0587970055639744" calcext:value-type="float">
            <text:p>-0,0587970056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5404124" calcext:value-type="float">
            <text:p>4,15404124</text:p>
          </table:table-cell>
          <table:table-cell office:value-type="float" office:value="-0.0587970055639744" calcext:value-type="float">
            <text:p>-0,0587970056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5541144" calcext:value-type="float">
            <text:p>4,15541144</text:p>
          </table:table-cell>
          <table:table-cell office:value-type="float" office:value="-0.0587970055639744" calcext:value-type="float">
            <text:p>-0,0587970056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5696234" calcext:value-type="float">
            <text:p>4,15696234</text:p>
          </table:table-cell>
          <table:table-cell office:value-type="float" office:value="-0.0549450777471066" calcext:value-type="float">
            <text:p>-0,0549450777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5833654" calcext:value-type="float">
            <text:p>4,15833654</text:p>
          </table:table-cell>
          <table:table-cell office:value-type="float" office:value="-0.0549450777471066" calcext:value-type="float">
            <text:p>-0,0549450777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5967192" calcext:value-type="float">
            <text:p>4,15967192</text:p>
          </table:table-cell>
          <table:table-cell office:value-type="float" office:value="-0.0549450777471066" calcext:value-type="float">
            <text:p>-0,0549450777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6119464" calcext:value-type="float">
            <text:p>4,16119464</text:p>
          </table:table-cell>
          <table:table-cell office:value-type="float" office:value="-0.0549450777471066" calcext:value-type="float">
            <text:p>-0,0549450777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6256374" calcext:value-type="float">
            <text:p>4,16256374</text:p>
          </table:table-cell>
          <table:table-cell office:value-type="float" office:value="-0.0549450777471066" calcext:value-type="float">
            <text:p>-0,0549450777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6409396" calcext:value-type="float">
            <text:p>4,16409396</text:p>
          </table:table-cell>
          <table:table-cell office:value-type="float" office:value="-0.0549450777471066" calcext:value-type="float">
            <text:p>-0,0549450777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654543" calcext:value-type="float">
            <text:p>4,1654543</text:p>
          </table:table-cell>
          <table:table-cell office:value-type="float" office:value="-0.0549450777471066" calcext:value-type="float">
            <text:p>-0,0549450777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6700582" calcext:value-type="float">
            <text:p>4,16700582</text:p>
          </table:table-cell>
          <table:table-cell office:value-type="float" office:value="-0.0497910790145397" calcext:value-type="float">
            <text:p>-0,04979107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683756" calcext:value-type="float">
            <text:p>4,1683756</text:p>
          </table:table-cell>
          <table:table-cell office:value-type="float" office:value="-0.0497910790145397" calcext:value-type="float">
            <text:p>-0,04979107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699357" calcext:value-type="float">
            <text:p>4,1699357</text:p>
          </table:table-cell>
          <table:table-cell office:value-type="float" office:value="-0.0497910790145397" calcext:value-type="float">
            <text:p>-0,04979107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713113" calcext:value-type="float">
            <text:p>4,1713113</text:p>
          </table:table-cell>
          <table:table-cell office:value-type="float" office:value="-0.0497910790145397" calcext:value-type="float">
            <text:p>-0,04979107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7282562" calcext:value-type="float">
            <text:p>4,17282562</text:p>
          </table:table-cell>
          <table:table-cell office:value-type="float" office:value="-0.0497910790145397" calcext:value-type="float">
            <text:p>-0,04979107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7420348" calcext:value-type="float">
            <text:p>4,17420348</text:p>
          </table:table-cell>
          <table:table-cell office:value-type="float" office:value="-0.0497910790145397" calcext:value-type="float">
            <text:p>-0,04979107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7555654" calcext:value-type="float">
            <text:p>4,17555654</text:p>
          </table:table-cell>
          <table:table-cell office:value-type="float" office:value="-0.0497910790145397" calcext:value-type="float">
            <text:p>-0,04979107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7709722" calcext:value-type="float">
            <text:p>4,17709722</text:p>
          </table:table-cell>
          <table:table-cell office:value-type="float" office:value="-0.0451733209192753" calcext:value-type="float">
            <text:p>-0,045173320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7845758" calcext:value-type="float">
            <text:p>4,17845758</text:p>
          </table:table-cell>
          <table:table-cell office:value-type="float" office:value="-0.0451733209192753" calcext:value-type="float">
            <text:p>-0,045173320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7998772" calcext:value-type="float">
            <text:p>4,17998772</text:p>
          </table:table-cell>
          <table:table-cell office:value-type="float" office:value="-0.0451733209192753" calcext:value-type="float">
            <text:p>-0,045173320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813384" calcext:value-type="float">
            <text:p>4,1813384</text:p>
          </table:table-cell>
          <table:table-cell office:value-type="float" office:value="-0.0451733209192753" calcext:value-type="float">
            <text:p>-0,045173320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8288886" calcext:value-type="float">
            <text:p>4,18288886</text:p>
          </table:table-cell>
          <table:table-cell office:value-type="float" office:value="-0.0451733209192753" calcext:value-type="float">
            <text:p>-0,045173320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8428008" calcext:value-type="float">
            <text:p>4,18428008</text:p>
          </table:table-cell>
          <table:table-cell office:value-type="float" office:value="-0.0451733209192753" calcext:value-type="float">
            <text:p>-0,045173320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8563494" calcext:value-type="float">
            <text:p>4,18563494</text:p>
          </table:table-cell>
          <table:table-cell office:value-type="float" office:value="-0.0451733209192753" calcext:value-type="float">
            <text:p>-0,0451733209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8717474" calcext:value-type="float">
            <text:p>4,18717474</text:p>
          </table:table-cell>
          <table:table-cell office:value-type="float" office:value="-0.0396978743374348" calcext:value-type="float">
            <text:p>-0,0396978743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884986" calcext:value-type="float">
            <text:p>4,1884986</text:p>
          </table:table-cell>
          <table:table-cell office:value-type="float" office:value="-0.0396978743374348" calcext:value-type="float">
            <text:p>-0,0396978743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9003554" calcext:value-type="float">
            <text:p>4,19003554</text:p>
          </table:table-cell>
          <table:table-cell office:value-type="float" office:value="-0.0396978743374348" calcext:value-type="float">
            <text:p>-0,0396978743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9140062" calcext:value-type="float">
            <text:p>4,19140062</text:p>
          </table:table-cell>
          <table:table-cell office:value-type="float" office:value="-0.0396978743374348" calcext:value-type="float">
            <text:p>-0,0396978743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9296294" calcext:value-type="float">
            <text:p>4,19296294</text:p>
          </table:table-cell>
          <table:table-cell office:value-type="float" office:value="-0.0396978743374348" calcext:value-type="float">
            <text:p>-0,0396978743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9433158" calcext:value-type="float">
            <text:p>4,19433158</text:p>
          </table:table-cell>
          <table:table-cell office:value-type="float" office:value="-0.0396978743374348" calcext:value-type="float">
            <text:p>-0,0396978743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958398" calcext:value-type="float">
            <text:p>4,1958398</text:p>
          </table:table-cell>
          <table:table-cell office:value-type="float" office:value="-0.03519182279706" calcext:value-type="float">
            <text:p>-0,0351918228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9722106" calcext:value-type="float">
            <text:p>4,19722106</text:p>
          </table:table-cell>
          <table:table-cell office:value-type="float" office:value="-0.03519182279706" calcext:value-type="float">
            <text:p>-0,0351918228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1985548" calcext:value-type="float">
            <text:p>4,1985548</text:p>
          </table:table-cell>
          <table:table-cell office:value-type="float" office:value="-0.03519182279706" calcext:value-type="float">
            <text:p>-0,0351918228</text:p>
          </table:table-cell>
          <table:table-cell office:value-type="float" office:value="0.353729784488678" calcext:value-type="float">
            <text:p>0,3537297845</text:p>
          </table:table-cell>
          <table:table-cell table:number-columns-repeated="15"/>
        </table:table-row>
        <table:table-row table:style-name="ro1">
          <table:table-cell office:value-type="float" office:value="4.20033642" calcext:value-type="float">
            <text:p>4,20033642</text:p>
          </table:table-cell>
          <table:table-cell office:value-type="float" office:value="-0.03519182279706" calcext:value-type="float">
            <text:p>-0,0351918228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016731" calcext:value-type="float">
            <text:p>4,2016731</text:p>
          </table:table-cell>
          <table:table-cell office:value-type="float" office:value="-0.03519182279706" calcext:value-type="float">
            <text:p>-0,0351918228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0323918" calcext:value-type="float">
            <text:p>4,20323918</text:p>
          </table:table-cell>
          <table:table-cell office:value-type="float" office:value="-0.03519182279706" calcext:value-type="float">
            <text:p>-0,0351918228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0458466" calcext:value-type="float">
            <text:p>4,20458466</text:p>
          </table:table-cell>
          <table:table-cell office:value-type="float" office:value="-0.03519182279706" calcext:value-type="float">
            <text:p>-0,0351918228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060915" calcext:value-type="float">
            <text:p>4,2060915</text:p>
          </table:table-cell>
          <table:table-cell office:value-type="float" office:value="-0.0321794301271439" calcext:value-type="float">
            <text:p>-0,0321794301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0747888" calcext:value-type="float">
            <text:p>4,20747888</text:p>
          </table:table-cell>
          <table:table-cell office:value-type="float" office:value="-0.0321794301271439" calcext:value-type="float">
            <text:p>-0,0321794301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0901886" calcext:value-type="float">
            <text:p>4,20901886</text:p>
          </table:table-cell>
          <table:table-cell office:value-type="float" office:value="-0.0321794301271439" calcext:value-type="float">
            <text:p>-0,0321794301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1041732" calcext:value-type="float">
            <text:p>4,21041732</text:p>
          </table:table-cell>
          <table:table-cell office:value-type="float" office:value="-0.0321794301271439" calcext:value-type="float">
            <text:p>-0,0321794301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1194362" calcext:value-type="float">
            <text:p>4,21194362</text:p>
          </table:table-cell>
          <table:table-cell office:value-type="float" office:value="-0.0321794301271439" calcext:value-type="float">
            <text:p>-0,0321794301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1330638" calcext:value-type="float">
            <text:p>4,21330638</text:p>
          </table:table-cell>
          <table:table-cell office:value-type="float" office:value="-0.0321794301271439" calcext:value-type="float">
            <text:p>-0,0321794301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1464484" calcext:value-type="float">
            <text:p>4,21464484</text:p>
          </table:table-cell>
          <table:table-cell office:value-type="float" office:value="-0.0321794301271439" calcext:value-type="float">
            <text:p>-0,0321794301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1617462" calcext:value-type="float">
            <text:p>4,21617462</text:p>
          </table:table-cell>
          <table:table-cell office:value-type="float" office:value="-0.0289134215563536" calcext:value-type="float">
            <text:p>-0,0289134216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1753956" calcext:value-type="float">
            <text:p>4,21753956</text:p>
          </table:table-cell>
          <table:table-cell office:value-type="float" office:value="-0.0289134215563536" calcext:value-type="float">
            <text:p>-0,0289134216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1903354" calcext:value-type="float">
            <text:p>4,21903354</text:p>
          </table:table-cell>
          <table:table-cell office:value-type="float" office:value="-0.0289134215563536" calcext:value-type="float">
            <text:p>-0,0289134216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204303" calcext:value-type="float">
            <text:p>4,2204303</text:p>
          </table:table-cell>
          <table:table-cell office:value-type="float" office:value="-0.0289134215563536" calcext:value-type="float">
            <text:p>-0,0289134216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2197268" calcext:value-type="float">
            <text:p>4,22197268</text:p>
          </table:table-cell>
          <table:table-cell office:value-type="float" office:value="-0.0289134215563536" calcext:value-type="float">
            <text:p>-0,0289134216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233629" calcext:value-type="float">
            <text:p>4,2233629</text:p>
          </table:table-cell>
          <table:table-cell office:value-type="float" office:value="-0.0289134215563536" calcext:value-type="float">
            <text:p>-0,0289134216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2484022" calcext:value-type="float">
            <text:p>4,22484022</text:p>
          </table:table-cell>
          <table:table-cell office:value-type="float" office:value="-0.0289134215563536" calcext:value-type="float">
            <text:p>-0,0289134216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2624918" calcext:value-type="float">
            <text:p>4,22624918</text:p>
          </table:table-cell>
          <table:table-cell office:value-type="float" office:value="-0.0256077572703362" calcext:value-type="float">
            <text:p>-0,0256077573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2758428" calcext:value-type="float">
            <text:p>4,22758428</text:p>
          </table:table-cell>
          <table:table-cell office:value-type="float" office:value="-0.0256077572703362" calcext:value-type="float">
            <text:p>-0,0256077573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291221" calcext:value-type="float">
            <text:p>4,2291221</text:p>
          </table:table-cell>
          <table:table-cell office:value-type="float" office:value="-0.0256077572703362" calcext:value-type="float">
            <text:p>-0,0256077573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309112" calcext:value-type="float">
            <text:p>4,2309112</text:p>
          </table:table-cell>
          <table:table-cell office:value-type="float" office:value="-0.0256077572703362" calcext:value-type="float">
            <text:p>-0,0256077573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3241498" calcext:value-type="float">
            <text:p>4,23241498</text:p>
          </table:table-cell>
          <table:table-cell office:value-type="float" office:value="-0.0256077572703362" calcext:value-type="float">
            <text:p>-0,0256077573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339391" calcext:value-type="float">
            <text:p>4,2339391</text:p>
          </table:table-cell>
          <table:table-cell office:value-type="float" office:value="-0.0256077572703362" calcext:value-type="float">
            <text:p>-0,0256077573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3528778" calcext:value-type="float">
            <text:p>4,23528778</text:p>
          </table:table-cell>
          <table:table-cell office:value-type="float" office:value="-0.0256077572703362" calcext:value-type="float">
            <text:p>-0,0256077573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3667902" calcext:value-type="float">
            <text:p>4,23667902</text:p>
          </table:table-cell>
          <table:table-cell office:value-type="float" office:value="-0.0215602293610573" calcext:value-type="float">
            <text:p>-0,0215602294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3820494" calcext:value-type="float">
            <text:p>4,23820494</text:p>
          </table:table-cell>
          <table:table-cell office:value-type="float" office:value="-0.0215602293610573" calcext:value-type="float">
            <text:p>-0,0215602294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3953814" calcext:value-type="float">
            <text:p>4,23953814</text:p>
          </table:table-cell>
          <table:table-cell office:value-type="float" office:value="-0.0215602293610573" calcext:value-type="float">
            <text:p>-0,0215602294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4107048" calcext:value-type="float">
            <text:p>4,24107048</text:p>
          </table:table-cell>
          <table:table-cell office:value-type="float" office:value="-0.0215602293610573" calcext:value-type="float">
            <text:p>-0,0215602294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4246678" calcext:value-type="float">
            <text:p>4,24246678</text:p>
          </table:table-cell>
          <table:table-cell office:value-type="float" office:value="-0.0215602293610573" calcext:value-type="float">
            <text:p>-0,0215602294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440051" calcext:value-type="float">
            <text:p>4,2440051</text:p>
          </table:table-cell>
          <table:table-cell office:value-type="float" office:value="-0.0215602293610573" calcext:value-type="float">
            <text:p>-0,0215602294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453807" calcext:value-type="float">
            <text:p>4,2453807</text:p>
          </table:table-cell>
          <table:table-cell office:value-type="float" office:value="-0.0215602293610573" calcext:value-type="float">
            <text:p>-0,0215602294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469228" calcext:value-type="float">
            <text:p>4,2469228</text:p>
          </table:table-cell>
          <table:table-cell office:value-type="float" office:value="-0.015667075291276" calcext:value-type="float">
            <text:p>-0,0156670753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4827964" calcext:value-type="float">
            <text:p>4,24827964</text:p>
          </table:table-cell>
          <table:table-cell office:value-type="float" office:value="-0.015667075291276" calcext:value-type="float">
            <text:p>-0,0156670753</text:p>
          </table:table-cell>
          <table:table-cell office:value-type="float" office:value="0.472103655338287" calcext:value-type="float">
            <text:p>0,4721036553</text:p>
          </table:table-cell>
          <table:table-cell table:number-columns-repeated="15"/>
        </table:table-row>
        <table:table-row table:style-name="ro1">
          <table:table-cell office:value-type="float" office:value="4.24987364" calcext:value-type="float">
            <text:p>4,24987364</text:p>
          </table:table-cell>
          <table:table-cell office:value-type="float" office:value="-0.015667075291276" calcext:value-type="float">
            <text:p>-0,015667075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5126438" calcext:value-type="float">
            <text:p>4,25126438</text:p>
          </table:table-cell>
          <table:table-cell office:value-type="float" office:value="-0.015667075291276" calcext:value-type="float">
            <text:p>-0,015667075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5262356" calcext:value-type="float">
            <text:p>4,25262356</text:p>
          </table:table-cell>
          <table:table-cell office:value-type="float" office:value="-0.015667075291276" calcext:value-type="float">
            <text:p>-0,015667075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5415274" calcext:value-type="float">
            <text:p>4,25415274</text:p>
          </table:table-cell>
          <table:table-cell office:value-type="float" office:value="-0.015667075291276" calcext:value-type="float">
            <text:p>-0,015667075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5549574" calcext:value-type="float">
            <text:p>4,25549574</text:p>
          </table:table-cell>
          <table:table-cell office:value-type="float" office:value="-0.015667075291276" calcext:value-type="float">
            <text:p>-0,015667075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5704838" calcext:value-type="float">
            <text:p>4,25704838</text:p>
          </table:table-cell>
          <table:table-cell office:value-type="float" office:value="-0.0104165645316243" calcext:value-type="float">
            <text:p>-0,0104165645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5841002" calcext:value-type="float">
            <text:p>4,25841002</text:p>
          </table:table-cell>
          <table:table-cell office:value-type="float" office:value="-0.0104165645316243" calcext:value-type="float">
            <text:p>-0,0104165645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5994884" calcext:value-type="float">
            <text:p>4,25994884</text:p>
          </table:table-cell>
          <table:table-cell office:value-type="float" office:value="-0.0104165645316243" calcext:value-type="float">
            <text:p>-0,0104165645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6133424" calcext:value-type="float">
            <text:p>4,26133424</text:p>
          </table:table-cell>
          <table:table-cell office:value-type="float" office:value="-0.0104165645316243" calcext:value-type="float">
            <text:p>-0,0104165645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6285848" calcext:value-type="float">
            <text:p>4,26285848</text:p>
          </table:table-cell>
          <table:table-cell office:value-type="float" office:value="-0.0104165645316243" calcext:value-type="float">
            <text:p>-0,0104165645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642281" calcext:value-type="float">
            <text:p>4,2642281</text:p>
          </table:table-cell>
          <table:table-cell office:value-type="float" office:value="-0.0104165645316243" calcext:value-type="float">
            <text:p>-0,0104165645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6556874" calcext:value-type="float">
            <text:p>4,26556874</text:p>
          </table:table-cell>
          <table:table-cell office:value-type="float" office:value="-0.0104165645316243" calcext:value-type="float">
            <text:p>-0,0104165645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6711066" calcext:value-type="float">
            <text:p>4,26711066</text:p>
          </table:table-cell>
          <table:table-cell office:value-type="float" office:value="-0.00494159711524844" calcext:value-type="float">
            <text:p>-0,0049415971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684731" calcext:value-type="float">
            <text:p>4,2684731</text:p>
          </table:table-cell>
          <table:table-cell office:value-type="float" office:value="-0.00494159711524844" calcext:value-type="float">
            <text:p>-0,0049415971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700104" calcext:value-type="float">
            <text:p>4,2700104</text:p>
          </table:table-cell>
          <table:table-cell office:value-type="float" office:value="-0.00494159711524844" calcext:value-type="float">
            <text:p>-0,0049415971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7139072" calcext:value-type="float">
            <text:p>4,27139072</text:p>
          </table:table-cell>
          <table:table-cell office:value-type="float" office:value="-0.00494159711524844" calcext:value-type="float">
            <text:p>-0,0049415971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7293178" calcext:value-type="float">
            <text:p>4,27293178</text:p>
          </table:table-cell>
          <table:table-cell office:value-type="float" office:value="-0.00494159711524844" calcext:value-type="float">
            <text:p>-0,0049415971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7430854" calcext:value-type="float">
            <text:p>4,27430854</text:p>
          </table:table-cell>
          <table:table-cell office:value-type="float" office:value="-0.00494159711524844" calcext:value-type="float">
            <text:p>-0,0049415971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7565554" calcext:value-type="float">
            <text:p>4,27565554</text:p>
          </table:table-cell>
          <table:table-cell office:value-type="float" office:value="-0.00494159711524844" calcext:value-type="float">
            <text:p>-0,0049415971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7719332" calcext:value-type="float">
            <text:p>4,27719332</text:p>
          </table:table-cell>
          <table:table-cell office:value-type="float" office:value="-0.00138557434547693" calcext:value-type="float">
            <text:p>-0,001385574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78529" calcext:value-type="float">
            <text:p>4,278529</text:p>
          </table:table-cell>
          <table:table-cell office:value-type="float" office:value="-0.00138557434547693" calcext:value-type="float">
            <text:p>-0,001385574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8007666" calcext:value-type="float">
            <text:p>4,28007666</text:p>
          </table:table-cell>
          <table:table-cell office:value-type="float" office:value="-0.00138557434547693" calcext:value-type="float">
            <text:p>-0,001385574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8142892" calcext:value-type="float">
            <text:p>4,28142892</text:p>
          </table:table-cell>
          <table:table-cell office:value-type="float" office:value="-0.00138557434547693" calcext:value-type="float">
            <text:p>-0,001385574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8325828" calcext:value-type="float">
            <text:p>4,28325828</text:p>
          </table:table-cell>
          <table:table-cell office:value-type="float" office:value="-0.00138557434547693" calcext:value-type="float">
            <text:p>-0,001385574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846383" calcext:value-type="float">
            <text:p>4,2846383</text:p>
          </table:table-cell>
          <table:table-cell office:value-type="float" office:value="-0.00138557434547693" calcext:value-type="float">
            <text:p>-0,001385574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861606" calcext:value-type="float">
            <text:p>4,2861606</text:p>
          </table:table-cell>
          <table:table-cell office:value-type="float" office:value="0.0028714369982481" calcext:value-type="float">
            <text:p>0,002871437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8751222" calcext:value-type="float">
            <text:p>4,28751222</text:p>
          </table:table-cell>
          <table:table-cell office:value-type="float" office:value="0.0028714369982481" calcext:value-type="float">
            <text:p>0,002871437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8901184" calcext:value-type="float">
            <text:p>4,28901184</text:p>
          </table:table-cell>
          <table:table-cell office:value-type="float" office:value="0.0028714369982481" calcext:value-type="float">
            <text:p>0,002871437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9040728" calcext:value-type="float">
            <text:p>4,29040728</text:p>
          </table:table-cell>
          <table:table-cell office:value-type="float" office:value="0.0028714369982481" calcext:value-type="float">
            <text:p>0,002871437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919491" calcext:value-type="float">
            <text:p>4,2919491</text:p>
          </table:table-cell>
          <table:table-cell office:value-type="float" office:value="0.0028714369982481" calcext:value-type="float">
            <text:p>0,002871437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9331956" calcext:value-type="float">
            <text:p>4,29331956</text:p>
          </table:table-cell>
          <table:table-cell office:value-type="float" office:value="0.0028714369982481" calcext:value-type="float">
            <text:p>0,002871437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94671" calcext:value-type="float">
            <text:p>4,294671</text:p>
          </table:table-cell>
          <table:table-cell office:value-type="float" office:value="0.0028714369982481" calcext:value-type="float">
            <text:p>0,002871437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9621234" calcext:value-type="float">
            <text:p>4,29621234</text:p>
          </table:table-cell>
          <table:table-cell office:value-type="float" office:value="0.00652700429782271" calcext:value-type="float">
            <text:p>0,006527004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9757364" calcext:value-type="float">
            <text:p>4,29757364</text:p>
          </table:table-cell>
          <table:table-cell office:value-type="float" office:value="0.00652700429782271" calcext:value-type="float">
            <text:p>0,0065270043</text:p>
          </table:table-cell>
          <table:table-cell office:value-type="float" office:value="0.3904949426651" calcext:value-type="float">
            <text:p>0,3904949427</text:p>
          </table:table-cell>
          <table:table-cell table:number-columns-repeated="15"/>
        </table:table-row>
        <table:table-row table:style-name="ro1">
          <table:table-cell office:value-type="float" office:value="4.29933188" calcext:value-type="float">
            <text:p>4,29933188</text:p>
          </table:table-cell>
          <table:table-cell office:value-type="float" office:value="0.00652700429782271" calcext:value-type="float">
            <text:p>0,0065270043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0085836" calcext:value-type="float">
            <text:p>4,30085836</text:p>
          </table:table-cell>
          <table:table-cell office:value-type="float" office:value="0.00652700429782271" calcext:value-type="float">
            <text:p>0,0065270043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0226526" calcext:value-type="float">
            <text:p>4,30226526</text:p>
          </table:table-cell>
          <table:table-cell office:value-type="float" office:value="0.00652700429782271" calcext:value-type="float">
            <text:p>0,0065270043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0361112" calcext:value-type="float">
            <text:p>4,30361112</text:p>
          </table:table-cell>
          <table:table-cell office:value-type="float" office:value="0.00652700429782271" calcext:value-type="float">
            <text:p>0,0065270043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0515182" calcext:value-type="float">
            <text:p>4,30515182</text:p>
          </table:table-cell>
          <table:table-cell office:value-type="float" office:value="0.00652700429782271" calcext:value-type="float">
            <text:p>0,0065270043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064976" calcext:value-type="float">
            <text:p>4,3064976</text:p>
          </table:table-cell>
          <table:table-cell office:value-type="float" office:value="0.0121625140309334" calcext:value-type="float">
            <text:p>0,01216251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0866228" calcext:value-type="float">
            <text:p>4,30866228</text:p>
          </table:table-cell>
          <table:table-cell office:value-type="float" office:value="0.0121625140309334" calcext:value-type="float">
            <text:p>0,01216251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1090276" calcext:value-type="float">
            <text:p>4,31090276</text:p>
          </table:table-cell>
          <table:table-cell office:value-type="float" office:value="0.0121625140309334" calcext:value-type="float">
            <text:p>0,01216251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1225074" calcext:value-type="float">
            <text:p>4,31225074</text:p>
          </table:table-cell>
          <table:table-cell office:value-type="float" office:value="0.0121625140309334" calcext:value-type="float">
            <text:p>0,01216251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1421522" calcext:value-type="float">
            <text:p>4,31421522</text:p>
          </table:table-cell>
          <table:table-cell office:value-type="float" office:value="0.0121625140309334" calcext:value-type="float">
            <text:p>0,01216251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1624784" calcext:value-type="float">
            <text:p>4,31624784</text:p>
          </table:table-cell>
          <table:table-cell office:value-type="float" office:value="0.0121625140309334" calcext:value-type="float">
            <text:p>0,01216251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1757084" calcext:value-type="float">
            <text:p>4,31757084</text:p>
          </table:table-cell>
          <table:table-cell office:value-type="float" office:value="0.0172507856041193" calcext:value-type="float">
            <text:p>0,0172507856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1953796" calcext:value-type="float">
            <text:p>4,31953796</text:p>
          </table:table-cell>
          <table:table-cell office:value-type="float" office:value="0.0172507856041193" calcext:value-type="float">
            <text:p>0,0172507856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2155586" calcext:value-type="float">
            <text:p>4,32155586</text:p>
          </table:table-cell>
          <table:table-cell office:value-type="float" office:value="0.0172507856041193" calcext:value-type="float">
            <text:p>0,0172507856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2384066" calcext:value-type="float">
            <text:p>4,32384066</text:p>
          </table:table-cell>
          <table:table-cell office:value-type="float" office:value="0.0172507856041193" calcext:value-type="float">
            <text:p>0,0172507856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2515422" calcext:value-type="float">
            <text:p>4,32515422</text:p>
          </table:table-cell>
          <table:table-cell office:value-type="float" office:value="0.0172507856041193" calcext:value-type="float">
            <text:p>0,0172507856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2714514" calcext:value-type="float">
            <text:p>4,32714514</text:p>
          </table:table-cell>
          <table:table-cell office:value-type="float" office:value="0.0237309262156487" calcext:value-type="float">
            <text:p>0,0237309262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2920624" calcext:value-type="float">
            <text:p>4,32920624</text:p>
          </table:table-cell>
          <table:table-cell office:value-type="float" office:value="0.0237309262156487" calcext:value-type="float">
            <text:p>0,0237309262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3052322" calcext:value-type="float">
            <text:p>4,33052322</text:p>
          </table:table-cell>
          <table:table-cell office:value-type="float" office:value="0.0237309262156487" calcext:value-type="float">
            <text:p>0,0237309262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3258228" calcext:value-type="float">
            <text:p>4,33258228</text:p>
          </table:table-cell>
          <table:table-cell office:value-type="float" office:value="0.0237309262156487" calcext:value-type="float">
            <text:p>0,0237309262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346142" calcext:value-type="float">
            <text:p>4,3346142</text:p>
          </table:table-cell>
          <table:table-cell office:value-type="float" office:value="0.0237309262156487" calcext:value-type="float">
            <text:p>0,0237309262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36831" calcext:value-type="float">
            <text:p>4,336831</text:p>
          </table:table-cell>
          <table:table-cell office:value-type="float" office:value="0.0285219773650169" calcext:value-type="float">
            <text:p>0,028521977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3813674" calcext:value-type="float">
            <text:p>4,33813674</text:p>
          </table:table-cell>
          <table:table-cell office:value-type="float" office:value="0.0285219773650169" calcext:value-type="float">
            <text:p>0,028521977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4014956" calcext:value-type="float">
            <text:p>4,34014956</text:p>
          </table:table-cell>
          <table:table-cell office:value-type="float" office:value="0.0285219773650169" calcext:value-type="float">
            <text:p>0,028521977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4228564" calcext:value-type="float">
            <text:p>4,34228564</text:p>
          </table:table-cell>
          <table:table-cell office:value-type="float" office:value="0.0285219773650169" calcext:value-type="float">
            <text:p>0,028521977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4422798" calcext:value-type="float">
            <text:p>4,34422798</text:p>
          </table:table-cell>
          <table:table-cell office:value-type="float" office:value="0.0285219773650169" calcext:value-type="float">
            <text:p>0,028521977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4555266" calcext:value-type="float">
            <text:p>4,34555266</text:p>
          </table:table-cell>
          <table:table-cell office:value-type="float" office:value="0.0285219773650169" calcext:value-type="float">
            <text:p>0,028521977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4753556" calcext:value-type="float">
            <text:p>4,34753556</text:p>
          </table:table-cell>
          <table:table-cell office:value-type="float" office:value="0.0330220013856888" calcext:value-type="float">
            <text:p>0,0330220014</text:p>
          </table:table-cell>
          <table:table-cell office:value-type="float" office:value="0.4438816010952" calcext:value-type="float">
            <text:p>0,4438816011</text:p>
          </table:table-cell>
          <table:table-cell table:number-columns-repeated="15"/>
        </table:table-row>
        <table:table-row table:style-name="ro1">
          <table:table-cell office:value-type="float" office:value="4.34968086" calcext:value-type="float">
            <text:p>4,34968086</text:p>
          </table:table-cell>
          <table:table-cell office:value-type="float" office:value="0.0330220013856888" calcext:value-type="float">
            <text:p>0,0330220014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5114144" calcext:value-type="float">
            <text:p>4,35114144</text:p>
          </table:table-cell>
          <table:table-cell office:value-type="float" office:value="0.0330220013856888" calcext:value-type="float">
            <text:p>0,0330220014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5316512" calcext:value-type="float">
            <text:p>4,35316512</text:p>
          </table:table-cell>
          <table:table-cell office:value-type="float" office:value="0.0330220013856888" calcext:value-type="float">
            <text:p>0,0330220014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5524166" calcext:value-type="float">
            <text:p>4,35524166</text:p>
          </table:table-cell>
          <table:table-cell office:value-type="float" office:value="0.0330220013856888" calcext:value-type="float">
            <text:p>0,0330220014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5722926" calcext:value-type="float">
            <text:p>4,35722926</text:p>
          </table:table-cell>
          <table:table-cell office:value-type="float" office:value="0.0396746844053268" calcext:value-type="float">
            <text:p>0,0396746844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5853666" calcext:value-type="float">
            <text:p>4,35853666</text:p>
          </table:table-cell>
          <table:table-cell office:value-type="float" office:value="0.0396746844053268" calcext:value-type="float">
            <text:p>0,0396746844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6055438" calcext:value-type="float">
            <text:p>4,36055438</text:p>
          </table:table-cell>
          <table:table-cell office:value-type="float" office:value="0.0396746844053268" calcext:value-type="float">
            <text:p>0,0396746844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6263322" calcext:value-type="float">
            <text:p>4,36263322</text:p>
          </table:table-cell>
          <table:table-cell office:value-type="float" office:value="0.0396746844053268" calcext:value-type="float">
            <text:p>0,0396746844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6409256" calcext:value-type="float">
            <text:p>4,36409256</text:p>
          </table:table-cell>
          <table:table-cell office:value-type="float" office:value="0.0396746844053268" calcext:value-type="float">
            <text:p>0,0396746844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6619148" calcext:value-type="float">
            <text:p>4,36619148</text:p>
          </table:table-cell>
          <table:table-cell office:value-type="float" office:value="0.0450329780578613" calcext:value-type="float">
            <text:p>0,0450329781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682681" calcext:value-type="float">
            <text:p>4,3682681</text:p>
          </table:table-cell>
          <table:table-cell office:value-type="float" office:value="0.0450329780578613" calcext:value-type="float">
            <text:p>0,0450329781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6954082" calcext:value-type="float">
            <text:p>4,36954082</text:p>
          </table:table-cell>
          <table:table-cell office:value-type="float" office:value="0.0450329780578613" calcext:value-type="float">
            <text:p>0,0450329781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7150606" calcext:value-type="float">
            <text:p>4,37150606</text:p>
          </table:table-cell>
          <table:table-cell office:value-type="float" office:value="0.0450329780578613" calcext:value-type="float">
            <text:p>0,0450329781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7354236" calcext:value-type="float">
            <text:p>4,37354236</text:p>
          </table:table-cell>
          <table:table-cell office:value-type="float" office:value="0.0450329780578613" calcext:value-type="float">
            <text:p>0,0450329781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7559278" calcext:value-type="float">
            <text:p>4,37559278</text:p>
          </table:table-cell>
          <table:table-cell office:value-type="float" office:value="0.0450329780578613" calcext:value-type="float">
            <text:p>0,0450329781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7708524" calcext:value-type="float">
            <text:p>4,37708524</text:p>
          </table:table-cell>
          <table:table-cell office:value-type="float" office:value="0.0501544177532196" calcext:value-type="float">
            <text:p>0,0501544178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7904936" calcext:value-type="float">
            <text:p>4,37904936</text:p>
          </table:table-cell>
          <table:table-cell office:value-type="float" office:value="0.0501544177532196" calcext:value-type="float">
            <text:p>0,0501544178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8114744" calcext:value-type="float">
            <text:p>4,38114744</text:p>
          </table:table-cell>
          <table:table-cell office:value-type="float" office:value="0.0501544177532196" calcext:value-type="float">
            <text:p>0,0501544178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8323162" calcext:value-type="float">
            <text:p>4,38323162</text:p>
          </table:table-cell>
          <table:table-cell office:value-type="float" office:value="0.0501544177532196" calcext:value-type="float">
            <text:p>0,0501544178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845205" calcext:value-type="float">
            <text:p>4,3845205</text:p>
          </table:table-cell>
          <table:table-cell office:value-type="float" office:value="0.0501544177532196" calcext:value-type="float">
            <text:p>0,0501544178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8708784" calcext:value-type="float">
            <text:p>4,38708784</text:p>
          </table:table-cell>
          <table:table-cell office:value-type="float" office:value="0.0578982532024384" calcext:value-type="float">
            <text:p>0,0578982532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8919468" calcext:value-type="float">
            <text:p>4,38919468</text:p>
          </table:table-cell>
          <table:table-cell office:value-type="float" office:value="0.0578982532024384" calcext:value-type="float">
            <text:p>0,0578982532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9116594" calcext:value-type="float">
            <text:p>4,39116594</text:p>
          </table:table-cell>
          <table:table-cell office:value-type="float" office:value="0.0578982532024384" calcext:value-type="float">
            <text:p>0,0578982532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9250672" calcext:value-type="float">
            <text:p>4,39250672</text:p>
          </table:table-cell>
          <table:table-cell office:value-type="float" office:value="0.0578982532024384" calcext:value-type="float">
            <text:p>0,0578982532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945232" calcext:value-type="float">
            <text:p>4,3945232</text:p>
          </table:table-cell>
          <table:table-cell office:value-type="float" office:value="0.0578982532024384" calcext:value-type="float">
            <text:p>0,0578982532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96508" calcext:value-type="float">
            <text:p>4,396508</text:p>
          </table:table-cell>
          <table:table-cell office:value-type="float" office:value="0.0645621716976166" calcext:value-type="float">
            <text:p>0,0645621717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39795322" calcext:value-type="float">
            <text:p>4,39795322</text:p>
          </table:table-cell>
          <table:table-cell office:value-type="float" office:value="0.0645621716976166" calcext:value-type="float">
            <text:p>0,0645621717</text:p>
          </table:table-cell>
          <table:table-cell office:value-type="float" office:value="0.529899895191193" calcext:value-type="float">
            <text:p>0,5298998952</text:p>
          </table:table-cell>
          <table:table-cell table:number-columns-repeated="15"/>
        </table:table-row>
        <table:table-row table:style-name="ro1">
          <table:table-cell office:value-type="float" office:value="4.40023246" calcext:value-type="float">
            <text:p>4,40023246</text:p>
          </table:table-cell>
          <table:table-cell office:value-type="float" office:value="0.0645621716976166" calcext:value-type="float">
            <text:p>0,0645621717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0232334" calcext:value-type="float">
            <text:p>4,40232334</text:p>
          </table:table-cell>
          <table:table-cell office:value-type="float" office:value="0.0645621716976166" calcext:value-type="float">
            <text:p>0,0645621717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0431102" calcext:value-type="float">
            <text:p>4,40431102</text:p>
          </table:table-cell>
          <table:table-cell office:value-type="float" office:value="0.0645621716976166" calcext:value-type="float">
            <text:p>0,0645621717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056066" calcext:value-type="float">
            <text:p>4,4056066</text:p>
          </table:table-cell>
          <table:table-cell office:value-type="float" office:value="0.0645621716976166" calcext:value-type="float">
            <text:p>0,0645621717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0761258" calcext:value-type="float">
            <text:p>4,40761258</text:p>
          </table:table-cell>
          <table:table-cell office:value-type="float" office:value="0.0711208358407021" calcext:value-type="float">
            <text:p>0,0711208358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0962136" calcext:value-type="float">
            <text:p>4,40962136</text:p>
          </table:table-cell>
          <table:table-cell office:value-type="float" office:value="0.0711208358407021" calcext:value-type="float">
            <text:p>0,0711208358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1186814" calcext:value-type="float">
            <text:p>4,41186814</text:p>
          </table:table-cell>
          <table:table-cell office:value-type="float" office:value="0.0711208358407021" calcext:value-type="float">
            <text:p>0,0711208358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131726" calcext:value-type="float">
            <text:p>4,4131726</text:p>
          </table:table-cell>
          <table:table-cell office:value-type="float" office:value="0.0711208358407021" calcext:value-type="float">
            <text:p>0,0711208358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1512602" calcext:value-type="float">
            <text:p>4,41512602</text:p>
          </table:table-cell>
          <table:table-cell office:value-type="float" office:value="0.0711208358407021" calcext:value-type="float">
            <text:p>0,0711208358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1716426" calcext:value-type="float">
            <text:p>4,41716426</text:p>
          </table:table-cell>
          <table:table-cell office:value-type="float" office:value="0.077550433576107" calcext:value-type="float">
            <text:p>0,0775504336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1846202" calcext:value-type="float">
            <text:p>4,41846202</text:p>
          </table:table-cell>
          <table:table-cell office:value-type="float" office:value="0.077550433576107" calcext:value-type="float">
            <text:p>0,0775504336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2052078" calcext:value-type="float">
            <text:p>4,42052078</text:p>
          </table:table-cell>
          <table:table-cell office:value-type="float" office:value="0.077550433576107" calcext:value-type="float">
            <text:p>0,0775504336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2261696" calcext:value-type="float">
            <text:p>4,42261696</text:p>
          </table:table-cell>
          <table:table-cell office:value-type="float" office:value="0.077550433576107" calcext:value-type="float">
            <text:p>0,0775504336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246724" calcext:value-type="float">
            <text:p>4,4246724</text:p>
          </table:table-cell>
          <table:table-cell office:value-type="float" office:value="0.077550433576107" calcext:value-type="float">
            <text:p>0,0775504336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2614828" calcext:value-type="float">
            <text:p>4,42614828</text:p>
          </table:table-cell>
          <table:table-cell office:value-type="float" office:value="0.0855104625225067" calcext:value-type="float">
            <text:p>0,0855104625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2812884" calcext:value-type="float">
            <text:p>4,42812884</text:p>
          </table:table-cell>
          <table:table-cell office:value-type="float" office:value="0.0855104625225067" calcext:value-type="float">
            <text:p>0,0855104625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3017824" calcext:value-type="float">
            <text:p>4,43017824</text:p>
          </table:table-cell>
          <table:table-cell office:value-type="float" office:value="0.0855104625225067" calcext:value-type="float">
            <text:p>0,0855104625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3148386" calcext:value-type="float">
            <text:p>4,43148386</text:p>
          </table:table-cell>
          <table:table-cell office:value-type="float" office:value="0.0855104625225067" calcext:value-type="float">
            <text:p>0,0855104625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335425" calcext:value-type="float">
            <text:p>4,4335425</text:p>
          </table:table-cell>
          <table:table-cell office:value-type="float" office:value="0.0855104625225067" calcext:value-type="float">
            <text:p>0,0855104625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35522" calcext:value-type="float">
            <text:p>4,435522</text:p>
          </table:table-cell>
          <table:table-cell office:value-type="float" office:value="0.0855104625225067" calcext:value-type="float">
            <text:p>0,0855104625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375833" calcext:value-type="float">
            <text:p>4,4375833</text:p>
          </table:table-cell>
          <table:table-cell office:value-type="float" office:value="0.0928963869810104" calcext:value-type="float">
            <text:p>0,092896387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391174" calcext:value-type="float">
            <text:p>4,4391174</text:p>
          </table:table-cell>
          <table:table-cell office:value-type="float" office:value="0.0928963869810104" calcext:value-type="float">
            <text:p>0,092896387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4119478" calcext:value-type="float">
            <text:p>4,44119478</text:p>
          </table:table-cell>
          <table:table-cell office:value-type="float" office:value="0.0928963869810104" calcext:value-type="float">
            <text:p>0,092896387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432309" calcext:value-type="float">
            <text:p>4,4432309</text:p>
          </table:table-cell>
          <table:table-cell office:value-type="float" office:value="0.0928963869810104" calcext:value-type="float">
            <text:p>0,092896387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4450852" calcext:value-type="float">
            <text:p>4,44450852</text:p>
          </table:table-cell>
          <table:table-cell office:value-type="float" office:value="0.0928963869810104" calcext:value-type="float">
            <text:p>0,092896387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4650078" calcext:value-type="float">
            <text:p>4,44650078</text:p>
          </table:table-cell>
          <table:table-cell office:value-type="float" office:value="0.100057542324066" calcext:value-type="float">
            <text:p>0,1000575423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4845764" calcext:value-type="float">
            <text:p>4,44845764</text:p>
          </table:table-cell>
          <table:table-cell office:value-type="float" office:value="0.100057542324066" calcext:value-type="float">
            <text:p>0,1000575423</text:p>
          </table:table-cell>
          <table:table-cell office:value-type="float" office:value="0.630803406238556" calcext:value-type="float">
            <text:p>0,6308034062</text:p>
          </table:table-cell>
          <table:table-cell table:number-columns-repeated="15"/>
        </table:table-row>
        <table:table-row table:style-name="ro1">
          <table:table-cell office:value-type="float" office:value="4.45064582" calcext:value-type="float">
            <text:p>4,45064582</text:p>
          </table:table-cell>
          <table:table-cell office:value-type="float" office:value="0.100057542324066" calcext:value-type="float">
            <text:p>0,1000575423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522641" calcext:value-type="float">
            <text:p>4,4522641</text:p>
          </table:table-cell>
          <table:table-cell office:value-type="float" office:value="0.100057542324066" calcext:value-type="float">
            <text:p>0,1000575423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542912" calcext:value-type="float">
            <text:p>4,4542912</text:p>
          </table:table-cell>
          <table:table-cell office:value-type="float" office:value="0.100057542324066" calcext:value-type="float">
            <text:p>0,1000575423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5628484" calcext:value-type="float">
            <text:p>4,45628484</text:p>
          </table:table-cell>
          <table:table-cell office:value-type="float" office:value="0.100057542324066" calcext:value-type="float">
            <text:p>0,1000575423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5759758" calcext:value-type="float">
            <text:p>4,45759758</text:p>
          </table:table-cell>
          <table:table-cell office:value-type="float" office:value="0.106699258089066" calcext:value-type="float">
            <text:p>0,106699258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5961802" calcext:value-type="float">
            <text:p>4,45961802</text:p>
          </table:table-cell>
          <table:table-cell office:value-type="float" office:value="0.106699258089066" calcext:value-type="float">
            <text:p>0,106699258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6165834" calcext:value-type="float">
            <text:p>4,46165834</text:p>
          </table:table-cell>
          <table:table-cell office:value-type="float" office:value="0.106699258089066" calcext:value-type="float">
            <text:p>0,106699258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6400358" calcext:value-type="float">
            <text:p>4,46400358</text:p>
          </table:table-cell>
          <table:table-cell office:value-type="float" office:value="0.106699258089066" calcext:value-type="float">
            <text:p>0,106699258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6531742" calcext:value-type="float">
            <text:p>4,46531742</text:p>
          </table:table-cell>
          <table:table-cell office:value-type="float" office:value="0.106699258089066" calcext:value-type="float">
            <text:p>0,106699258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6725894" calcext:value-type="float">
            <text:p>4,46725894</text:p>
          </table:table-cell>
          <table:table-cell office:value-type="float" office:value="0.113172262907028" calcext:value-type="float">
            <text:p>0,1131722629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693267" calcext:value-type="float">
            <text:p>4,4693267</text:p>
          </table:table-cell>
          <table:table-cell office:value-type="float" office:value="0.113172262907028" calcext:value-type="float">
            <text:p>0,1131722629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7141724" calcext:value-type="float">
            <text:p>4,47141724</text:p>
          </table:table-cell>
          <table:table-cell office:value-type="float" office:value="0.113172262907028" calcext:value-type="float">
            <text:p>0,1131722629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729155" calcext:value-type="float">
            <text:p>4,4729155</text:p>
          </table:table-cell>
          <table:table-cell office:value-type="float" office:value="0.113172262907028" calcext:value-type="float">
            <text:p>0,1131722629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7487622" calcext:value-type="float">
            <text:p>4,47487622</text:p>
          </table:table-cell>
          <table:table-cell office:value-type="float" office:value="0.113172262907028" calcext:value-type="float">
            <text:p>0,1131722629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769531" calcext:value-type="float">
            <text:p>4,4769531</text:p>
          </table:table-cell>
          <table:table-cell office:value-type="float" office:value="0.123428039252758" calcext:value-type="float">
            <text:p>0,1234280393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78243" calcext:value-type="float">
            <text:p>4,478243</text:p>
          </table:table-cell>
          <table:table-cell office:value-type="float" office:value="0.123428039252758" calcext:value-type="float">
            <text:p>0,1234280393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8021656" calcext:value-type="float">
            <text:p>4,48021656</text:p>
          </table:table-cell>
          <table:table-cell office:value-type="float" office:value="0.123428039252758" calcext:value-type="float">
            <text:p>0,1234280393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8234216" calcext:value-type="float">
            <text:p>4,48234216</text:p>
          </table:table-cell>
          <table:table-cell office:value-type="float" office:value="0.123428039252758" calcext:value-type="float">
            <text:p>0,1234280393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84395" calcext:value-type="float">
            <text:p>4,484395</text:p>
          </table:table-cell>
          <table:table-cell office:value-type="float" office:value="0.123428039252758" calcext:value-type="float">
            <text:p>0,1234280393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8590058" calcext:value-type="float">
            <text:p>4,48590058</text:p>
          </table:table-cell>
          <table:table-cell office:value-type="float" office:value="0.135685116052628" calcext:value-type="float">
            <text:p>0,135685116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8760226" calcext:value-type="float">
            <text:p>4,48760226</text:p>
          </table:table-cell>
          <table:table-cell office:value-type="float" office:value="0.135685116052628" calcext:value-type="float">
            <text:p>0,135685116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8913456" calcext:value-type="float">
            <text:p>4,48913456</text:p>
          </table:table-cell>
          <table:table-cell office:value-type="float" office:value="0.135685116052628" calcext:value-type="float">
            <text:p>0,135685116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9049464" calcext:value-type="float">
            <text:p>4,49049464</text:p>
          </table:table-cell>
          <table:table-cell office:value-type="float" office:value="0.135685116052628" calcext:value-type="float">
            <text:p>0,135685116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9207462" calcext:value-type="float">
            <text:p>4,49207462</text:p>
          </table:table-cell>
          <table:table-cell office:value-type="float" office:value="0.135685116052628" calcext:value-type="float">
            <text:p>0,135685116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93436" calcext:value-type="float">
            <text:p>4,493436</text:p>
          </table:table-cell>
          <table:table-cell office:value-type="float" office:value="0.135685116052628" calcext:value-type="float">
            <text:p>0,135685116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949638" calcext:value-type="float">
            <text:p>4,4949638</text:p>
          </table:table-cell>
          <table:table-cell office:value-type="float" office:value="0.135685116052628" calcext:value-type="float">
            <text:p>0,1356851161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9632222" calcext:value-type="float">
            <text:p>4,49632222</text:p>
          </table:table-cell>
          <table:table-cell office:value-type="float" office:value="0.14706252515316" calcext:value-type="float">
            <text:p>0,1470625252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9784694" calcext:value-type="float">
            <text:p>4,49784694</text:p>
          </table:table-cell>
          <table:table-cell office:value-type="float" office:value="0.14706252515316" calcext:value-type="float">
            <text:p>0,1470625252</text:p>
          </table:table-cell>
          <table:table-cell office:value-type="float" office:value="0.709907412528992" calcext:value-type="float">
            <text:p>0,7099074125</text:p>
          </table:table-cell>
          <table:table-cell table:number-columns-repeated="15"/>
        </table:table-row>
        <table:table-row table:style-name="ro1">
          <table:table-cell office:value-type="float" office:value="4.4994662" calcext:value-type="float">
            <text:p>4,4994662</text:p>
          </table:table-cell>
          <table:table-cell office:value-type="float" office:value="0.14706252515316" calcext:value-type="float">
            <text:p>0,147062525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0100022" calcext:value-type="float">
            <text:p>4,50100022</text:p>
          </table:table-cell>
          <table:table-cell office:value-type="float" office:value="0.14706252515316" calcext:value-type="float">
            <text:p>0,147062525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024344" calcext:value-type="float">
            <text:p>4,5024344</text:p>
          </table:table-cell>
          <table:table-cell office:value-type="float" office:value="0.14706252515316" calcext:value-type="float">
            <text:p>0,147062525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0392638" calcext:value-type="float">
            <text:p>4,50392638</text:p>
          </table:table-cell>
          <table:table-cell office:value-type="float" office:value="0.14706252515316" calcext:value-type="float">
            <text:p>0,147062525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0532814" calcext:value-type="float">
            <text:p>4,50532814</text:p>
          </table:table-cell>
          <table:table-cell office:value-type="float" office:value="0.14706252515316" calcext:value-type="float">
            <text:p>0,147062525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068235" calcext:value-type="float">
            <text:p>4,5068235</text:p>
          </table:table-cell>
          <table:table-cell office:value-type="float" office:value="0.163568571209908" calcext:value-type="float">
            <text:p>0,163568571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0820104" calcext:value-type="float">
            <text:p>4,50820104</text:p>
          </table:table-cell>
          <table:table-cell office:value-type="float" office:value="0.163568571209908" calcext:value-type="float">
            <text:p>0,163568571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09541" calcext:value-type="float">
            <text:p>4,509541</text:p>
          </table:table-cell>
          <table:table-cell office:value-type="float" office:value="0.163568571209908" calcext:value-type="float">
            <text:p>0,163568571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1105066" calcext:value-type="float">
            <text:p>4,51105066</text:p>
          </table:table-cell>
          <table:table-cell office:value-type="float" office:value="0.163568571209908" calcext:value-type="float">
            <text:p>0,163568571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1252592" calcext:value-type="float">
            <text:p>4,51252592</text:p>
          </table:table-cell>
          <table:table-cell office:value-type="float" office:value="0.163568571209908" calcext:value-type="float">
            <text:p>0,163568571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1403824" calcext:value-type="float">
            <text:p>4,51403824</text:p>
          </table:table-cell>
          <table:table-cell office:value-type="float" office:value="0.163568571209908" calcext:value-type="float">
            <text:p>0,163568571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15431" calcext:value-type="float">
            <text:p>4,515431</text:p>
          </table:table-cell>
          <table:table-cell office:value-type="float" office:value="0.163568571209908" calcext:value-type="float">
            <text:p>0,1635685712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1692884" calcext:value-type="float">
            <text:p>4,51692884</text:p>
          </table:table-cell>
          <table:table-cell office:value-type="float" office:value="0.177896499633789" calcext:value-type="float">
            <text:p>0,1778964996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183238" calcext:value-type="float">
            <text:p>4,5183238</text:p>
          </table:table-cell>
          <table:table-cell office:value-type="float" office:value="0.177896499633789" calcext:value-type="float">
            <text:p>0,1778964996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196573" calcext:value-type="float">
            <text:p>4,5196573</text:p>
          </table:table-cell>
          <table:table-cell office:value-type="float" office:value="0.177896499633789" calcext:value-type="float">
            <text:p>0,1778964996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2121828" calcext:value-type="float">
            <text:p>4,52121828</text:p>
          </table:table-cell>
          <table:table-cell office:value-type="float" office:value="0.177896499633789" calcext:value-type="float">
            <text:p>0,1778964996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2260868" calcext:value-type="float">
            <text:p>4,52260868</text:p>
          </table:table-cell>
          <table:table-cell office:value-type="float" office:value="0.177896499633789" calcext:value-type="float">
            <text:p>0,1778964996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2411528" calcext:value-type="float">
            <text:p>4,52411528</text:p>
          </table:table-cell>
          <table:table-cell office:value-type="float" office:value="0.177896499633789" calcext:value-type="float">
            <text:p>0,1778964996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2549564" calcext:value-type="float">
            <text:p>4,52549564</text:p>
          </table:table-cell>
          <table:table-cell office:value-type="float" office:value="0.177896499633789" calcext:value-type="float">
            <text:p>0,1778964996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2702576" calcext:value-type="float">
            <text:p>4,52702576</text:p>
          </table:table-cell>
          <table:table-cell office:value-type="float" office:value="0.190984651446342" calcext:value-type="float">
            <text:p>0,1909846514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284135" calcext:value-type="float">
            <text:p>4,5284135</text:p>
          </table:table-cell>
          <table:table-cell office:value-type="float" office:value="0.190984651446342" calcext:value-type="float">
            <text:p>0,1909846514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3018856" calcext:value-type="float">
            <text:p>4,53018856</text:p>
          </table:table-cell>
          <table:table-cell office:value-type="float" office:value="0.190984651446342" calcext:value-type="float">
            <text:p>0,1909846514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3155134" calcext:value-type="float">
            <text:p>4,53155134</text:p>
          </table:table-cell>
          <table:table-cell office:value-type="float" office:value="0.190984651446342" calcext:value-type="float">
            <text:p>0,1909846514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3312026" calcext:value-type="float">
            <text:p>4,53312026</text:p>
          </table:table-cell>
          <table:table-cell office:value-type="float" office:value="0.190984651446342" calcext:value-type="float">
            <text:p>0,1909846514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3488372" calcext:value-type="float">
            <text:p>4,53488372</text:p>
          </table:table-cell>
          <table:table-cell office:value-type="float" office:value="0.190984651446342" calcext:value-type="float">
            <text:p>0,1909846514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3638386" calcext:value-type="float">
            <text:p>4,53638386</text:p>
          </table:table-cell>
          <table:table-cell office:value-type="float" office:value="0.202911451458931" calcext:value-type="float">
            <text:p>0,2029114515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3791302" calcext:value-type="float">
            <text:p>4,53791302</text:p>
          </table:table-cell>
          <table:table-cell office:value-type="float" office:value="0.202911451458931" calcext:value-type="float">
            <text:p>0,2029114515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3926084" calcext:value-type="float">
            <text:p>4,53926084</text:p>
          </table:table-cell>
          <table:table-cell office:value-type="float" office:value="0.202911451458931" calcext:value-type="float">
            <text:p>0,2029114515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406064" calcext:value-type="float">
            <text:p>4,5406064</text:p>
          </table:table-cell>
          <table:table-cell office:value-type="float" office:value="0.202911451458931" calcext:value-type="float">
            <text:p>0,2029114515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4214374" calcext:value-type="float">
            <text:p>4,54214374</text:p>
          </table:table-cell>
          <table:table-cell office:value-type="float" office:value="0.202911451458931" calcext:value-type="float">
            <text:p>0,2029114515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4350676" calcext:value-type="float">
            <text:p>4,54350676</text:p>
          </table:table-cell>
          <table:table-cell office:value-type="float" office:value="0.202911451458931" calcext:value-type="float">
            <text:p>0,2029114515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4501992" calcext:value-type="float">
            <text:p>4,54501992</text:p>
          </table:table-cell>
          <table:table-cell office:value-type="float" office:value="0.202911451458931" calcext:value-type="float">
            <text:p>0,2029114515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464291" calcext:value-type="float">
            <text:p>4,5464291</text:p>
          </table:table-cell>
          <table:table-cell office:value-type="float" office:value="0.218473359942436" calcext:value-type="float">
            <text:p>0,2184733599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4792342" calcext:value-type="float">
            <text:p>4,54792342</text:p>
          </table:table-cell>
          <table:table-cell office:value-type="float" office:value="0.218473359942436" calcext:value-type="float">
            <text:p>0,2184733599</text:p>
          </table:table-cell>
          <table:table-cell office:value-type="float" office:value="0.940099656581879" calcext:value-type="float">
            <text:p>0,9400996566</text:p>
          </table:table-cell>
          <table:table-cell table:number-columns-repeated="15"/>
        </table:table-row>
        <table:table-row table:style-name="ro1">
          <table:table-cell office:value-type="float" office:value="4.54941904" calcext:value-type="float">
            <text:p>4,54941904</text:p>
          </table:table-cell>
          <table:table-cell office:value-type="float" office:value="0.218473359942436" calcext:value-type="float">
            <text:p>0,218473359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5093598" calcext:value-type="float">
            <text:p>4,55093598</text:p>
          </table:table-cell>
          <table:table-cell office:value-type="float" office:value="0.218473359942436" calcext:value-type="float">
            <text:p>0,218473359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52332" calcext:value-type="float">
            <text:p>4,552332</text:p>
          </table:table-cell>
          <table:table-cell office:value-type="float" office:value="0.218473359942436" calcext:value-type="float">
            <text:p>0,218473359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5384716" calcext:value-type="float">
            <text:p>4,55384716</text:p>
          </table:table-cell>
          <table:table-cell office:value-type="float" office:value="0.218473359942436" calcext:value-type="float">
            <text:p>0,218473359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5520174" calcext:value-type="float">
            <text:p>4,55520174</text:p>
          </table:table-cell>
          <table:table-cell office:value-type="float" office:value="0.218473359942436" calcext:value-type="float">
            <text:p>0,218473359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565607" calcext:value-type="float">
            <text:p>4,5565607</text:p>
          </table:table-cell>
          <table:table-cell office:value-type="float" office:value="0.23012313246727" calcext:value-type="float">
            <text:p>0,2301231325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5804834" calcext:value-type="float">
            <text:p>4,55804834</text:p>
          </table:table-cell>
          <table:table-cell office:value-type="float" office:value="0.23012313246727" calcext:value-type="float">
            <text:p>0,2301231325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5943158" calcext:value-type="float">
            <text:p>4,55943158</text:p>
          </table:table-cell>
          <table:table-cell office:value-type="float" office:value="0.23012313246727" calcext:value-type="float">
            <text:p>0,2301231325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609419" calcext:value-type="float">
            <text:p>4,5609419</text:p>
          </table:table-cell>
          <table:table-cell office:value-type="float" office:value="0.23012313246727" calcext:value-type="float">
            <text:p>0,2301231325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6231932" calcext:value-type="float">
            <text:p>4,56231932</text:p>
          </table:table-cell>
          <table:table-cell office:value-type="float" office:value="0.23012313246727" calcext:value-type="float">
            <text:p>0,2301231325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6367762" calcext:value-type="float">
            <text:p>4,56367762</text:p>
          </table:table-cell>
          <table:table-cell office:value-type="float" office:value="0.23012313246727" calcext:value-type="float">
            <text:p>0,2301231325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6520188" calcext:value-type="float">
            <text:p>4,56520188</text:p>
          </table:table-cell>
          <table:table-cell office:value-type="float" office:value="0.23012313246727" calcext:value-type="float">
            <text:p>0,2301231325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6659714" calcext:value-type="float">
            <text:p>4,56659714</text:p>
          </table:table-cell>
          <table:table-cell office:value-type="float" office:value="0.238675162196159" calcext:value-type="float">
            <text:p>0,238675162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680978" calcext:value-type="float">
            <text:p>4,5680978</text:p>
          </table:table-cell>
          <table:table-cell office:value-type="float" office:value="0.238675162196159" calcext:value-type="float">
            <text:p>0,238675162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6946474" calcext:value-type="float">
            <text:p>4,56946474</text:p>
          </table:table-cell>
          <table:table-cell office:value-type="float" office:value="0.238675162196159" calcext:value-type="float">
            <text:p>0,238675162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7095626" calcext:value-type="float">
            <text:p>4,57095626</text:p>
          </table:table-cell>
          <table:table-cell office:value-type="float" office:value="0.238675162196159" calcext:value-type="float">
            <text:p>0,238675162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7237956" calcext:value-type="float">
            <text:p>4,57237956</text:p>
          </table:table-cell>
          <table:table-cell office:value-type="float" office:value="0.238675162196159" calcext:value-type="float">
            <text:p>0,238675162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7390474" calcext:value-type="float">
            <text:p>4,57390474</text:p>
          </table:table-cell>
          <table:table-cell office:value-type="float" office:value="0.238675162196159" calcext:value-type="float">
            <text:p>0,238675162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7526338" calcext:value-type="float">
            <text:p>4,57526338</text:p>
          </table:table-cell>
          <table:table-cell office:value-type="float" office:value="0.238675162196159" calcext:value-type="float">
            <text:p>0,238675162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7662142" calcext:value-type="float">
            <text:p>4,57662142</text:p>
          </table:table-cell>
          <table:table-cell office:value-type="float" office:value="0.245874255895615" calcext:value-type="float">
            <text:p>0,245874255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7812102" calcext:value-type="float">
            <text:p>4,57812102</text:p>
          </table:table-cell>
          <table:table-cell office:value-type="float" office:value="0.245874255895615" calcext:value-type="float">
            <text:p>0,245874255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7949788" calcext:value-type="float">
            <text:p>4,57949788</text:p>
          </table:table-cell>
          <table:table-cell office:value-type="float" office:value="0.245874255895615" calcext:value-type="float">
            <text:p>0,245874255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8100442" calcext:value-type="float">
            <text:p>4,58100442</text:p>
          </table:table-cell>
          <table:table-cell office:value-type="float" office:value="0.245874255895615" calcext:value-type="float">
            <text:p>0,245874255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8243836" calcext:value-type="float">
            <text:p>4,58243836</text:p>
          </table:table-cell>
          <table:table-cell office:value-type="float" office:value="0.245874255895615" calcext:value-type="float">
            <text:p>0,245874255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8396946" calcext:value-type="float">
            <text:p>4,58396946</text:p>
          </table:table-cell>
          <table:table-cell office:value-type="float" office:value="0.245874255895615" calcext:value-type="float">
            <text:p>0,245874255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8533536" calcext:value-type="float">
            <text:p>4,58533536</text:p>
          </table:table-cell>
          <table:table-cell office:value-type="float" office:value="0.245874255895615" calcext:value-type="float">
            <text:p>0,2458742559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8688688" calcext:value-type="float">
            <text:p>4,58688688</text:p>
          </table:table-cell>
          <table:table-cell office:value-type="float" office:value="0.248548284173012" calcext:value-type="float">
            <text:p>0,248548284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882473" calcext:value-type="float">
            <text:p>4,5882473</text:p>
          </table:table-cell>
          <table:table-cell office:value-type="float" office:value="0.248548284173012" calcext:value-type="float">
            <text:p>0,248548284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89616" calcext:value-type="float">
            <text:p>4,589616</text:p>
          </table:table-cell>
          <table:table-cell office:value-type="float" office:value="0.248548284173012" calcext:value-type="float">
            <text:p>0,248548284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9112314" calcext:value-type="float">
            <text:p>4,59112314</text:p>
          </table:table-cell>
          <table:table-cell office:value-type="float" office:value="0.248548284173012" calcext:value-type="float">
            <text:p>0,248548284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925263" calcext:value-type="float">
            <text:p>4,5925263</text:p>
          </table:table-cell>
          <table:table-cell office:value-type="float" office:value="0.248548284173012" calcext:value-type="float">
            <text:p>0,248548284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9403558" calcext:value-type="float">
            <text:p>4,59403558</text:p>
          </table:table-cell>
          <table:table-cell office:value-type="float" office:value="0.248548284173012" calcext:value-type="float">
            <text:p>0,248548284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9543864" calcext:value-type="float">
            <text:p>4,59543864</text:p>
          </table:table-cell>
          <table:table-cell office:value-type="float" office:value="0.248548284173012" calcext:value-type="float">
            <text:p>0,2485482842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9698736" calcext:value-type="float">
            <text:p>4,59698736</text:p>
          </table:table-cell>
          <table:table-cell office:value-type="float" office:value="0.244908675551414" calcext:value-type="float">
            <text:p>0,2449086756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59835568" calcext:value-type="float">
            <text:p>4,59835568</text:p>
          </table:table-cell>
          <table:table-cell office:value-type="float" office:value="0.244908675551414" calcext:value-type="float">
            <text:p>0,2449086756</text:p>
          </table:table-cell>
          <table:table-cell office:value-type="float" office:value="1.42821669578552" calcext:value-type="float">
            <text:p>1,4282166958</text:p>
          </table:table-cell>
          <table:table-cell table:number-columns-repeated="15"/>
        </table:table-row>
        <table:table-row table:style-name="ro1">
          <table:table-cell office:value-type="float" office:value="4.60010972" calcext:value-type="float">
            <text:p>4,60010972</text:p>
          </table:table-cell>
          <table:table-cell office:value-type="float" office:value="0.244908675551414" calcext:value-type="float">
            <text:p>0,2449086756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0146294" calcext:value-type="float">
            <text:p>4,60146294</text:p>
          </table:table-cell>
          <table:table-cell office:value-type="float" office:value="0.244908675551414" calcext:value-type="float">
            <text:p>0,2449086756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0302886" calcext:value-type="float">
            <text:p>4,60302886</text:p>
          </table:table-cell>
          <table:table-cell office:value-type="float" office:value="0.244908675551414" calcext:value-type="float">
            <text:p>0,2449086756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0438932" calcext:value-type="float">
            <text:p>4,60438932</text:p>
          </table:table-cell>
          <table:table-cell office:value-type="float" office:value="0.244908675551414" calcext:value-type="float">
            <text:p>0,2449086756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0595174" calcext:value-type="float">
            <text:p>4,60595174</text:p>
          </table:table-cell>
          <table:table-cell office:value-type="float" office:value="0.244278252124786" calcext:value-type="float">
            <text:p>0,2442782521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0733194" calcext:value-type="float">
            <text:p>4,60733194</text:p>
          </table:table-cell>
          <table:table-cell office:value-type="float" office:value="0.244278252124786" calcext:value-type="float">
            <text:p>0,2442782521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0866734" calcext:value-type="float">
            <text:p>4,60866734</text:p>
          </table:table-cell>
          <table:table-cell office:value-type="float" office:value="0.244278252124786" calcext:value-type="float">
            <text:p>0,2442782521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1020028" calcext:value-type="float">
            <text:p>4,61020028</text:p>
          </table:table-cell>
          <table:table-cell office:value-type="float" office:value="0.244278252124786" calcext:value-type="float">
            <text:p>0,2442782521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1155004" calcext:value-type="float">
            <text:p>4,61155004</text:p>
          </table:table-cell>
          <table:table-cell office:value-type="float" office:value="0.244278252124786" calcext:value-type="float">
            <text:p>0,2442782521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1316456" calcext:value-type="float">
            <text:p>4,61316456</text:p>
          </table:table-cell>
          <table:table-cell office:value-type="float" office:value="0.244278252124786" calcext:value-type="float">
            <text:p>0,2442782521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145206" calcext:value-type="float">
            <text:p>4,6145206</text:p>
          </table:table-cell>
          <table:table-cell office:value-type="float" office:value="0.244278252124786" calcext:value-type="float">
            <text:p>0,2442782521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1608428" calcext:value-type="float">
            <text:p>4,61608428</text:p>
          </table:table-cell>
          <table:table-cell office:value-type="float" office:value="0.248003080487251" calcext:value-type="float">
            <text:p>0,248003080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1746298" calcext:value-type="float">
            <text:p>4,61746298</text:p>
          </table:table-cell>
          <table:table-cell office:value-type="float" office:value="0.248003080487251" calcext:value-type="float">
            <text:p>0,248003080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1897302" calcext:value-type="float">
            <text:p>4,61897302</text:p>
          </table:table-cell>
          <table:table-cell office:value-type="float" office:value="0.248003080487251" calcext:value-type="float">
            <text:p>0,248003080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2039326" calcext:value-type="float">
            <text:p>4,62039326</text:p>
          </table:table-cell>
          <table:table-cell office:value-type="float" office:value="0.248003080487251" calcext:value-type="float">
            <text:p>0,248003080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2192434" calcext:value-type="float">
            <text:p>4,62192434</text:p>
          </table:table-cell>
          <table:table-cell office:value-type="float" office:value="0.248003080487251" calcext:value-type="float">
            <text:p>0,248003080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2330018" calcext:value-type="float">
            <text:p>4,62330018</text:p>
          </table:table-cell>
          <table:table-cell office:value-type="float" office:value="0.248003080487251" calcext:value-type="float">
            <text:p>0,248003080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2463388" calcext:value-type="float">
            <text:p>4,62463388</text:p>
          </table:table-cell>
          <table:table-cell office:value-type="float" office:value="0.248003080487251" calcext:value-type="float">
            <text:p>0,248003080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2618964" calcext:value-type="float">
            <text:p>4,62618964</text:p>
          </table:table-cell>
          <table:table-cell office:value-type="float" office:value="0.254802882671356" calcext:value-type="float">
            <text:p>0,2548028827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2752702" calcext:value-type="float">
            <text:p>4,62752702</text:p>
          </table:table-cell>
          <table:table-cell office:value-type="float" office:value="0.254802882671356" calcext:value-type="float">
            <text:p>0,2548028827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2907524" calcext:value-type="float">
            <text:p>4,62907524</text:p>
          </table:table-cell>
          <table:table-cell office:value-type="float" office:value="0.254802882671356" calcext:value-type="float">
            <text:p>0,2548028827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3088826" calcext:value-type="float">
            <text:p>4,63088826</text:p>
          </table:table-cell>
          <table:table-cell office:value-type="float" office:value="0.254802882671356" calcext:value-type="float">
            <text:p>0,2548028827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3227858" calcext:value-type="float">
            <text:p>4,63227858</text:p>
          </table:table-cell>
          <table:table-cell office:value-type="float" office:value="0.254802882671356" calcext:value-type="float">
            <text:p>0,2548028827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336437" calcext:value-type="float">
            <text:p>4,6336437</text:p>
          </table:table-cell>
          <table:table-cell office:value-type="float" office:value="0.254802882671356" calcext:value-type="float">
            <text:p>0,2548028827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3525758" calcext:value-type="float">
            <text:p>4,63525758</text:p>
          </table:table-cell>
          <table:table-cell office:value-type="float" office:value="0.254802882671356" calcext:value-type="float">
            <text:p>0,2548028827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3661892" calcext:value-type="float">
            <text:p>4,63661892</text:p>
          </table:table-cell>
          <table:table-cell office:value-type="float" office:value="0.258298337459564" calcext:value-type="float">
            <text:p>0,258298337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3814224" calcext:value-type="float">
            <text:p>4,63814224</text:p>
          </table:table-cell>
          <table:table-cell office:value-type="float" office:value="0.258298337459564" calcext:value-type="float">
            <text:p>0,258298337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3948826" calcext:value-type="float">
            <text:p>4,63948826</text:p>
          </table:table-cell>
          <table:table-cell office:value-type="float" office:value="0.258298337459564" calcext:value-type="float">
            <text:p>0,258298337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4102586" calcext:value-type="float">
            <text:p>4,64102586</text:p>
          </table:table-cell>
          <table:table-cell office:value-type="float" office:value="0.258298337459564" calcext:value-type="float">
            <text:p>0,258298337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4242414" calcext:value-type="float">
            <text:p>4,64242414</text:p>
          </table:table-cell>
          <table:table-cell office:value-type="float" office:value="0.258298337459564" calcext:value-type="float">
            <text:p>0,258298337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439516" calcext:value-type="float">
            <text:p>4,6439516</text:p>
          </table:table-cell>
          <table:table-cell office:value-type="float" office:value="0.258298337459564" calcext:value-type="float">
            <text:p>0,258298337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4532188" calcext:value-type="float">
            <text:p>4,64532188</text:p>
          </table:table-cell>
          <table:table-cell office:value-type="float" office:value="0.258298337459564" calcext:value-type="float">
            <text:p>0,2582983375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4685432" calcext:value-type="float">
            <text:p>4,64685432</text:p>
          </table:table-cell>
          <table:table-cell office:value-type="float" office:value="0.260526388883591" calcext:value-type="float">
            <text:p>0,2605263889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4823668" calcext:value-type="float">
            <text:p>4,64823668</text:p>
          </table:table-cell>
          <table:table-cell office:value-type="float" office:value="0.260526388883591" calcext:value-type="float">
            <text:p>0,2605263889</text:p>
          </table:table-cell>
          <table:table-cell office:value-type="float" office:value="0.528706312179565" calcext:value-type="float">
            <text:p>0,5287063122</text:p>
          </table:table-cell>
          <table:table-cell table:number-columns-repeated="15"/>
        </table:table-row>
        <table:table-row table:style-name="ro1">
          <table:table-cell office:value-type="float" office:value="4.649833" calcext:value-type="float">
            <text:p>4,649833</text:p>
          </table:table-cell>
          <table:table-cell office:value-type="float" office:value="0.260526388883591" calcext:value-type="float">
            <text:p>0,260526388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5122052" calcext:value-type="float">
            <text:p>4,65122052</text:p>
          </table:table-cell>
          <table:table-cell office:value-type="float" office:value="0.260526388883591" calcext:value-type="float">
            <text:p>0,260526388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5258818" calcext:value-type="float">
            <text:p>4,65258818</text:p>
          </table:table-cell>
          <table:table-cell office:value-type="float" office:value="0.260526388883591" calcext:value-type="float">
            <text:p>0,260526388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5412574" calcext:value-type="float">
            <text:p>4,65412574</text:p>
          </table:table-cell>
          <table:table-cell office:value-type="float" office:value="0.260526388883591" calcext:value-type="float">
            <text:p>0,260526388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5546328" calcext:value-type="float">
            <text:p>4,65546328</text:p>
          </table:table-cell>
          <table:table-cell office:value-type="float" office:value="0.260526388883591" calcext:value-type="float">
            <text:p>0,260526388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570021" calcext:value-type="float">
            <text:p>4,6570021</text:p>
          </table:table-cell>
          <table:table-cell office:value-type="float" office:value="0.258068472146988" calcext:value-type="float">
            <text:p>0,258068472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584001" calcext:value-type="float">
            <text:p>4,6584001</text:p>
          </table:table-cell>
          <table:table-cell office:value-type="float" office:value="0.258068472146988" calcext:value-type="float">
            <text:p>0,258068472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5991382" calcext:value-type="float">
            <text:p>4,65991382</text:p>
          </table:table-cell>
          <table:table-cell office:value-type="float" office:value="0.258068472146988" calcext:value-type="float">
            <text:p>0,258068472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6129212" calcext:value-type="float">
            <text:p>4,66129212</text:p>
          </table:table-cell>
          <table:table-cell office:value-type="float" office:value="0.258068472146988" calcext:value-type="float">
            <text:p>0,258068472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6267424" calcext:value-type="float">
            <text:p>4,66267424</text:p>
          </table:table-cell>
          <table:table-cell office:value-type="float" office:value="0.258068472146988" calcext:value-type="float">
            <text:p>0,258068472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6420816" calcext:value-type="float">
            <text:p>4,66420816</text:p>
          </table:table-cell>
          <table:table-cell office:value-type="float" office:value="0.258068472146988" calcext:value-type="float">
            <text:p>0,258068472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6554296" calcext:value-type="float">
            <text:p>4,66554296</text:p>
          </table:table-cell>
          <table:table-cell office:value-type="float" office:value="0.258068472146988" calcext:value-type="float">
            <text:p>0,258068472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6710958" calcext:value-type="float">
            <text:p>4,66710958</text:p>
          </table:table-cell>
          <table:table-cell office:value-type="float" office:value="0.257627248764038" calcext:value-type="float">
            <text:p>0,2576272488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6845082" calcext:value-type="float">
            <text:p>4,66845082</text:p>
          </table:table-cell>
          <table:table-cell office:value-type="float" office:value="0.257627248764038" calcext:value-type="float">
            <text:p>0,2576272488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6998894" calcext:value-type="float">
            <text:p>4,66998894</text:p>
          </table:table-cell>
          <table:table-cell office:value-type="float" office:value="0.257627248764038" calcext:value-type="float">
            <text:p>0,2576272488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7137244" calcext:value-type="float">
            <text:p>4,67137244</text:p>
          </table:table-cell>
          <table:table-cell office:value-type="float" office:value="0.257627248764038" calcext:value-type="float">
            <text:p>0,2576272488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7289594" calcext:value-type="float">
            <text:p>4,67289594</text:p>
          </table:table-cell>
          <table:table-cell office:value-type="float" office:value="0.257627248764038" calcext:value-type="float">
            <text:p>0,2576272488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7427" calcext:value-type="float">
            <text:p>4,67427</text:p>
          </table:table-cell>
          <table:table-cell office:value-type="float" office:value="0.257627248764038" calcext:value-type="float">
            <text:p>0,2576272488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7560922" calcext:value-type="float">
            <text:p>4,67560922</text:p>
          </table:table-cell>
          <table:table-cell office:value-type="float" office:value="0.257627248764038" calcext:value-type="float">
            <text:p>0,2576272488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7712886" calcext:value-type="float">
            <text:p>4,67712886</text:p>
          </table:table-cell>
          <table:table-cell office:value-type="float" office:value="0.258347928524017" calcext:value-type="float">
            <text:p>0,2583479285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7846892" calcext:value-type="float">
            <text:p>4,67846892</text:p>
          </table:table-cell>
          <table:table-cell office:value-type="float" office:value="0.258347928524017" calcext:value-type="float">
            <text:p>0,2583479285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800017" calcext:value-type="float">
            <text:p>4,6800017</text:p>
          </table:table-cell>
          <table:table-cell office:value-type="float" office:value="0.258347928524017" calcext:value-type="float">
            <text:p>0,2583479285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8136808" calcext:value-type="float">
            <text:p>4,68136808</text:p>
          </table:table-cell>
          <table:table-cell office:value-type="float" office:value="0.258347928524017" calcext:value-type="float">
            <text:p>0,2583479285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8293908" calcext:value-type="float">
            <text:p>4,68293908</text:p>
          </table:table-cell>
          <table:table-cell office:value-type="float" office:value="0.258347928524017" calcext:value-type="float">
            <text:p>0,2583479285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8432164" calcext:value-type="float">
            <text:p>4,68432164</text:p>
          </table:table-cell>
          <table:table-cell office:value-type="float" office:value="0.258347928524017" calcext:value-type="float">
            <text:p>0,2583479285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8567122" calcext:value-type="float">
            <text:p>4,68567122</text:p>
          </table:table-cell>
          <table:table-cell office:value-type="float" office:value="0.260272741317749" calcext:value-type="float">
            <text:p>0,2602727413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8719008" calcext:value-type="float">
            <text:p>4,68719008</text:p>
          </table:table-cell>
          <table:table-cell office:value-type="float" office:value="0.255236446857452" calcext:value-type="float">
            <text:p>0,255236446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8852942" calcext:value-type="float">
            <text:p>4,68852942</text:p>
          </table:table-cell>
          <table:table-cell office:value-type="float" office:value="0.255236446857452" calcext:value-type="float">
            <text:p>0,255236446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9005614" calcext:value-type="float">
            <text:p>4,69005614</text:p>
          </table:table-cell>
          <table:table-cell office:value-type="float" office:value="0.255236446857452" calcext:value-type="float">
            <text:p>0,255236446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9142482" calcext:value-type="float">
            <text:p>4,69142482</text:p>
          </table:table-cell>
          <table:table-cell office:value-type="float" office:value="0.255236446857452" calcext:value-type="float">
            <text:p>0,255236446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9297798" calcext:value-type="float">
            <text:p>4,69297798</text:p>
          </table:table-cell>
          <table:table-cell office:value-type="float" office:value="0.255236446857452" calcext:value-type="float">
            <text:p>0,255236446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9435974" calcext:value-type="float">
            <text:p>4,69435974</text:p>
          </table:table-cell>
          <table:table-cell office:value-type="float" office:value="0.255236446857452" calcext:value-type="float">
            <text:p>0,2552364469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9585224" calcext:value-type="float">
            <text:p>4,69585224</text:p>
          </table:table-cell>
          <table:table-cell office:value-type="float" office:value="0.249626696109772" calcext:value-type="float">
            <text:p>0,249626696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9722552" calcext:value-type="float">
            <text:p>4,69722552</text:p>
          </table:table-cell>
          <table:table-cell office:value-type="float" office:value="0.249626696109772" calcext:value-type="float">
            <text:p>0,249626696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69856982" calcext:value-type="float">
            <text:p>4,69856982</text:p>
          </table:table-cell>
          <table:table-cell office:value-type="float" office:value="0.249626696109772" calcext:value-type="float">
            <text:p>0,2496266961</text:p>
          </table:table-cell>
          <table:table-cell office:value-type="float" office:value="0.312354266643524" calcext:value-type="float">
            <text:p>0,3123542666</text:p>
          </table:table-cell>
          <table:table-cell table:number-columns-repeated="15"/>
        </table:table-row>
        <table:table-row table:style-name="ro1">
          <table:table-cell office:value-type="float" office:value="4.70035806" calcext:value-type="float">
            <text:p>4,70035806</text:p>
          </table:table-cell>
          <table:table-cell office:value-type="float" office:value="0.249626696109772" calcext:value-type="float">
            <text:p>0,2496266961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0189332" calcext:value-type="float">
            <text:p>4,70189332</text:p>
          </table:table-cell>
          <table:table-cell office:value-type="float" office:value="0.249626696109772" calcext:value-type="float">
            <text:p>0,2496266961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0328304" calcext:value-type="float">
            <text:p>4,70328304</text:p>
          </table:table-cell>
          <table:table-cell office:value-type="float" office:value="0.249626696109772" calcext:value-type="float">
            <text:p>0,2496266961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0464398" calcext:value-type="float">
            <text:p>4,70464398</text:p>
          </table:table-cell>
          <table:table-cell office:value-type="float" office:value="0.249626696109772" calcext:value-type="float">
            <text:p>0,2496266961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0616058" calcext:value-type="float">
            <text:p>4,70616058</text:p>
          </table:table-cell>
          <table:table-cell office:value-type="float" office:value="0.247065201401711" calcext:value-type="float">
            <text:p>0,247065201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0752782" calcext:value-type="float">
            <text:p>4,70752782</text:p>
          </table:table-cell>
          <table:table-cell office:value-type="float" office:value="0.247065201401711" calcext:value-type="float">
            <text:p>0,247065201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0904862" calcext:value-type="float">
            <text:p>4,70904862</text:p>
          </table:table-cell>
          <table:table-cell office:value-type="float" office:value="0.247065201401711" calcext:value-type="float">
            <text:p>0,247065201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1044398" calcext:value-type="float">
            <text:p>4,71044398</text:p>
          </table:table-cell>
          <table:table-cell office:value-type="float" office:value="0.247065201401711" calcext:value-type="float">
            <text:p>0,247065201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1197368" calcext:value-type="float">
            <text:p>4,71197368</text:p>
          </table:table-cell>
          <table:table-cell office:value-type="float" office:value="0.247065201401711" calcext:value-type="float">
            <text:p>0,247065201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1417418" calcext:value-type="float">
            <text:p>4,71417418</text:p>
          </table:table-cell>
          <table:table-cell office:value-type="float" office:value="0.247065201401711" calcext:value-type="float">
            <text:p>0,247065201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1627542" calcext:value-type="float">
            <text:p>4,71627542</text:p>
          </table:table-cell>
          <table:table-cell office:value-type="float" office:value="0.247065201401711" calcext:value-type="float">
            <text:p>0,247065201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1823024" calcext:value-type="float">
            <text:p>4,71823024</text:p>
          </table:table-cell>
          <table:table-cell office:value-type="float" office:value="0.246171727776527" calcext:value-type="float">
            <text:p>0,2461717278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195464" calcext:value-type="float">
            <text:p>4,7195464</text:p>
          </table:table-cell>
          <table:table-cell office:value-type="float" office:value="0.246171727776527" calcext:value-type="float">
            <text:p>0,2461717278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215661" calcext:value-type="float">
            <text:p>4,7215661</text:p>
          </table:table-cell>
          <table:table-cell office:value-type="float" office:value="0.246171727776527" calcext:value-type="float">
            <text:p>0,2461717278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2361926" calcext:value-type="float">
            <text:p>4,72361926</text:p>
          </table:table-cell>
          <table:table-cell office:value-type="float" office:value="0.246171727776527" calcext:value-type="float">
            <text:p>0,2461717278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250836" calcext:value-type="float">
            <text:p>4,7250836</text:p>
          </table:table-cell>
          <table:table-cell office:value-type="float" office:value="0.246171727776527" calcext:value-type="float">
            <text:p>0,2461717278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2711988" calcext:value-type="float">
            <text:p>4,72711988</text:p>
          </table:table-cell>
          <table:table-cell office:value-type="float" office:value="0.240951925516129" calcext:value-type="float">
            <text:p>0,2409519255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2917636" calcext:value-type="float">
            <text:p>4,72917636</text:p>
          </table:table-cell>
          <table:table-cell office:value-type="float" office:value="0.240951925516129" calcext:value-type="float">
            <text:p>0,2409519255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3048486" calcext:value-type="float">
            <text:p>4,73048486</text:p>
          </table:table-cell>
          <table:table-cell office:value-type="float" office:value="0.240951925516129" calcext:value-type="float">
            <text:p>0,2409519255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3253674" calcext:value-type="float">
            <text:p>4,73253674</text:p>
          </table:table-cell>
          <table:table-cell office:value-type="float" office:value="0.240951925516129" calcext:value-type="float">
            <text:p>0,2409519255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3462658" calcext:value-type="float">
            <text:p>4,73462658</text:p>
          </table:table-cell>
          <table:table-cell office:value-type="float" office:value="0.240951925516129" calcext:value-type="float">
            <text:p>0,2409519255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3667852" calcext:value-type="float">
            <text:p>4,73667852</text:p>
          </table:table-cell>
          <table:table-cell office:value-type="float" office:value="0.233784109354019" calcext:value-type="float">
            <text:p>0,233784109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3813322" calcext:value-type="float">
            <text:p>4,73813322</text:p>
          </table:table-cell>
          <table:table-cell office:value-type="float" office:value="0.233784109354019" calcext:value-type="float">
            <text:p>0,233784109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4017132" calcext:value-type="float">
            <text:p>4,74017132</text:p>
          </table:table-cell>
          <table:table-cell office:value-type="float" office:value="0.233784109354019" calcext:value-type="float">
            <text:p>0,233784109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422965" calcext:value-type="float">
            <text:p>4,7422965</text:p>
          </table:table-cell>
          <table:table-cell office:value-type="float" office:value="0.233784109354019" calcext:value-type="float">
            <text:p>0,233784109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44257" calcext:value-type="float">
            <text:p>4,744257</text:p>
          </table:table-cell>
          <table:table-cell office:value-type="float" office:value="0.233784109354019" calcext:value-type="float">
            <text:p>0,233784109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4555364" calcext:value-type="float">
            <text:p>4,74555364</text:p>
          </table:table-cell>
          <table:table-cell office:value-type="float" office:value="0.233784109354019" calcext:value-type="float">
            <text:p>0,2337841094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4756764" calcext:value-type="float">
            <text:p>4,74756764</text:p>
          </table:table-cell>
          <table:table-cell office:value-type="float" office:value="0.230086445808411" calcext:value-type="float">
            <text:p>0,2300864458</text:p>
          </table:table-cell>
          <table:table-cell office:value-type="float" office:value="-0.217993855476379" calcext:value-type="float">
            <text:p>-0,2179938555</text:p>
          </table:table-cell>
          <table:table-cell table:number-columns-repeated="15"/>
        </table:table-row>
        <table:table-row table:style-name="ro1">
          <table:table-cell office:value-type="float" office:value="4.74984874" calcext:value-type="float">
            <text:p>4,74984874</text:p>
          </table:table-cell>
          <table:table-cell office:value-type="float" office:value="0.230086445808411" calcext:value-type="float">
            <text:p>0,2300864458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511501" calcext:value-type="float">
            <text:p>4,7511501</text:p>
          </table:table-cell>
          <table:table-cell office:value-type="float" office:value="0.230086445808411" calcext:value-type="float">
            <text:p>0,2300864458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5314664" calcext:value-type="float">
            <text:p>4,75314664</text:p>
          </table:table-cell>
          <table:table-cell office:value-type="float" office:value="0.230086445808411" calcext:value-type="float">
            <text:p>0,2300864458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5527276" calcext:value-type="float">
            <text:p>4,75527276</text:p>
          </table:table-cell>
          <table:table-cell office:value-type="float" office:value="0.230086445808411" calcext:value-type="float">
            <text:p>0,2300864458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5731736" calcext:value-type="float">
            <text:p>4,75731736</text:p>
          </table:table-cell>
          <table:table-cell office:value-type="float" office:value="0.227789387106895" calcext:value-type="float">
            <text:p>0,2277893871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5860496" calcext:value-type="float">
            <text:p>4,75860496</text:p>
          </table:table-cell>
          <table:table-cell office:value-type="float" office:value="0.227789387106895" calcext:value-type="float">
            <text:p>0,2277893871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6059338" calcext:value-type="float">
            <text:p>4,76059338</text:p>
          </table:table-cell>
          <table:table-cell office:value-type="float" office:value="0.227789387106895" calcext:value-type="float">
            <text:p>0,2277893871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6222798" calcext:value-type="float">
            <text:p>4,76222798</text:p>
          </table:table-cell>
          <table:table-cell office:value-type="float" office:value="0.227789387106895" calcext:value-type="float">
            <text:p>0,2277893871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635493" calcext:value-type="float">
            <text:p>4,7635493</text:p>
          </table:table-cell>
          <table:table-cell office:value-type="float" office:value="0.227789387106895" calcext:value-type="float">
            <text:p>0,2277893871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650899" calcext:value-type="float">
            <text:p>4,7650899</text:p>
          </table:table-cell>
          <table:table-cell office:value-type="float" office:value="0.227789387106895" calcext:value-type="float">
            <text:p>0,2277893871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6644622" calcext:value-type="float">
            <text:p>4,76644622</text:p>
          </table:table-cell>
          <table:table-cell office:value-type="float" office:value="0.22620002925396" calcext:value-type="float">
            <text:p>0,2262000293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679711" calcext:value-type="float">
            <text:p>4,7679711</text:p>
          </table:table-cell>
          <table:table-cell office:value-type="float" office:value="0.22620002925396" calcext:value-type="float">
            <text:p>0,2262000293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6932974" calcext:value-type="float">
            <text:p>4,76932974</text:p>
          </table:table-cell>
          <table:table-cell office:value-type="float" office:value="0.22620002925396" calcext:value-type="float">
            <text:p>0,2262000293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710318" calcext:value-type="float">
            <text:p>4,7710318</text:p>
          </table:table-cell>
          <table:table-cell office:value-type="float" office:value="0.22620002925396" calcext:value-type="float">
            <text:p>0,2262000293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7248028" calcext:value-type="float">
            <text:p>4,77248028</text:p>
          </table:table-cell>
          <table:table-cell office:value-type="float" office:value="0.22620002925396" calcext:value-type="float">
            <text:p>0,2262000293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7399774" calcext:value-type="float">
            <text:p>4,77399774</text:p>
          </table:table-cell>
          <table:table-cell office:value-type="float" office:value="0.22620002925396" calcext:value-type="float">
            <text:p>0,2262000293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7540422" calcext:value-type="float">
            <text:p>4,77540422</text:p>
          </table:table-cell>
          <table:table-cell office:value-type="float" office:value="0.22620002925396" calcext:value-type="float">
            <text:p>0,2262000293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769046" calcext:value-type="float">
            <text:p>4,7769046</text:p>
          </table:table-cell>
          <table:table-cell office:value-type="float" office:value="0.220852196216583" calcext:value-type="float">
            <text:p>0,220852196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7828064" calcext:value-type="float">
            <text:p>4,77828064</text:p>
          </table:table-cell>
          <table:table-cell office:value-type="float" office:value="0.220852196216583" calcext:value-type="float">
            <text:p>0,220852196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796124" calcext:value-type="float">
            <text:p>4,7796124</text:p>
          </table:table-cell>
          <table:table-cell office:value-type="float" office:value="0.220852196216583" calcext:value-type="float">
            <text:p>0,220852196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8114258" calcext:value-type="float">
            <text:p>4,78114258</text:p>
          </table:table-cell>
          <table:table-cell office:value-type="float" office:value="0.220852196216583" calcext:value-type="float">
            <text:p>0,220852196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8254914" calcext:value-type="float">
            <text:p>4,78254914</text:p>
          </table:table-cell>
          <table:table-cell office:value-type="float" office:value="0.220852196216583" calcext:value-type="float">
            <text:p>0,220852196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8404126" calcext:value-type="float">
            <text:p>4,78404126</text:p>
          </table:table-cell>
          <table:table-cell office:value-type="float" office:value="0.220852196216583" calcext:value-type="float">
            <text:p>0,220852196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8543758" calcext:value-type="float">
            <text:p>4,78543758</text:p>
          </table:table-cell>
          <table:table-cell office:value-type="float" office:value="0.220852196216583" calcext:value-type="float">
            <text:p>0,220852196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8694802" calcext:value-type="float">
            <text:p>4,78694802</text:p>
          </table:table-cell>
          <table:table-cell office:value-type="float" office:value="0.217661470174789" calcext:value-type="float">
            <text:p>0,217661470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8831882" calcext:value-type="float">
            <text:p>4,78831882</text:p>
          </table:table-cell>
          <table:table-cell office:value-type="float" office:value="0.217661470174789" calcext:value-type="float">
            <text:p>0,217661470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896558" calcext:value-type="float">
            <text:p>4,7896558</text:p>
          </table:table-cell>
          <table:table-cell office:value-type="float" office:value="0.217661470174789" calcext:value-type="float">
            <text:p>0,217661470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9118004" calcext:value-type="float">
            <text:p>4,79118004</text:p>
          </table:table-cell>
          <table:table-cell office:value-type="float" office:value="0.217661470174789" calcext:value-type="float">
            <text:p>0,217661470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9396332" calcext:value-type="float">
            <text:p>4,79396332</text:p>
          </table:table-cell>
          <table:table-cell office:value-type="float" office:value="0.217661470174789" calcext:value-type="float">
            <text:p>0,217661470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9597676" calcext:value-type="float">
            <text:p>4,79597676</text:p>
          </table:table-cell>
          <table:table-cell office:value-type="float" office:value="0.217661470174789" calcext:value-type="float">
            <text:p>0,2176614702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9728154" calcext:value-type="float">
            <text:p>4,79728154</text:p>
          </table:table-cell>
          <table:table-cell office:value-type="float" office:value="0.216086685657501" calcext:value-type="float">
            <text:p>0,2160866857</text:p>
          </table:table-cell>
          <table:table-cell office:value-type="float" office:value="-0.390805006027222" calcext:value-type="float">
            <text:p>-0,390805006</text:p>
          </table:table-cell>
          <table:table-cell table:number-columns-repeated="15"/>
        </table:table-row>
        <table:table-row table:style-name="ro1">
          <table:table-cell office:value-type="float" office:value="4.79951786" calcext:value-type="float">
            <text:p>4,79951786</text:p>
          </table:table-cell>
          <table:table-cell office:value-type="float" office:value="0.216086685657501" calcext:value-type="float">
            <text:p>0,2160866857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0150088" calcext:value-type="float">
            <text:p>4,80150088</text:p>
          </table:table-cell>
          <table:table-cell office:value-type="float" office:value="0.216086685657501" calcext:value-type="float">
            <text:p>0,2160866857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03572" calcext:value-type="float">
            <text:p>4,803572</text:p>
          </table:table-cell>
          <table:table-cell office:value-type="float" office:value="0.216086685657501" calcext:value-type="float">
            <text:p>0,2160866857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0505644" calcext:value-type="float">
            <text:p>4,80505644</text:p>
          </table:table-cell>
          <table:table-cell office:value-type="float" office:value="0.216086685657501" calcext:value-type="float">
            <text:p>0,2160866857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0703034" calcext:value-type="float">
            <text:p>4,80703034</text:p>
          </table:table-cell>
          <table:table-cell office:value-type="float" office:value="0.214780613780022" calcext:value-type="float">
            <text:p>0,2147806138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0910968" calcext:value-type="float">
            <text:p>4,80910968</text:p>
          </table:table-cell>
          <table:table-cell office:value-type="float" office:value="0.214780613780022" calcext:value-type="float">
            <text:p>0,2147806138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1050394" calcext:value-type="float">
            <text:p>4,81050394</text:p>
          </table:table-cell>
          <table:table-cell office:value-type="float" office:value="0.214780613780022" calcext:value-type="float">
            <text:p>0,2147806138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125446" calcext:value-type="float">
            <text:p>4,8125446</text:p>
          </table:table-cell>
          <table:table-cell office:value-type="float" office:value="0.214780613780022" calcext:value-type="float">
            <text:p>0,2147806138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1505218" calcext:value-type="float">
            <text:p>4,81505218</text:p>
          </table:table-cell>
          <table:table-cell office:value-type="float" office:value="0.214780613780022" calcext:value-type="float">
            <text:p>0,2147806138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171292" calcext:value-type="float">
            <text:p>4,8171292</text:p>
          </table:table-cell>
          <table:table-cell office:value-type="float" office:value="0.209565997123718" calcext:value-type="float">
            <text:p>0,2095659971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1844502" calcext:value-type="float">
            <text:p>4,81844502</text:p>
          </table:table-cell>
          <table:table-cell office:value-type="float" office:value="0.209565997123718" calcext:value-type="float">
            <text:p>0,2095659971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2042758" calcext:value-type="float">
            <text:p>4,82042758</text:p>
          </table:table-cell>
          <table:table-cell office:value-type="float" office:value="0.209565997123718" calcext:value-type="float">
            <text:p>0,2095659971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2252968" calcext:value-type="float">
            <text:p>4,82252968</text:p>
          </table:table-cell>
          <table:table-cell office:value-type="float" office:value="0.209565997123718" calcext:value-type="float">
            <text:p>0,2095659971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2455814" calcext:value-type="float">
            <text:p>4,82455814</text:p>
          </table:table-cell>
          <table:table-cell office:value-type="float" office:value="0.209565997123718" calcext:value-type="float">
            <text:p>0,2095659971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2599796" calcext:value-type="float">
            <text:p>4,82599796</text:p>
          </table:table-cell>
          <table:table-cell office:value-type="float" office:value="0.206723898649216" calcext:value-type="float">
            <text:p>0,2067238986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279819" calcext:value-type="float">
            <text:p>4,8279819</text:p>
          </table:table-cell>
          <table:table-cell office:value-type="float" office:value="0.206723898649216" calcext:value-type="float">
            <text:p>0,2067238986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301036" calcext:value-type="float">
            <text:p>4,8301036</text:p>
          </table:table-cell>
          <table:table-cell office:value-type="float" office:value="0.206723898649216" calcext:value-type="float">
            <text:p>0,2067238986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3219696" calcext:value-type="float">
            <text:p>4,83219696</text:p>
          </table:table-cell>
          <table:table-cell office:value-type="float" office:value="0.206723898649216" calcext:value-type="float">
            <text:p>0,2067238986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3350912" calcext:value-type="float">
            <text:p>4,83350912</text:p>
          </table:table-cell>
          <table:table-cell office:value-type="float" office:value="0.206723898649216" calcext:value-type="float">
            <text:p>0,2067238986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355281" calcext:value-type="float">
            <text:p>4,8355281</text:p>
          </table:table-cell>
          <table:table-cell office:value-type="float" office:value="0.206723898649216" calcext:value-type="float">
            <text:p>0,2067238986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3751162" calcext:value-type="float">
            <text:p>4,83751162</text:p>
          </table:table-cell>
          <table:table-cell office:value-type="float" office:value="0.209733664989471" calcext:value-type="float">
            <text:p>0,209733665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3896702" calcext:value-type="float">
            <text:p>4,83896702</text:p>
          </table:table-cell>
          <table:table-cell office:value-type="float" office:value="0.209733664989471" calcext:value-type="float">
            <text:p>0,209733665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4100438" calcext:value-type="float">
            <text:p>4,84100438</text:p>
          </table:table-cell>
          <table:table-cell office:value-type="float" office:value="0.209733664989471" calcext:value-type="float">
            <text:p>0,209733665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4315452" calcext:value-type="float">
            <text:p>4,84315452</text:p>
          </table:table-cell>
          <table:table-cell office:value-type="float" office:value="0.209733664989471" calcext:value-type="float">
            <text:p>0,209733665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4523204" calcext:value-type="float">
            <text:p>4,84523204</text:p>
          </table:table-cell>
          <table:table-cell office:value-type="float" office:value="0.209733664989471" calcext:value-type="float">
            <text:p>0,209733665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4654688" calcext:value-type="float">
            <text:p>4,84654688</text:p>
          </table:table-cell>
          <table:table-cell office:value-type="float" office:value="0.210965424776077" calcext:value-type="float">
            <text:p>0,2109654248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4855424" calcext:value-type="float">
            <text:p>4,84855424</text:p>
          </table:table-cell>
          <table:table-cell office:value-type="float" office:value="0.210965424776077" calcext:value-type="float">
            <text:p>0,2109654248</text:p>
          </table:table-cell>
          <table:table-cell office:value-type="float" office:value="-0.279995203018188" calcext:value-type="float">
            <text:p>-0,279995203</text:p>
          </table:table-cell>
          <table:table-cell table:number-columns-repeated="15"/>
        </table:table-row>
        <table:table-row table:style-name="ro1">
          <table:table-cell office:value-type="float" office:value="4.85062578" calcext:value-type="float">
            <text:p>4,85062578</text:p>
          </table:table-cell>
          <table:table-cell office:value-type="float" office:value="0.210965424776077" calcext:value-type="float">
            <text:p>0,210965424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5212902" calcext:value-type="float">
            <text:p>4,85212902</text:p>
          </table:table-cell>
          <table:table-cell office:value-type="float" office:value="0.210965424776077" calcext:value-type="float">
            <text:p>0,210965424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5423546" calcext:value-type="float">
            <text:p>4,85423546</text:p>
          </table:table-cell>
          <table:table-cell office:value-type="float" office:value="0.210965424776077" calcext:value-type="float">
            <text:p>0,210965424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5627596" calcext:value-type="float">
            <text:p>4,85627596</text:p>
          </table:table-cell>
          <table:table-cell office:value-type="float" office:value="0.210965424776077" calcext:value-type="float">
            <text:p>0,210965424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5823836" calcext:value-type="float">
            <text:p>4,85823836</text:p>
          </table:table-cell>
          <table:table-cell office:value-type="float" office:value="0.207005843520164" calcext:value-type="float">
            <text:p>0,2070058435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5950978" calcext:value-type="float">
            <text:p>4,85950978</text:p>
          </table:table-cell>
          <table:table-cell office:value-type="float" office:value="0.207005843520164" calcext:value-type="float">
            <text:p>0,2070058435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6159072" calcext:value-type="float">
            <text:p>4,86159072</text:p>
          </table:table-cell>
          <table:table-cell office:value-type="float" office:value="0.207005843520164" calcext:value-type="float">
            <text:p>0,2070058435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6365634" calcext:value-type="float">
            <text:p>4,86365634</text:p>
          </table:table-cell>
          <table:table-cell office:value-type="float" office:value="0.207005843520164" calcext:value-type="float">
            <text:p>0,2070058435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6511858" calcext:value-type="float">
            <text:p>4,86511858</text:p>
          </table:table-cell>
          <table:table-cell office:value-type="float" office:value="0.207005843520164" calcext:value-type="float">
            <text:p>0,2070058435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6715222" calcext:value-type="float">
            <text:p>4,86715222</text:p>
          </table:table-cell>
          <table:table-cell office:value-type="float" office:value="0.204889491200447" calcext:value-type="float">
            <text:p>0,2048894912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691886" calcext:value-type="float">
            <text:p>4,8691886</text:p>
          </table:table-cell>
          <table:table-cell office:value-type="float" office:value="0.204889491200447" calcext:value-type="float">
            <text:p>0,2048894912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7119704" calcext:value-type="float">
            <text:p>4,87119704</text:p>
          </table:table-cell>
          <table:table-cell office:value-type="float" office:value="0.204889491200447" calcext:value-type="float">
            <text:p>0,2048894912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725413" calcext:value-type="float">
            <text:p>4,8725413</text:p>
          </table:table-cell>
          <table:table-cell office:value-type="float" office:value="0.204889491200447" calcext:value-type="float">
            <text:p>0,2048894912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7462256" calcext:value-type="float">
            <text:p>4,87462256</text:p>
          </table:table-cell>
          <table:table-cell office:value-type="float" office:value="0.204889491200447" calcext:value-type="float">
            <text:p>0,2048894912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7665928" calcext:value-type="float">
            <text:p>4,87665928</text:p>
          </table:table-cell>
          <table:table-cell office:value-type="float" office:value="0.203625410795212" calcext:value-type="float">
            <text:p>0,203625410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7811006" calcext:value-type="float">
            <text:p>4,87811006</text:p>
          </table:table-cell>
          <table:table-cell office:value-type="float" office:value="0.203625410795212" calcext:value-type="float">
            <text:p>0,203625410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8001516" calcext:value-type="float">
            <text:p>4,88001516</text:p>
          </table:table-cell>
          <table:table-cell office:value-type="float" office:value="0.203625410795212" calcext:value-type="float">
            <text:p>0,203625410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8142562" calcext:value-type="float">
            <text:p>4,88142562</text:p>
          </table:table-cell>
          <table:table-cell office:value-type="float" office:value="0.203625410795212" calcext:value-type="float">
            <text:p>0,203625410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8295982" calcext:value-type="float">
            <text:p>4,88295982</text:p>
          </table:table-cell>
          <table:table-cell office:value-type="float" office:value="0.203625410795212" calcext:value-type="float">
            <text:p>0,203625410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8434452" calcext:value-type="float">
            <text:p>4,88434452</text:p>
          </table:table-cell>
          <table:table-cell office:value-type="float" office:value="0.203625410795212" calcext:value-type="float">
            <text:p>0,203625410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8568136" calcext:value-type="float">
            <text:p>4,88568136</text:p>
          </table:table-cell>
          <table:table-cell office:value-type="float" office:value="0.20326255261898" calcext:value-type="float">
            <text:p>0,2032625526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8721564" calcext:value-type="float">
            <text:p>4,88721564</text:p>
          </table:table-cell>
          <table:table-cell office:value-type="float" office:value="0.20326255261898" calcext:value-type="float">
            <text:p>0,2032625526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885721" calcext:value-type="float">
            <text:p>4,8885721</text:p>
          </table:table-cell>
          <table:table-cell office:value-type="float" office:value="0.20326255261898" calcext:value-type="float">
            <text:p>0,2032625526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9007454" calcext:value-type="float">
            <text:p>4,89007454</text:p>
          </table:table-cell>
          <table:table-cell office:value-type="float" office:value="0.20326255261898" calcext:value-type="float">
            <text:p>0,2032625526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9145512" calcext:value-type="float">
            <text:p>4,89145512</text:p>
          </table:table-cell>
          <table:table-cell office:value-type="float" office:value="0.20326255261898" calcext:value-type="float">
            <text:p>0,2032625526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9299658" calcext:value-type="float">
            <text:p>4,89299658</text:p>
          </table:table-cell>
          <table:table-cell office:value-type="float" office:value="0.20326255261898" calcext:value-type="float">
            <text:p>0,2032625526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9438312" calcext:value-type="float">
            <text:p>4,89438312</text:p>
          </table:table-cell>
          <table:table-cell office:value-type="float" office:value="0.20326255261898" calcext:value-type="float">
            <text:p>0,2032625526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9690518" calcext:value-type="float">
            <text:p>4,89690518</text:p>
          </table:table-cell>
          <table:table-cell office:value-type="float" office:value="0.202875211834908" calcext:value-type="float">
            <text:p>0,202875211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89822146" calcext:value-type="float">
            <text:p>4,89822146</text:p>
          </table:table-cell>
          <table:table-cell office:value-type="float" office:value="0.202875211834908" calcext:value-type="float">
            <text:p>0,2028752118</text:p>
          </table:table-cell>
          <table:table-cell office:value-type="float" office:value="-0.102425217628479" calcext:value-type="float">
            <text:p>-0,1024252176</text:p>
          </table:table-cell>
          <table:table-cell table:number-columns-repeated="15"/>
        </table:table-row>
        <table:table-row table:style-name="ro1">
          <table:table-cell office:value-type="float" office:value="4.90048182" calcext:value-type="float">
            <text:p>4,90048182</text:p>
          </table:table-cell>
          <table:table-cell office:value-type="float" office:value="0.202875211834908" calcext:value-type="float">
            <text:p>0,2028752118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0247668" calcext:value-type="float">
            <text:p>4,90247668</text:p>
          </table:table-cell>
          <table:table-cell office:value-type="float" office:value="0.202875211834908" calcext:value-type="float">
            <text:p>0,2028752118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0391502" calcext:value-type="float">
            <text:p>4,90391502</text:p>
          </table:table-cell>
          <table:table-cell office:value-type="float" office:value="0.202875211834908" calcext:value-type="float">
            <text:p>0,2028752118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059544" calcext:value-type="float">
            <text:p>4,9059544</text:p>
          </table:table-cell>
          <table:table-cell office:value-type="float" office:value="0.202553063631058" calcext:value-type="float">
            <text:p>0,2025530636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0800264" calcext:value-type="float">
            <text:p>4,90800264</text:p>
          </table:table-cell>
          <table:table-cell office:value-type="float" office:value="0.202553063631058" calcext:value-type="float">
            <text:p>0,2025530636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1013762" calcext:value-type="float">
            <text:p>4,91013762</text:p>
          </table:table-cell>
          <table:table-cell office:value-type="float" office:value="0.202553063631058" calcext:value-type="float">
            <text:p>0,2025530636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1144586" calcext:value-type="float">
            <text:p>4,91144586</text:p>
          </table:table-cell>
          <table:table-cell office:value-type="float" office:value="0.202553063631058" calcext:value-type="float">
            <text:p>0,2025530636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1331748" calcext:value-type="float">
            <text:p>4,91331748</text:p>
          </table:table-cell>
          <table:table-cell office:value-type="float" office:value="0.202553063631058" calcext:value-type="float">
            <text:p>0,2025530636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1482658" calcext:value-type="float">
            <text:p>4,91482658</text:p>
          </table:table-cell>
          <table:table-cell office:value-type="float" office:value="0.202553063631058" calcext:value-type="float">
            <text:p>0,2025530636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1620052" calcext:value-type="float">
            <text:p>4,91620052</text:p>
          </table:table-cell>
          <table:table-cell office:value-type="float" office:value="0.202520444989204" calcext:value-type="float">
            <text:p>0,2025204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1760346" calcext:value-type="float">
            <text:p>4,91760346</text:p>
          </table:table-cell>
          <table:table-cell office:value-type="float" office:value="0.202520444989204" calcext:value-type="float">
            <text:p>0,2025204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1911162" calcext:value-type="float">
            <text:p>4,91911162</text:p>
          </table:table-cell>
          <table:table-cell office:value-type="float" office:value="0.202520444989204" calcext:value-type="float">
            <text:p>0,2025204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2050618" calcext:value-type="float">
            <text:p>4,92050618</text:p>
          </table:table-cell>
          <table:table-cell office:value-type="float" office:value="0.202520444989204" calcext:value-type="float">
            <text:p>0,2025204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2208066" calcext:value-type="float">
            <text:p>4,92208066</text:p>
          </table:table-cell>
          <table:table-cell office:value-type="float" office:value="0.202520444989204" calcext:value-type="float">
            <text:p>0,2025204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2344802" calcext:value-type="float">
            <text:p>4,92344802</text:p>
          </table:table-cell>
          <table:table-cell office:value-type="float" office:value="0.202520444989204" calcext:value-type="float">
            <text:p>0,2025204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2497986" calcext:value-type="float">
            <text:p>4,92497986</text:p>
          </table:table-cell>
          <table:table-cell office:value-type="float" office:value="0.202520444989204" calcext:value-type="float">
            <text:p>0,2025204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2634374" calcext:value-type="float">
            <text:p>4,92634374</text:p>
          </table:table-cell>
          <table:table-cell office:value-type="float" office:value="0.202577516436577" calcext:value-type="float">
            <text:p>0,2025775164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2786244" calcext:value-type="float">
            <text:p>4,92786244</text:p>
          </table:table-cell>
          <table:table-cell office:value-type="float" office:value="0.202577516436577" calcext:value-type="float">
            <text:p>0,2025775164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2922738" calcext:value-type="float">
            <text:p>4,92922738</text:p>
          </table:table-cell>
          <table:table-cell office:value-type="float" office:value="0.202577516436577" calcext:value-type="float">
            <text:p>0,2025775164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3138492" calcext:value-type="float">
            <text:p>4,93138492</text:p>
          </table:table-cell>
          <table:table-cell office:value-type="float" office:value="0.202577516436577" calcext:value-type="float">
            <text:p>0,2025775164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3341748" calcext:value-type="float">
            <text:p>4,93341748</text:p>
          </table:table-cell>
          <table:table-cell office:value-type="float" office:value="0.202577516436577" calcext:value-type="float">
            <text:p>0,2025775164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3485966" calcext:value-type="float">
            <text:p>4,93485966</text:p>
          </table:table-cell>
          <table:table-cell office:value-type="float" office:value="0.202577516436577" calcext:value-type="float">
            <text:p>0,2025775164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3690744" calcext:value-type="float">
            <text:p>4,93690744</text:p>
          </table:table-cell>
          <table:table-cell office:value-type="float" office:value="0.202671274542809" calcext:value-type="float">
            <text:p>0,20267127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3896402" calcext:value-type="float">
            <text:p>4,93896402</text:p>
          </table:table-cell>
          <table:table-cell office:value-type="float" office:value="0.202671274542809" calcext:value-type="float">
            <text:p>0,20267127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4103622" calcext:value-type="float">
            <text:p>4,94103622</text:p>
          </table:table-cell>
          <table:table-cell office:value-type="float" office:value="0.202671274542809" calcext:value-type="float">
            <text:p>0,20267127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4237282" calcext:value-type="float">
            <text:p>4,94237282</text:p>
          </table:table-cell>
          <table:table-cell office:value-type="float" office:value="0.202671274542809" calcext:value-type="float">
            <text:p>0,20267127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444299" calcext:value-type="float">
            <text:p>4,9444299</text:p>
          </table:table-cell>
          <table:table-cell office:value-type="float" office:value="0.202671274542809" calcext:value-type="float">
            <text:p>0,2026712745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4640192" calcext:value-type="float">
            <text:p>4,94640192</text:p>
          </table:table-cell>
          <table:table-cell office:value-type="float" office:value="0.207295641303062" calcext:value-type="float">
            <text:p>0,2072956413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478423" calcext:value-type="float">
            <text:p>4,9478423</text:p>
          </table:table-cell>
          <table:table-cell office:value-type="float" office:value="0.207295641303062" calcext:value-type="float">
            <text:p>0,2072956413</text:p>
          </table:table-cell>
          <table:table-cell office:value-type="float" office:value="-0.161804258823395" calcext:value-type="float">
            <text:p>-0,1618042588</text:p>
          </table:table-cell>
          <table:table-cell table:number-columns-repeated="15"/>
        </table:table-row>
        <table:table-row table:style-name="ro1">
          <table:table-cell office:value-type="float" office:value="4.94999148" calcext:value-type="float">
            <text:p>4,94999148</text:p>
          </table:table-cell>
          <table:table-cell office:value-type="float" office:value="0.207295641303062" calcext:value-type="float">
            <text:p>0,2072956413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5207222" calcext:value-type="float">
            <text:p>4,95207222</text:p>
          </table:table-cell>
          <table:table-cell office:value-type="float" office:value="0.207295641303062" calcext:value-type="float">
            <text:p>0,2072956413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5422442" calcext:value-type="float">
            <text:p>4,95422442</text:p>
          </table:table-cell>
          <table:table-cell office:value-type="float" office:value="0.207295641303062" calcext:value-type="float">
            <text:p>0,2072956413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5552628" calcext:value-type="float">
            <text:p>4,95552628</text:p>
          </table:table-cell>
          <table:table-cell office:value-type="float" office:value="0.207295641303062" calcext:value-type="float">
            <text:p>0,2072956413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575382" calcext:value-type="float">
            <text:p>4,9575382</text:p>
          </table:table-cell>
          <table:table-cell office:value-type="float" office:value="0.209811702370644" calcext:value-type="float">
            <text:p>0,2098117024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595343" calcext:value-type="float">
            <text:p>4,9595343</text:p>
          </table:table-cell>
          <table:table-cell office:value-type="float" office:value="0.209811702370644" calcext:value-type="float">
            <text:p>0,2098117024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61607" calcext:value-type="float">
            <text:p>4,961607</text:p>
          </table:table-cell>
          <table:table-cell office:value-type="float" office:value="0.209811702370644" calcext:value-type="float">
            <text:p>0,2098117024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6309926" calcext:value-type="float">
            <text:p>4,96309926</text:p>
          </table:table-cell>
          <table:table-cell office:value-type="float" office:value="0.209811702370644" calcext:value-type="float">
            <text:p>0,2098117024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6505724" calcext:value-type="float">
            <text:p>4,96505724</text:p>
          </table:table-cell>
          <table:table-cell office:value-type="float" office:value="0.209811702370644" calcext:value-type="float">
            <text:p>0,2098117024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671033" calcext:value-type="float">
            <text:p>4,9671033</text:p>
          </table:table-cell>
          <table:table-cell office:value-type="float" office:value="0.211006462574005" calcext:value-type="float">
            <text:p>0,2110064626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68416" calcext:value-type="float">
            <text:p>4,968416</text:p>
          </table:table-cell>
          <table:table-cell office:value-type="float" office:value="0.211006462574005" calcext:value-type="float">
            <text:p>0,2110064626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7046322" calcext:value-type="float">
            <text:p>4,97046322</text:p>
          </table:table-cell>
          <table:table-cell office:value-type="float" office:value="0.211006462574005" calcext:value-type="float">
            <text:p>0,2110064626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7251166" calcext:value-type="float">
            <text:p>4,97251166</text:p>
          </table:table-cell>
          <table:table-cell office:value-type="float" office:value="0.211006462574005" calcext:value-type="float">
            <text:p>0,2110064626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746472" calcext:value-type="float">
            <text:p>4,9746472</text:p>
          </table:table-cell>
          <table:table-cell office:value-type="float" office:value="0.211006462574005" calcext:value-type="float">
            <text:p>0,2110064626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7611284" calcext:value-type="float">
            <text:p>4,97611284</text:p>
          </table:table-cell>
          <table:table-cell office:value-type="float" office:value="0.207234188914299" calcext:value-type="float">
            <text:p>0,2072341889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780715" calcext:value-type="float">
            <text:p>4,9780715</text:p>
          </table:table-cell>
          <table:table-cell office:value-type="float" office:value="0.207234188914299" calcext:value-type="float">
            <text:p>0,2072341889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795618" calcext:value-type="float">
            <text:p>4,9795618</text:p>
          </table:table-cell>
          <table:table-cell office:value-type="float" office:value="0.207234188914299" calcext:value-type="float">
            <text:p>0,2072341889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81078" calcext:value-type="float">
            <text:p>4,981078</text:p>
          </table:table-cell>
          <table:table-cell office:value-type="float" office:value="0.207234188914299" calcext:value-type="float">
            <text:p>0,2072341889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825003" calcext:value-type="float">
            <text:p>4,9825003</text:p>
          </table:table-cell>
          <table:table-cell office:value-type="float" office:value="0.207234188914299" calcext:value-type="float">
            <text:p>0,2072341889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8401294" calcext:value-type="float">
            <text:p>4,98401294</text:p>
          </table:table-cell>
          <table:table-cell office:value-type="float" office:value="0.207234188914299" calcext:value-type="float">
            <text:p>0,2072341889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8541122" calcext:value-type="float">
            <text:p>4,98541122</text:p>
          </table:table-cell>
          <table:table-cell office:value-type="float" office:value="0.207234188914299" calcext:value-type="float">
            <text:p>0,2072341889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8691894" calcext:value-type="float">
            <text:p>4,98691894</text:p>
          </table:table-cell>
          <table:table-cell office:value-type="float" office:value="0.2053582072258" calcext:value-type="float">
            <text:p>0,2053582072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8828086" calcext:value-type="float">
            <text:p>4,98828086</text:p>
          </table:table-cell>
          <table:table-cell office:value-type="float" office:value="0.2053582072258" calcext:value-type="float">
            <text:p>0,2053582072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8964698" calcext:value-type="float">
            <text:p>4,98964698</text:p>
          </table:table-cell>
          <table:table-cell office:value-type="float" office:value="0.2053582072258" calcext:value-type="float">
            <text:p>0,2053582072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9116014" calcext:value-type="float">
            <text:p>4,99116014</text:p>
          </table:table-cell>
          <table:table-cell office:value-type="float" office:value="0.2053582072258" calcext:value-type="float">
            <text:p>0,2053582072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9254908" calcext:value-type="float">
            <text:p>4,99254908</text:p>
          </table:table-cell>
          <table:table-cell office:value-type="float" office:value="0.2053582072258" calcext:value-type="float">
            <text:p>0,2053582072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9405006" calcext:value-type="float">
            <text:p>4,99405006</text:p>
          </table:table-cell>
          <table:table-cell office:value-type="float" office:value="0.2053582072258" calcext:value-type="float">
            <text:p>0,2053582072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954352" calcext:value-type="float">
            <text:p>4,9954352</text:p>
          </table:table-cell>
          <table:table-cell office:value-type="float" office:value="0.2053582072258" calcext:value-type="float">
            <text:p>0,2053582072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969298" calcext:value-type="float">
            <text:p>4,9969298</text:p>
          </table:table-cell>
          <table:table-cell office:value-type="float" office:value="0.204819798469543" calcext:value-type="float">
            <text:p>0,2048197985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4.9983048" calcext:value-type="float">
            <text:p>4,9983048</text:p>
          </table:table-cell>
          <table:table-cell office:value-type="float" office:value="0.204819798469543" calcext:value-type="float">
            <text:p>0,2048197985</text:p>
          </table:table-cell>
          <table:table-cell office:value-type="float" office:value="0.0884085893630981" calcext:value-type="float">
            <text:p>0,0884085894</text:p>
          </table:table-cell>
          <table:table-cell table:number-columns-repeated="15"/>
        </table:table-row>
        <table:table-row table:style-name="ro1">
          <table:table-cell office:value-type="float" office:value="5.00008298" calcext:value-type="float">
            <text:p>5,00008298</text:p>
          </table:table-cell>
          <table:table-cell office:value-type="float" office:value="0.204819798469543" calcext:value-type="float">
            <text:p>0,2048197985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0146402" calcext:value-type="float">
            <text:p>5,00146402</text:p>
          </table:table-cell>
          <table:table-cell office:value-type="float" office:value="0.204819798469543" calcext:value-type="float">
            <text:p>0,2048197985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0303918" calcext:value-type="float">
            <text:p>5,00303918</text:p>
          </table:table-cell>
          <table:table-cell office:value-type="float" office:value="0.204819798469543" calcext:value-type="float">
            <text:p>0,2048197985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044077" calcext:value-type="float">
            <text:p>5,0044077</text:p>
          </table:table-cell>
          <table:table-cell office:value-type="float" office:value="0.204819798469543" calcext:value-type="float">
            <text:p>0,2048197985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0593446" calcext:value-type="float">
            <text:p>5,00593446</text:p>
          </table:table-cell>
          <table:table-cell office:value-type="float" office:value="0.20463202893734" calcext:value-type="float">
            <text:p>0,2046320289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0728748" calcext:value-type="float">
            <text:p>5,00728748</text:p>
          </table:table-cell>
          <table:table-cell office:value-type="float" office:value="0.20463202893734" calcext:value-type="float">
            <text:p>0,2046320289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0866328" calcext:value-type="float">
            <text:p>5,00866328</text:p>
          </table:table-cell>
          <table:table-cell office:value-type="float" office:value="0.20463202893734" calcext:value-type="float">
            <text:p>0,2046320289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101916" calcext:value-type="float">
            <text:p>5,0101916</text:p>
          </table:table-cell>
          <table:table-cell office:value-type="float" office:value="0.20463202893734" calcext:value-type="float">
            <text:p>0,2046320289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1152158" calcext:value-type="float">
            <text:p>5,01152158</text:p>
          </table:table-cell>
          <table:table-cell office:value-type="float" office:value="0.20463202893734" calcext:value-type="float">
            <text:p>0,2046320289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1310102" calcext:value-type="float">
            <text:p>5,01310102</text:p>
          </table:table-cell>
          <table:table-cell office:value-type="float" office:value="0.20463202893734" calcext:value-type="float">
            <text:p>0,2046320289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1457022" calcext:value-type="float">
            <text:p>5,01457022</text:p>
          </table:table-cell>
          <table:table-cell office:value-type="float" office:value="0.20463202893734" calcext:value-type="float">
            <text:p>0,2046320289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1609836" calcext:value-type="float">
            <text:p>5,01609836</text:p>
          </table:table-cell>
          <table:table-cell office:value-type="float" office:value="0.209248080849648" calcext:value-type="float">
            <text:p>0,2092480808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174416" calcext:value-type="float">
            <text:p>5,0174416</text:p>
          </table:table-cell>
          <table:table-cell office:value-type="float" office:value="0.209248080849648" calcext:value-type="float">
            <text:p>0,2092480808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1900724" calcext:value-type="float">
            <text:p>5,01900724</text:p>
          </table:table-cell>
          <table:table-cell office:value-type="float" office:value="0.209248080849648" calcext:value-type="float">
            <text:p>0,2092480808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2040364" calcext:value-type="float">
            <text:p>5,02040364</text:p>
          </table:table-cell>
          <table:table-cell office:value-type="float" office:value="0.209248080849648" calcext:value-type="float">
            <text:p>0,2092480808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219373" calcext:value-type="float">
            <text:p>5,0219373</text:p>
          </table:table-cell>
          <table:table-cell office:value-type="float" office:value="0.209248080849648" calcext:value-type="float">
            <text:p>0,2092480808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2330834" calcext:value-type="float">
            <text:p>5,02330834</text:p>
          </table:table-cell>
          <table:table-cell office:value-type="float" office:value="0.209248080849648" calcext:value-type="float">
            <text:p>0,2092480808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2464872" calcext:value-type="float">
            <text:p>5,02464872</text:p>
          </table:table-cell>
          <table:table-cell office:value-type="float" office:value="0.209248080849648" calcext:value-type="float">
            <text:p>0,2092480808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2619538" calcext:value-type="float">
            <text:p>5,02619538</text:p>
          </table:table-cell>
          <table:table-cell office:value-type="float" office:value="0.216333240270615" calcext:value-type="float">
            <text:p>0,2163332403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2753358" calcext:value-type="float">
            <text:p>5,02753358</text:p>
          </table:table-cell>
          <table:table-cell office:value-type="float" office:value="0.216333240270615" calcext:value-type="float">
            <text:p>0,2163332403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290748" calcext:value-type="float">
            <text:p>5,0290748</text:p>
          </table:table-cell>
          <table:table-cell office:value-type="float" office:value="0.216333240270615" calcext:value-type="float">
            <text:p>0,2163332403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3158834" calcext:value-type="float">
            <text:p>5,03158834</text:p>
          </table:table-cell>
          <table:table-cell office:value-type="float" office:value="0.216333240270615" calcext:value-type="float">
            <text:p>0,2163332403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3386432" calcext:value-type="float">
            <text:p>5,03386432</text:p>
          </table:table-cell>
          <table:table-cell office:value-type="float" office:value="0.216333240270615" calcext:value-type="float">
            <text:p>0,2163332403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3521822" calcext:value-type="float">
            <text:p>5,03521822</text:p>
          </table:table-cell>
          <table:table-cell office:value-type="float" office:value="0.216333240270615" calcext:value-type="float">
            <text:p>0,2163332403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3661076" calcext:value-type="float">
            <text:p>5,03661076</text:p>
          </table:table-cell>
          <table:table-cell office:value-type="float" office:value="0.219973832368851" calcext:value-type="float">
            <text:p>0,2199738324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3840556" calcext:value-type="float">
            <text:p>5,03840556</text:p>
          </table:table-cell>
          <table:table-cell office:value-type="float" office:value="0.219973832368851" calcext:value-type="float">
            <text:p>0,2199738324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4003528" calcext:value-type="float">
            <text:p>5,04003528</text:p>
          </table:table-cell>
          <table:table-cell office:value-type="float" office:value="0.219973832368851" calcext:value-type="float">
            <text:p>0,2199738324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4141632" calcext:value-type="float">
            <text:p>5,04141632</text:p>
          </table:table-cell>
          <table:table-cell office:value-type="float" office:value="0.219973832368851" calcext:value-type="float">
            <text:p>0,2199738324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429547" calcext:value-type="float">
            <text:p>5,0429547</text:p>
          </table:table-cell>
          <table:table-cell office:value-type="float" office:value="0.219973832368851" calcext:value-type="float">
            <text:p>0,2199738324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443362" calcext:value-type="float">
            <text:p>5,0443362</text:p>
          </table:table-cell>
          <table:table-cell office:value-type="float" office:value="0.219973832368851" calcext:value-type="float">
            <text:p>0,2199738324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4565792" calcext:value-type="float">
            <text:p>5,04565792</text:p>
          </table:table-cell>
          <table:table-cell office:value-type="float" office:value="0.217801168560982" calcext:value-type="float">
            <text:p>0,2178011686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4718328" calcext:value-type="float">
            <text:p>5,04718328</text:p>
          </table:table-cell>
          <table:table-cell office:value-type="float" office:value="0.217801168560982" calcext:value-type="float">
            <text:p>0,2178011686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4854158" calcext:value-type="float">
            <text:p>5,04854158</text:p>
          </table:table-cell>
          <table:table-cell office:value-type="float" office:value="0.217801168560982" calcext:value-type="float">
            <text:p>0,2178011686</text:p>
          </table:table-cell>
          <table:table-cell office:value-type="float" office:value="-0.0495168566703796" calcext:value-type="float">
            <text:p>-0,0495168567</text:p>
          </table:table-cell>
          <table:table-cell table:number-columns-repeated="15"/>
        </table:table-row>
        <table:table-row table:style-name="ro1">
          <table:table-cell office:value-type="float" office:value="5.05016042" calcext:value-type="float">
            <text:p>5,05016042</text:p>
          </table:table-cell>
          <table:table-cell office:value-type="float" office:value="0.217801168560982" calcext:value-type="float">
            <text:p>0,2178011686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5151154" calcext:value-type="float">
            <text:p>5,05151154</text:p>
          </table:table-cell>
          <table:table-cell office:value-type="float" office:value="0.217801168560982" calcext:value-type="float">
            <text:p>0,2178011686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5304608" calcext:value-type="float">
            <text:p>5,05304608</text:p>
          </table:table-cell>
          <table:table-cell office:value-type="float" office:value="0.217801168560982" calcext:value-type="float">
            <text:p>0,2178011686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544276" calcext:value-type="float">
            <text:p>5,0544276</text:p>
          </table:table-cell>
          <table:table-cell office:value-type="float" office:value="0.217801168560982" calcext:value-type="float">
            <text:p>0,2178011686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5594176" calcext:value-type="float">
            <text:p>5,05594176</text:p>
          </table:table-cell>
          <table:table-cell office:value-type="float" office:value="0.216696083545685" calcext:value-type="float">
            <text:p>0,2166960835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5731732" calcext:value-type="float">
            <text:p>5,05731732</text:p>
          </table:table-cell>
          <table:table-cell office:value-type="float" office:value="0.216696083545685" calcext:value-type="float">
            <text:p>0,2166960835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5864574" calcext:value-type="float">
            <text:p>5,05864574</text:p>
          </table:table-cell>
          <table:table-cell office:value-type="float" office:value="0.216696083545685" calcext:value-type="float">
            <text:p>0,2166960835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6016842" calcext:value-type="float">
            <text:p>5,06016842</text:p>
          </table:table-cell>
          <table:table-cell office:value-type="float" office:value="0.216696083545685" calcext:value-type="float">
            <text:p>0,2166960835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6154102" calcext:value-type="float">
            <text:p>5,06154102</text:p>
          </table:table-cell>
          <table:table-cell office:value-type="float" office:value="0.216696083545685" calcext:value-type="float">
            <text:p>0,2166960835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6308846" calcext:value-type="float">
            <text:p>5,06308846</text:p>
          </table:table-cell>
          <table:table-cell office:value-type="float" office:value="0.216696083545685" calcext:value-type="float">
            <text:p>0,2166960835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6445422" calcext:value-type="float">
            <text:p>5,06445422</text:p>
          </table:table-cell>
          <table:table-cell office:value-type="float" office:value="0.216696083545685" calcext:value-type="float">
            <text:p>0,2166960835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6597096" calcext:value-type="float">
            <text:p>5,06597096</text:p>
          </table:table-cell>
          <table:table-cell office:value-type="float" office:value="0.221230387687683" calcext:value-type="float">
            <text:p>0,2212303877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6733826" calcext:value-type="float">
            <text:p>5,06733826</text:p>
          </table:table-cell>
          <table:table-cell office:value-type="float" office:value="0.221230387687683" calcext:value-type="float">
            <text:p>0,2212303877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6866776" calcext:value-type="float">
            <text:p>5,06866776</text:p>
          </table:table-cell>
          <table:table-cell office:value-type="float" office:value="0.221230387687683" calcext:value-type="float">
            <text:p>0,2212303877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7023872" calcext:value-type="float">
            <text:p>5,07023872</text:p>
          </table:table-cell>
          <table:table-cell office:value-type="float" office:value="0.221230387687683" calcext:value-type="float">
            <text:p>0,2212303877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7159836" calcext:value-type="float">
            <text:p>5,07159836</text:p>
          </table:table-cell>
          <table:table-cell office:value-type="float" office:value="0.221230387687683" calcext:value-type="float">
            <text:p>0,2212303877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7367632" calcext:value-type="float">
            <text:p>5,07367632</text:p>
          </table:table-cell>
          <table:table-cell office:value-type="float" office:value="0.221230387687683" calcext:value-type="float">
            <text:p>0,2212303877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7566878" calcext:value-type="float">
            <text:p>5,07566878</text:p>
          </table:table-cell>
          <table:table-cell office:value-type="float" office:value="0.221230387687683" calcext:value-type="float">
            <text:p>0,2212303877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7784692" calcext:value-type="float">
            <text:p>5,07784692</text:p>
          </table:table-cell>
          <table:table-cell office:value-type="float" office:value="0.228117525577545" calcext:value-type="float">
            <text:p>0,2281175256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791536" calcext:value-type="float">
            <text:p>5,0791536</text:p>
          </table:table-cell>
          <table:table-cell office:value-type="float" office:value="0.228117525577545" calcext:value-type="float">
            <text:p>0,2281175256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8114668" calcext:value-type="float">
            <text:p>5,08114668</text:p>
          </table:table-cell>
          <table:table-cell office:value-type="float" office:value="0.228117525577545" calcext:value-type="float">
            <text:p>0,2281175256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8326312" calcext:value-type="float">
            <text:p>5,08326312</text:p>
          </table:table-cell>
          <table:table-cell office:value-type="float" office:value="0.228117525577545" calcext:value-type="float">
            <text:p>0,2281175256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852416" calcext:value-type="float">
            <text:p>5,0852416</text:p>
          </table:table-cell>
          <table:table-cell office:value-type="float" office:value="0.228117525577545" calcext:value-type="float">
            <text:p>0,2281175256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8655166" calcext:value-type="float">
            <text:p>5,08655166</text:p>
          </table:table-cell>
          <table:table-cell office:value-type="float" office:value="0.231871262192726" calcext:value-type="float">
            <text:p>0,2318712622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8854098" calcext:value-type="float">
            <text:p>5,08854098</text:p>
          </table:table-cell>
          <table:table-cell office:value-type="float" office:value="0.231871262192726" calcext:value-type="float">
            <text:p>0,2318712622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9056662" calcext:value-type="float">
            <text:p>5,09056662</text:p>
          </table:table-cell>
          <table:table-cell office:value-type="float" office:value="0.231871262192726" calcext:value-type="float">
            <text:p>0,2318712622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9218458" calcext:value-type="float">
            <text:p>5,09218458</text:p>
          </table:table-cell>
          <table:table-cell office:value-type="float" office:value="0.231871262192726" calcext:value-type="float">
            <text:p>0,2318712622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9417102" calcext:value-type="float">
            <text:p>5,09417102</text:p>
          </table:table-cell>
          <table:table-cell office:value-type="float" office:value="0.231871262192726" calcext:value-type="float">
            <text:p>0,2318712622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962086" calcext:value-type="float">
            <text:p>5,0962086</text:p>
          </table:table-cell>
          <table:table-cell office:value-type="float" office:value="0.231871262192726" calcext:value-type="float">
            <text:p>0,2318712622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9748806" calcext:value-type="float">
            <text:p>5,09748806</text:p>
          </table:table-cell>
          <table:table-cell office:value-type="float" office:value="0.234001725912094" calcext:value-type="float">
            <text:p>0,2340017259</text:p>
          </table:table-cell>
          <table:table-cell office:value-type="float" office:value="0.259627401828766" calcext:value-type="float">
            <text:p>0,2596274018</text:p>
          </table:table-cell>
          <table:table-cell table:number-columns-repeated="15"/>
        </table:table-row>
        <table:table-row table:style-name="ro1">
          <table:table-cell office:value-type="float" office:value="5.09986008" calcext:value-type="float">
            <text:p>5,09986008</text:p>
          </table:table-cell>
          <table:table-cell office:value-type="float" office:value="0.234001725912094" calcext:value-type="float">
            <text:p>0,2340017259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018794" calcext:value-type="float">
            <text:p>5,1018794</text:p>
          </table:table-cell>
          <table:table-cell office:value-type="float" office:value="0.234001725912094" calcext:value-type="float">
            <text:p>0,2340017259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039051" calcext:value-type="float">
            <text:p>5,1039051</text:p>
          </table:table-cell>
          <table:table-cell office:value-type="float" office:value="0.234001725912094" calcext:value-type="float">
            <text:p>0,2340017259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0521284" calcext:value-type="float">
            <text:p>5,10521284</text:p>
          </table:table-cell>
          <table:table-cell office:value-type="float" office:value="0.234001725912094" calcext:value-type="float">
            <text:p>0,2340017259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0719928" calcext:value-type="float">
            <text:p>5,10719928</text:p>
          </table:table-cell>
          <table:table-cell office:value-type="float" office:value="0.235125347971916" calcext:value-type="float">
            <text:p>0,235125348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0925718" calcext:value-type="float">
            <text:p>5,10925718</text:p>
          </table:table-cell>
          <table:table-cell office:value-type="float" office:value="0.235125347971916" calcext:value-type="float">
            <text:p>0,235125348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1122762" calcext:value-type="float">
            <text:p>5,11122762</text:p>
          </table:table-cell>
          <table:table-cell office:value-type="float" office:value="0.235125347971916" calcext:value-type="float">
            <text:p>0,235125348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126029" calcext:value-type="float">
            <text:p>5,1126029</text:p>
          </table:table-cell>
          <table:table-cell office:value-type="float" office:value="0.235125347971916" calcext:value-type="float">
            <text:p>0,235125348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1483558" calcext:value-type="float">
            <text:p>5,11483558</text:p>
          </table:table-cell>
          <table:table-cell office:value-type="float" office:value="0.235125347971916" calcext:value-type="float">
            <text:p>0,235125348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1661958" calcext:value-type="float">
            <text:p>5,11661958</text:p>
          </table:table-cell>
          <table:table-cell office:value-type="float" office:value="0.240064471960068" calcext:value-type="float">
            <text:p>0,240064472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1814788" calcext:value-type="float">
            <text:p>5,11814788</text:p>
          </table:table-cell>
          <table:table-cell office:value-type="float" office:value="0.240064471960068" calcext:value-type="float">
            <text:p>0,240064472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195667" calcext:value-type="float">
            <text:p>5,1195667</text:p>
          </table:table-cell>
          <table:table-cell office:value-type="float" office:value="0.240064471960068" calcext:value-type="float">
            <text:p>0,240064472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2110402" calcext:value-type="float">
            <text:p>5,12110402</text:p>
          </table:table-cell>
          <table:table-cell office:value-type="float" office:value="0.240064471960068" calcext:value-type="float">
            <text:p>0,240064472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2250004" calcext:value-type="float">
            <text:p>5,12250004</text:p>
          </table:table-cell>
          <table:table-cell office:value-type="float" office:value="0.240064471960068" calcext:value-type="float">
            <text:p>0,240064472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240265" calcext:value-type="float">
            <text:p>5,1240265</text:p>
          </table:table-cell>
          <table:table-cell office:value-type="float" office:value="0.240064471960068" calcext:value-type="float">
            <text:p>0,240064472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2539276" calcext:value-type="float">
            <text:p>5,12539276</text:p>
          </table:table-cell>
          <table:table-cell office:value-type="float" office:value="0.240064471960068" calcext:value-type="float">
            <text:p>0,240064472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2690286" calcext:value-type="float">
            <text:p>5,12690286</text:p>
          </table:table-cell>
          <table:table-cell office:value-type="float" office:value="0.242733389139175" calcext:value-type="float">
            <text:p>0,242733389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2825626" calcext:value-type="float">
            <text:p>5,12825626</text:p>
          </table:table-cell>
          <table:table-cell office:value-type="float" office:value="0.242733389139175" calcext:value-type="float">
            <text:p>0,242733389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2961676" calcext:value-type="float">
            <text:p>5,12961676</text:p>
          </table:table-cell>
          <table:table-cell office:value-type="float" office:value="0.242733389139175" calcext:value-type="float">
            <text:p>0,242733389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3142782" calcext:value-type="float">
            <text:p>5,13142782</text:p>
          </table:table-cell>
          <table:table-cell office:value-type="float" office:value="0.242733389139175" calcext:value-type="float">
            <text:p>0,242733389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3296446" calcext:value-type="float">
            <text:p>5,13296446</text:p>
          </table:table-cell>
          <table:table-cell office:value-type="float" office:value="0.242733389139175" calcext:value-type="float">
            <text:p>0,242733389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3434536" calcext:value-type="float">
            <text:p>5,13434536</text:p>
          </table:table-cell>
          <table:table-cell office:value-type="float" office:value="0.242733389139175" calcext:value-type="float">
            <text:p>0,242733389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3582956" calcext:value-type="float">
            <text:p>5,13582956</text:p>
          </table:table-cell>
          <table:table-cell office:value-type="float" office:value="0.247938618063927" calcext:value-type="float">
            <text:p>0,247938618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374334" calcext:value-type="float">
            <text:p>5,1374334</text:p>
          </table:table-cell>
          <table:table-cell office:value-type="float" office:value="0.247938618063927" calcext:value-type="float">
            <text:p>0,247938618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3909568" calcext:value-type="float">
            <text:p>5,13909568</text:p>
          </table:table-cell>
          <table:table-cell office:value-type="float" office:value="0.247938618063927" calcext:value-type="float">
            <text:p>0,247938618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4047174" calcext:value-type="float">
            <text:p>5,14047174</text:p>
          </table:table-cell>
          <table:table-cell office:value-type="float" office:value="0.247938618063927" calcext:value-type="float">
            <text:p>0,247938618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4205248" calcext:value-type="float">
            <text:p>5,14205248</text:p>
          </table:table-cell>
          <table:table-cell office:value-type="float" office:value="0.247938618063927" calcext:value-type="float">
            <text:p>0,247938618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4342516" calcext:value-type="float">
            <text:p>5,14342516</text:p>
          </table:table-cell>
          <table:table-cell office:value-type="float" office:value="0.247938618063927" calcext:value-type="float">
            <text:p>0,247938618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4495532" calcext:value-type="float">
            <text:p>5,14495532</text:p>
          </table:table-cell>
          <table:table-cell office:value-type="float" office:value="0.247938618063927" calcext:value-type="float">
            <text:p>0,2479386181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4630602" calcext:value-type="float">
            <text:p>5,14630602</text:p>
          </table:table-cell>
          <table:table-cell office:value-type="float" office:value="0.249985888600349" calcext:value-type="float">
            <text:p>0,2499858886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4765062" calcext:value-type="float">
            <text:p>5,14765062</text:p>
          </table:table-cell>
          <table:table-cell office:value-type="float" office:value="0.249985888600349" calcext:value-type="float">
            <text:p>0,2499858886</text:p>
          </table:table-cell>
          <table:table-cell office:value-type="float" office:value="0.324011147022247" calcext:value-type="float">
            <text:p>0,324011147</text:p>
          </table:table-cell>
          <table:table-cell table:number-columns-repeated="15"/>
        </table:table-row>
        <table:table-row table:style-name="ro1">
          <table:table-cell office:value-type="float" office:value="5.1493009" calcext:value-type="float">
            <text:p>5,1493009</text:p>
          </table:table-cell>
          <table:table-cell office:value-type="float" office:value="0.249985888600349" calcext:value-type="float">
            <text:p>0,249985888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5065326" calcext:value-type="float">
            <text:p>5,15065326</text:p>
          </table:table-cell>
          <table:table-cell office:value-type="float" office:value="0.249985888600349" calcext:value-type="float">
            <text:p>0,249985888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5221536" calcext:value-type="float">
            <text:p>5,15221536</text:p>
          </table:table-cell>
          <table:table-cell office:value-type="float" office:value="0.249985888600349" calcext:value-type="float">
            <text:p>0,249985888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535617" calcext:value-type="float">
            <text:p>5,1535617</text:p>
          </table:table-cell>
          <table:table-cell office:value-type="float" office:value="0.249985888600349" calcext:value-type="float">
            <text:p>0,249985888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5510124" calcext:value-type="float">
            <text:p>5,15510124</text:p>
          </table:table-cell>
          <table:table-cell office:value-type="float" office:value="0.249985888600349" calcext:value-type="float">
            <text:p>0,249985888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564567" calcext:value-type="float">
            <text:p>5,1564567</text:p>
          </table:table-cell>
          <table:table-cell office:value-type="float" office:value="0.250331997871399" calcext:value-type="float">
            <text:p>0,250331997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579826" calcext:value-type="float">
            <text:p>5,1579826</text:p>
          </table:table-cell>
          <table:table-cell office:value-type="float" office:value="0.250331997871399" calcext:value-type="float">
            <text:p>0,250331997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5934104" calcext:value-type="float">
            <text:p>5,15934104</text:p>
          </table:table-cell>
          <table:table-cell office:value-type="float" office:value="0.250331997871399" calcext:value-type="float">
            <text:p>0,250331997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60853" calcext:value-type="float">
            <text:p>5,160853</text:p>
          </table:table-cell>
          <table:table-cell office:value-type="float" office:value="0.250331997871399" calcext:value-type="float">
            <text:p>0,250331997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6226438" calcext:value-type="float">
            <text:p>5,16226438</text:p>
          </table:table-cell>
          <table:table-cell office:value-type="float" office:value="0.250331997871399" calcext:value-type="float">
            <text:p>0,250331997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6361444" calcext:value-type="float">
            <text:p>5,16361444</text:p>
          </table:table-cell>
          <table:table-cell office:value-type="float" office:value="0.250331997871399" calcext:value-type="float">
            <text:p>0,250331997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6514124" calcext:value-type="float">
            <text:p>5,16514124</text:p>
          </table:table-cell>
          <table:table-cell office:value-type="float" office:value="0.250331997871399" calcext:value-type="float">
            <text:p>0,250331997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664849" calcext:value-type="float">
            <text:p>5,1664849</text:p>
          </table:table-cell>
          <table:table-cell office:value-type="float" office:value="0.254078894853592" calcext:value-type="float">
            <text:p>0,254078894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6801784" calcext:value-type="float">
            <text:p>5,16801784</text:p>
          </table:table-cell>
          <table:table-cell office:value-type="float" office:value="0.254078894853592" calcext:value-type="float">
            <text:p>0,254078894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693959" calcext:value-type="float">
            <text:p>5,1693959</text:p>
          </table:table-cell>
          <table:table-cell office:value-type="float" office:value="0.254078894853592" calcext:value-type="float">
            <text:p>0,254078894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7091148" calcext:value-type="float">
            <text:p>5,17091148</text:p>
          </table:table-cell>
          <table:table-cell office:value-type="float" office:value="0.254078894853592" calcext:value-type="float">
            <text:p>0,254078894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7229816" calcext:value-type="float">
            <text:p>5,17229816</text:p>
          </table:table-cell>
          <table:table-cell office:value-type="float" office:value="0.254078894853592" calcext:value-type="float">
            <text:p>0,254078894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7366242" calcext:value-type="float">
            <text:p>5,17366242</text:p>
          </table:table-cell>
          <table:table-cell office:value-type="float" office:value="0.254078894853592" calcext:value-type="float">
            <text:p>0,254078894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7519098" calcext:value-type="float">
            <text:p>5,17519098</text:p>
          </table:table-cell>
          <table:table-cell office:value-type="float" office:value="0.254078894853592" calcext:value-type="float">
            <text:p>0,2540788949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7654172" calcext:value-type="float">
            <text:p>5,17654172</text:p>
          </table:table-cell>
          <table:table-cell office:value-type="float" office:value="0.259554773569107" calcext:value-type="float">
            <text:p>0,259554773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7806346" calcext:value-type="float">
            <text:p>5,17806346</text:p>
          </table:table-cell>
          <table:table-cell office:value-type="float" office:value="0.259554773569107" calcext:value-type="float">
            <text:p>0,259554773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7942158" calcext:value-type="float">
            <text:p>5,17942158</text:p>
          </table:table-cell>
          <table:table-cell office:value-type="float" office:value="0.259554773569107" calcext:value-type="float">
            <text:p>0,259554773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8154984" calcext:value-type="float">
            <text:p>5,18154984</text:p>
          </table:table-cell>
          <table:table-cell office:value-type="float" office:value="0.259554773569107" calcext:value-type="float">
            <text:p>0,259554773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8359246" calcext:value-type="float">
            <text:p>5,18359246</text:p>
          </table:table-cell>
          <table:table-cell office:value-type="float" office:value="0.259554773569107" calcext:value-type="float">
            <text:p>0,259554773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8505548" calcext:value-type="float">
            <text:p>5,18505548</text:p>
          </table:table-cell>
          <table:table-cell office:value-type="float" office:value="0.259554773569107" calcext:value-type="float">
            <text:p>0,2595547736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8704322" calcext:value-type="float">
            <text:p>5,18704322</text:p>
          </table:table-cell>
          <table:table-cell office:value-type="float" office:value="0.266447216272354" calcext:value-type="float">
            <text:p>0,2664472163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8908828" calcext:value-type="float">
            <text:p>5,18908828</text:p>
          </table:table-cell>
          <table:table-cell office:value-type="float" office:value="0.266447216272354" calcext:value-type="float">
            <text:p>0,2664472163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9106224" calcext:value-type="float">
            <text:p>5,19106224</text:p>
          </table:table-cell>
          <table:table-cell office:value-type="float" office:value="0.266447216272354" calcext:value-type="float">
            <text:p>0,2664472163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9242906" calcext:value-type="float">
            <text:p>5,19242906</text:p>
          </table:table-cell>
          <table:table-cell office:value-type="float" office:value="0.266447216272354" calcext:value-type="float">
            <text:p>0,2664472163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9445648" calcext:value-type="float">
            <text:p>5,19445648</text:p>
          </table:table-cell>
          <table:table-cell office:value-type="float" office:value="0.266447216272354" calcext:value-type="float">
            <text:p>0,2664472163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9649328" calcext:value-type="float">
            <text:p>5,19649328</text:p>
          </table:table-cell>
          <table:table-cell office:value-type="float" office:value="0.265583008527756" calcext:value-type="float">
            <text:p>0,2655830085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1979423" calcext:value-type="float">
            <text:p>5,1979423</text:p>
          </table:table-cell>
          <table:table-cell office:value-type="float" office:value="0.265583008527756" calcext:value-type="float">
            <text:p>0,2655830085</text:p>
          </table:table-cell>
          <table:table-cell office:value-type="float" office:value="0.319683253765106" calcext:value-type="float">
            <text:p>0,3196832538</text:p>
          </table:table-cell>
          <table:table-cell table:number-columns-repeated="15"/>
        </table:table-row>
        <table:table-row table:style-name="ro1">
          <table:table-cell office:value-type="float" office:value="5.20026272" calcext:value-type="float">
            <text:p>5,20026272</text:p>
          </table:table-cell>
          <table:table-cell office:value-type="float" office:value="0.265583008527756" calcext:value-type="float">
            <text:p>0,2655830085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0231168" calcext:value-type="float">
            <text:p>5,20231168</text:p>
          </table:table-cell>
          <table:table-cell office:value-type="float" office:value="0.265583008527756" calcext:value-type="float">
            <text:p>0,2655830085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04274" calcext:value-type="float">
            <text:p>5,204274</text:p>
          </table:table-cell>
          <table:table-cell office:value-type="float" office:value="0.265583008527756" calcext:value-type="float">
            <text:p>0,2655830085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068628" calcext:value-type="float">
            <text:p>5,2068628</text:p>
          </table:table-cell>
          <table:table-cell office:value-type="float" office:value="0.264600574970245" calcext:value-type="float">
            <text:p>0,264600575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0817878" calcext:value-type="float">
            <text:p>5,20817878</text:p>
          </table:table-cell>
          <table:table-cell office:value-type="float" office:value="0.264600574970245" calcext:value-type="float">
            <text:p>0,264600575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1012192" calcext:value-type="float">
            <text:p>5,21012192</text:p>
          </table:table-cell>
          <table:table-cell office:value-type="float" office:value="0.264600574970245" calcext:value-type="float">
            <text:p>0,264600575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121848" calcext:value-type="float">
            <text:p>5,2121848</text:p>
          </table:table-cell>
          <table:table-cell office:value-type="float" office:value="0.264600574970245" calcext:value-type="float">
            <text:p>0,264600575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1348536" calcext:value-type="float">
            <text:p>5,21348536</text:p>
          </table:table-cell>
          <table:table-cell office:value-type="float" office:value="0.264600574970245" calcext:value-type="float">
            <text:p>0,264600575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154895" calcext:value-type="float">
            <text:p>5,2154895</text:p>
          </table:table-cell>
          <table:table-cell office:value-type="float" office:value="0.264600574970245" calcext:value-type="float">
            <text:p>0,264600575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1751608" calcext:value-type="float">
            <text:p>5,21751608</text:p>
          </table:table-cell>
          <table:table-cell office:value-type="float" office:value="0.263103097677231" calcext:value-type="float">
            <text:p>0,2631030977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189672" calcext:value-type="float">
            <text:p>5,2189672</text:p>
          </table:table-cell>
          <table:table-cell office:value-type="float" office:value="0.263103097677231" calcext:value-type="float">
            <text:p>0,2631030977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2117224" calcext:value-type="float">
            <text:p>5,22117224</text:p>
          </table:table-cell>
          <table:table-cell office:value-type="float" office:value="0.263103097677231" calcext:value-type="float">
            <text:p>0,2631030977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2313688" calcext:value-type="float">
            <text:p>5,22313688</text:p>
          </table:table-cell>
          <table:table-cell office:value-type="float" office:value="0.263103097677231" calcext:value-type="float">
            <text:p>0,2631030977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2514994" calcext:value-type="float">
            <text:p>5,22514994</text:p>
          </table:table-cell>
          <table:table-cell office:value-type="float" office:value="0.263103097677231" calcext:value-type="float">
            <text:p>0,2631030977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2646372" calcext:value-type="float">
            <text:p>5,22646372</text:p>
          </table:table-cell>
          <table:table-cell office:value-type="float" office:value="0.259332120418549" calcext:value-type="float">
            <text:p>0,2593321204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2854762" calcext:value-type="float">
            <text:p>5,22854762</text:p>
          </table:table-cell>
          <table:table-cell office:value-type="float" office:value="0.259332120418549" calcext:value-type="float">
            <text:p>0,2593321204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3062682" calcext:value-type="float">
            <text:p>5,23062682</text:p>
          </table:table-cell>
          <table:table-cell office:value-type="float" office:value="0.259332120418549" calcext:value-type="float">
            <text:p>0,2593321204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328347" calcext:value-type="float">
            <text:p>5,2328347</text:p>
          </table:table-cell>
          <table:table-cell office:value-type="float" office:value="0.259332120418549" calcext:value-type="float">
            <text:p>0,2593321204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3412716" calcext:value-type="float">
            <text:p>5,23412716</text:p>
          </table:table-cell>
          <table:table-cell office:value-type="float" office:value="0.259332120418549" calcext:value-type="float">
            <text:p>0,2593321204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361357" calcext:value-type="float">
            <text:p>5,2361357</text:p>
          </table:table-cell>
          <table:table-cell office:value-type="float" office:value="0.259332120418549" calcext:value-type="float">
            <text:p>0,2593321204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3824264" calcext:value-type="float">
            <text:p>5,23824264</text:p>
          </table:table-cell>
          <table:table-cell office:value-type="float" office:value="0.257982850074768" calcext:value-type="float">
            <text:p>0,2579828501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3959806" calcext:value-type="float">
            <text:p>5,23959806</text:p>
          </table:table-cell>
          <table:table-cell office:value-type="float" office:value="0.257982850074768" calcext:value-type="float">
            <text:p>0,2579828501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4163162" calcext:value-type="float">
            <text:p>5,24163162</text:p>
          </table:table-cell>
          <table:table-cell office:value-type="float" office:value="0.257982850074768" calcext:value-type="float">
            <text:p>0,2579828501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4365666" calcext:value-type="float">
            <text:p>5,24365666</text:p>
          </table:table-cell>
          <table:table-cell office:value-type="float" office:value="0.257982850074768" calcext:value-type="float">
            <text:p>0,2579828501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4584968" calcext:value-type="float">
            <text:p>5,24584968</text:p>
          </table:table-cell>
          <table:table-cell office:value-type="float" office:value="0.257982850074768" calcext:value-type="float">
            <text:p>0,2579828501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47196" calcext:value-type="float">
            <text:p>5,247196</text:p>
          </table:table-cell>
          <table:table-cell office:value-type="float" office:value="0.247844040393829" calcext:value-type="float">
            <text:p>0,2478440404</text:p>
          </table:table-cell>
          <table:table-cell office:value-type="float" office:value="0.311942398548126" calcext:value-type="float">
            <text:p>0,3119423985</text:p>
          </table:table-cell>
          <table:table-cell table:number-columns-repeated="15"/>
        </table:table-row>
        <table:table-row table:style-name="ro1">
          <table:table-cell office:value-type="float" office:value="5.24934698" calcext:value-type="float">
            <text:p>5,24934698</text:p>
          </table:table-cell>
          <table:table-cell office:value-type="float" office:value="0.247844040393829" calcext:value-type="float">
            <text:p>0,2478440404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5147294" calcext:value-type="float">
            <text:p>5,25147294</text:p>
          </table:table-cell>
          <table:table-cell office:value-type="float" office:value="0.247844040393829" calcext:value-type="float">
            <text:p>0,2478440404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535087" calcext:value-type="float">
            <text:p>5,2535087</text:p>
          </table:table-cell>
          <table:table-cell office:value-type="float" office:value="0.247844040393829" calcext:value-type="float">
            <text:p>0,2478440404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5496864" calcext:value-type="float">
            <text:p>5,25496864</text:p>
          </table:table-cell>
          <table:table-cell office:value-type="float" office:value="0.247844040393829" calcext:value-type="float">
            <text:p>0,2478440404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5696894" calcext:value-type="float">
            <text:p>5,25696894</text:p>
          </table:table-cell>
          <table:table-cell office:value-type="float" office:value="0.233363151550293" calcext:value-type="float">
            <text:p>0,2333631516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5903358" calcext:value-type="float">
            <text:p>5,25903358</text:p>
          </table:table-cell>
          <table:table-cell office:value-type="float" office:value="0.233363151550293" calcext:value-type="float">
            <text:p>0,2333631516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6035638" calcext:value-type="float">
            <text:p>5,26035638</text:p>
          </table:table-cell>
          <table:table-cell office:value-type="float" office:value="0.233363151550293" calcext:value-type="float">
            <text:p>0,2333631516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6246692" calcext:value-type="float">
            <text:p>5,26246692</text:p>
          </table:table-cell>
          <table:table-cell office:value-type="float" office:value="0.233363151550293" calcext:value-type="float">
            <text:p>0,2333631516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6450944" calcext:value-type="float">
            <text:p>5,26450944</text:p>
          </table:table-cell>
          <table:table-cell office:value-type="float" office:value="0.233363151550293" calcext:value-type="float">
            <text:p>0,2333631516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6622164" calcext:value-type="float">
            <text:p>5,26622164</text:p>
          </table:table-cell>
          <table:table-cell office:value-type="float" office:value="0.230062827467918" calcext:value-type="float">
            <text:p>0,2300628275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6756908" calcext:value-type="float">
            <text:p>5,26756908</text:p>
          </table:table-cell>
          <table:table-cell office:value-type="float" office:value="0.230062827467918" calcext:value-type="float">
            <text:p>0,2300628275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6910016" calcext:value-type="float">
            <text:p>5,26910016</text:p>
          </table:table-cell>
          <table:table-cell office:value-type="float" office:value="0.230062827467918" calcext:value-type="float">
            <text:p>0,2300628275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7049306" calcext:value-type="float">
            <text:p>5,27049306</text:p>
          </table:table-cell>
          <table:table-cell office:value-type="float" office:value="0.230062827467918" calcext:value-type="float">
            <text:p>0,2300628275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72059" calcext:value-type="float">
            <text:p>5,272059</text:p>
          </table:table-cell>
          <table:table-cell office:value-type="float" office:value="0.230062827467918" calcext:value-type="float">
            <text:p>0,2300628275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7342526" calcext:value-type="float">
            <text:p>5,27342526</text:p>
          </table:table-cell>
          <table:table-cell office:value-type="float" office:value="0.230062827467918" calcext:value-type="float">
            <text:p>0,2300628275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7494964" calcext:value-type="float">
            <text:p>5,27494964</text:p>
          </table:table-cell>
          <table:table-cell office:value-type="float" office:value="0.230062827467918" calcext:value-type="float">
            <text:p>0,2300628275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7635658" calcext:value-type="float">
            <text:p>5,27635658</text:p>
          </table:table-cell>
          <table:table-cell office:value-type="float" office:value="0.238907858729362" calcext:value-type="float">
            <text:p>0,2389078587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7783328" calcext:value-type="float">
            <text:p>5,27783328</text:p>
          </table:table-cell>
          <table:table-cell office:value-type="float" office:value="0.238907858729362" calcext:value-type="float">
            <text:p>0,2389078587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7920586" calcext:value-type="float">
            <text:p>5,27920586</text:p>
          </table:table-cell>
          <table:table-cell office:value-type="float" office:value="0.238907858729362" calcext:value-type="float">
            <text:p>0,2389078587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805547" calcext:value-type="float">
            <text:p>5,2805547</text:p>
          </table:table-cell>
          <table:table-cell office:value-type="float" office:value="0.238907858729362" calcext:value-type="float">
            <text:p>0,2389078587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8212798" calcext:value-type="float">
            <text:p>5,28212798</text:p>
          </table:table-cell>
          <table:table-cell office:value-type="float" office:value="0.238907858729362" calcext:value-type="float">
            <text:p>0,2389078587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839209" calcext:value-type="float">
            <text:p>5,2839209</text:p>
          </table:table-cell>
          <table:table-cell office:value-type="float" office:value="0.238907858729362" calcext:value-type="float">
            <text:p>0,2389078587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8530482" calcext:value-type="float">
            <text:p>5,28530482</text:p>
          </table:table-cell>
          <table:table-cell office:value-type="float" office:value="0.238907858729362" calcext:value-type="float">
            <text:p>0,2389078587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8683712" calcext:value-type="float">
            <text:p>5,28683712</text:p>
          </table:table-cell>
          <table:table-cell office:value-type="float" office:value="0.246863663196564" calcext:value-type="float">
            <text:p>0,2468636632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8818982" calcext:value-type="float">
            <text:p>5,28818982</text:p>
          </table:table-cell>
          <table:table-cell office:value-type="float" office:value="0.246863663196564" calcext:value-type="float">
            <text:p>0,2468636632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8955034" calcext:value-type="float">
            <text:p>5,28955034</text:p>
          </table:table-cell>
          <table:table-cell office:value-type="float" office:value="0.246863663196564" calcext:value-type="float">
            <text:p>0,2468636632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9105528" calcext:value-type="float">
            <text:p>5,29105528</text:p>
          </table:table-cell>
          <table:table-cell office:value-type="float" office:value="0.246863663196564" calcext:value-type="float">
            <text:p>0,2468636632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9247654" calcext:value-type="float">
            <text:p>5,29247654</text:p>
          </table:table-cell>
          <table:table-cell office:value-type="float" office:value="0.246863663196564" calcext:value-type="float">
            <text:p>0,2468636632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9400518" calcext:value-type="float">
            <text:p>5,29400518</text:p>
          </table:table-cell>
          <table:table-cell office:value-type="float" office:value="0.246863663196564" calcext:value-type="float">
            <text:p>0,2468636632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9538412" calcext:value-type="float">
            <text:p>5,29538412</text:p>
          </table:table-cell>
          <table:table-cell office:value-type="float" office:value="0.246863663196564" calcext:value-type="float">
            <text:p>0,2468636632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9693444" calcext:value-type="float">
            <text:p>5,29693444</text:p>
          </table:table-cell>
          <table:table-cell office:value-type="float" office:value="0.24772746860981" calcext:value-type="float">
            <text:p>0,2477274686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29828606" calcext:value-type="float">
            <text:p>5,29828606</text:p>
          </table:table-cell>
          <table:table-cell office:value-type="float" office:value="0.24772746860981" calcext:value-type="float">
            <text:p>0,2477274686</text:p>
          </table:table-cell>
          <table:table-cell office:value-type="float" office:value="-0.354779362678528" calcext:value-type="float">
            <text:p>-0,3547793627</text:p>
          </table:table-cell>
          <table:table-cell table:number-columns-repeated="15"/>
        </table:table-row>
        <table:table-row table:style-name="ro1">
          <table:table-cell office:value-type="float" office:value="5.30004536" calcext:value-type="float">
            <text:p>5,30004536</text:p>
          </table:table-cell>
          <table:table-cell office:value-type="float" office:value="0.24772746860981" calcext:value-type="float">
            <text:p>0,2477274686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0142244" calcext:value-type="float">
            <text:p>5,30142244</text:p>
          </table:table-cell>
          <table:table-cell office:value-type="float" office:value="0.24772746860981" calcext:value-type="float">
            <text:p>0,2477274686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029876" calcext:value-type="float">
            <text:p>5,3029876</text:p>
          </table:table-cell>
          <table:table-cell office:value-type="float" office:value="0.24772746860981" calcext:value-type="float">
            <text:p>0,2477274686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0435406" calcext:value-type="float">
            <text:p>5,30435406</text:p>
          </table:table-cell>
          <table:table-cell office:value-type="float" office:value="0.24772746860981" calcext:value-type="float">
            <text:p>0,2477274686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0638222" calcext:value-type="float">
            <text:p>5,30638222</text:p>
          </table:table-cell>
          <table:table-cell office:value-type="float" office:value="0.24975498020649" calcext:value-type="float">
            <text:p>0,249754980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0846868" calcext:value-type="float">
            <text:p>5,30846868</text:p>
          </table:table-cell>
          <table:table-cell office:value-type="float" office:value="0.24975498020649" calcext:value-type="float">
            <text:p>0,249754980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1042764" calcext:value-type="float">
            <text:p>5,31042764</text:p>
          </table:table-cell>
          <table:table-cell office:value-type="float" office:value="0.24975498020649" calcext:value-type="float">
            <text:p>0,249754980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119085" calcext:value-type="float">
            <text:p>5,3119085</text:p>
          </table:table-cell>
          <table:table-cell office:value-type="float" office:value="0.24975498020649" calcext:value-type="float">
            <text:p>0,249754980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1395844" calcext:value-type="float">
            <text:p>5,31395844</text:p>
          </table:table-cell>
          <table:table-cell office:value-type="float" office:value="0.24975498020649" calcext:value-type="float">
            <text:p>0,249754980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1595876" calcext:value-type="float">
            <text:p>5,31595876</text:p>
          </table:table-cell>
          <table:table-cell office:value-type="float" office:value="0.24975498020649" calcext:value-type="float">
            <text:p>0,249754980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1798608" calcext:value-type="float">
            <text:p>5,31798608</text:p>
          </table:table-cell>
          <table:table-cell office:value-type="float" office:value="0.25189220905304" calcext:value-type="float">
            <text:p>0,2518922091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1929976" calcext:value-type="float">
            <text:p>5,31929976</text:p>
          </table:table-cell>
          <table:table-cell office:value-type="float" office:value="0.25189220905304" calcext:value-type="float">
            <text:p>0,2518922091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2129688" calcext:value-type="float">
            <text:p>5,32129688</text:p>
          </table:table-cell>
          <table:table-cell office:value-type="float" office:value="0.25189220905304" calcext:value-type="float">
            <text:p>0,2518922091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2333012" calcext:value-type="float">
            <text:p>5,32333012</text:p>
          </table:table-cell>
          <table:table-cell office:value-type="float" office:value="0.25189220905304" calcext:value-type="float">
            <text:p>0,2518922091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246555" calcext:value-type="float">
            <text:p>5,3246555</text:p>
          </table:table-cell>
          <table:table-cell office:value-type="float" office:value="0.25189220905304" calcext:value-type="float">
            <text:p>0,2518922091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2695314" calcext:value-type="float">
            <text:p>5,32695314</text:p>
          </table:table-cell>
          <table:table-cell office:value-type="float" office:value="0.254049897193909" calcext:value-type="float">
            <text:p>0,254049897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2898564" calcext:value-type="float">
            <text:p>5,32898564</text:p>
          </table:table-cell>
          <table:table-cell office:value-type="float" office:value="0.254049897193909" calcext:value-type="float">
            <text:p>0,254049897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3104158" calcext:value-type="float">
            <text:p>5,33104158</text:p>
          </table:table-cell>
          <table:table-cell office:value-type="float" office:value="0.254049897193909" calcext:value-type="float">
            <text:p>0,254049897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3239618" calcext:value-type="float">
            <text:p>5,33239618</text:p>
          </table:table-cell>
          <table:table-cell office:value-type="float" office:value="0.254049897193909" calcext:value-type="float">
            <text:p>0,254049897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3442902" calcext:value-type="float">
            <text:p>5,33442902</text:p>
          </table:table-cell>
          <table:table-cell office:value-type="float" office:value="0.254049897193909" calcext:value-type="float">
            <text:p>0,254049897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363935" calcext:value-type="float">
            <text:p>5,3363935</text:p>
          </table:table-cell>
          <table:table-cell office:value-type="float" office:value="0.255466967821121" calcext:value-type="float">
            <text:p>0,2554669678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3784372" calcext:value-type="float">
            <text:p>5,33784372</text:p>
          </table:table-cell>
          <table:table-cell office:value-type="float" office:value="0.255466967821121" calcext:value-type="float">
            <text:p>0,2554669678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3985908" calcext:value-type="float">
            <text:p>5,33985908</text:p>
          </table:table-cell>
          <table:table-cell office:value-type="float" office:value="0.255466967821121" calcext:value-type="float">
            <text:p>0,2554669678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419023" calcext:value-type="float">
            <text:p>5,3419023</text:p>
          </table:table-cell>
          <table:table-cell office:value-type="float" office:value="0.255466967821121" calcext:value-type="float">
            <text:p>0,2554669678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4397" calcext:value-type="float">
            <text:p>5,34397</text:p>
          </table:table-cell>
          <table:table-cell office:value-type="float" office:value="0.255466967821121" calcext:value-type="float">
            <text:p>0,2554669678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4526694" calcext:value-type="float">
            <text:p>5,34526694</text:p>
          </table:table-cell>
          <table:table-cell office:value-type="float" office:value="0.255466967821121" calcext:value-type="float">
            <text:p>0,2554669678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4728022" calcext:value-type="float">
            <text:p>5,34728022</text:p>
          </table:table-cell>
          <table:table-cell office:value-type="float" office:value="0.25666743516922" calcext:value-type="float">
            <text:p>0,2566674352</text:p>
          </table:table-cell>
          <table:table-cell office:value-type="float" office:value="-0.0023314356803894" calcext:value-type="float">
            <text:p>-0,0023314357</text:p>
          </table:table-cell>
          <table:table-cell table:number-columns-repeated="15"/>
        </table:table-row>
        <table:table-row table:style-name="ro1">
          <table:table-cell office:value-type="float" office:value="5.34939496" calcext:value-type="float">
            <text:p>5,34939496</text:p>
          </table:table-cell>
          <table:table-cell office:value-type="float" office:value="0.25666743516922" calcext:value-type="float">
            <text:p>0,256667435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5147532" calcext:value-type="float">
            <text:p>5,35147532</text:p>
          </table:table-cell>
          <table:table-cell office:value-type="float" office:value="0.25666743516922" calcext:value-type="float">
            <text:p>0,256667435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5297902" calcext:value-type="float">
            <text:p>5,35297902</text:p>
          </table:table-cell>
          <table:table-cell office:value-type="float" office:value="0.25666743516922" calcext:value-type="float">
            <text:p>0,256667435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5487028" calcext:value-type="float">
            <text:p>5,35487028</text:p>
          </table:table-cell>
          <table:table-cell office:value-type="float" office:value="0.25666743516922" calcext:value-type="float">
            <text:p>0,256667435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5625442" calcext:value-type="float">
            <text:p>5,35625442</text:p>
          </table:table-cell>
          <table:table-cell office:value-type="float" office:value="0.261886209249496" calcext:value-type="float">
            <text:p>0,261886209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5760056" calcext:value-type="float">
            <text:p>5,35760056</text:p>
          </table:table-cell>
          <table:table-cell office:value-type="float" office:value="0.261886209249496" calcext:value-type="float">
            <text:p>0,261886209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5913556" calcext:value-type="float">
            <text:p>5,35913556</text:p>
          </table:table-cell>
          <table:table-cell office:value-type="float" office:value="0.261886209249496" calcext:value-type="float">
            <text:p>0,261886209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604739" calcext:value-type="float">
            <text:p>5,3604739</text:p>
          </table:table-cell>
          <table:table-cell office:value-type="float" office:value="0.261886209249496" calcext:value-type="float">
            <text:p>0,261886209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6204056" calcext:value-type="float">
            <text:p>5,36204056</text:p>
          </table:table-cell>
          <table:table-cell office:value-type="float" office:value="0.261886209249496" calcext:value-type="float">
            <text:p>0,261886209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633898" calcext:value-type="float">
            <text:p>5,3633898</text:p>
          </table:table-cell>
          <table:table-cell office:value-type="float" office:value="0.261886209249496" calcext:value-type="float">
            <text:p>0,261886209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6491418" calcext:value-type="float">
            <text:p>5,36491418</text:p>
          </table:table-cell>
          <table:table-cell office:value-type="float" office:value="0.261886209249496" calcext:value-type="float">
            <text:p>0,261886209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6627144" calcext:value-type="float">
            <text:p>5,36627144</text:p>
          </table:table-cell>
          <table:table-cell office:value-type="float" office:value="0.264875680208206" calcext:value-type="float">
            <text:p>0,264875680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6763304" calcext:value-type="float">
            <text:p>5,36763304</text:p>
          </table:table-cell>
          <table:table-cell office:value-type="float" office:value="0.264875680208206" calcext:value-type="float">
            <text:p>0,264875680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6915946" calcext:value-type="float">
            <text:p>5,36915946</text:p>
          </table:table-cell>
          <table:table-cell office:value-type="float" office:value="0.264875680208206" calcext:value-type="float">
            <text:p>0,264875680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705345" calcext:value-type="float">
            <text:p>5,3705345</text:p>
          </table:table-cell>
          <table:table-cell office:value-type="float" office:value="0.264875680208206" calcext:value-type="float">
            <text:p>0,264875680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72106" calcext:value-type="float">
            <text:p>5,372106</text:p>
          </table:table-cell>
          <table:table-cell office:value-type="float" office:value="0.264875680208206" calcext:value-type="float">
            <text:p>0,264875680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7346532" calcext:value-type="float">
            <text:p>5,37346532</text:p>
          </table:table-cell>
          <table:table-cell office:value-type="float" office:value="0.264875680208206" calcext:value-type="float">
            <text:p>0,264875680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7500562" calcext:value-type="float">
            <text:p>5,37500562</text:p>
          </table:table-cell>
          <table:table-cell office:value-type="float" office:value="0.264875680208206" calcext:value-type="float">
            <text:p>0,2648756802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7639182" calcext:value-type="float">
            <text:p>5,37639182</text:p>
          </table:table-cell>
          <table:table-cell office:value-type="float" office:value="0.266355067491531" calcext:value-type="float">
            <text:p>0,266355067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779118" calcext:value-type="float">
            <text:p>5,3779118</text:p>
          </table:table-cell>
          <table:table-cell office:value-type="float" office:value="0.266355067491531" calcext:value-type="float">
            <text:p>0,266355067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7927906" calcext:value-type="float">
            <text:p>5,37927906</text:p>
          </table:table-cell>
          <table:table-cell office:value-type="float" office:value="0.266355067491531" calcext:value-type="float">
            <text:p>0,266355067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8061728" calcext:value-type="float">
            <text:p>5,38061728</text:p>
          </table:table-cell>
          <table:table-cell office:value-type="float" office:value="0.266355067491531" calcext:value-type="float">
            <text:p>0,266355067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8217698" calcext:value-type="float">
            <text:p>5,38217698</text:p>
          </table:table-cell>
          <table:table-cell office:value-type="float" office:value="0.266355067491531" calcext:value-type="float">
            <text:p>0,266355067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8352654" calcext:value-type="float">
            <text:p>5,38352654</text:p>
          </table:table-cell>
          <table:table-cell office:value-type="float" office:value="0.266355067491531" calcext:value-type="float">
            <text:p>0,266355067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850754" calcext:value-type="float">
            <text:p>5,3850754</text:p>
          </table:table-cell>
          <table:table-cell office:value-type="float" office:value="0.266355067491531" calcext:value-type="float">
            <text:p>0,266355067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8643578" calcext:value-type="float">
            <text:p>5,38643578</text:p>
          </table:table-cell>
          <table:table-cell office:value-type="float" office:value="0.266966551542282" calcext:value-type="float">
            <text:p>0,266966551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8793914" calcext:value-type="float">
            <text:p>5,38793914</text:p>
          </table:table-cell>
          <table:table-cell office:value-type="float" office:value="0.266966551542282" calcext:value-type="float">
            <text:p>0,266966551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8929088" calcext:value-type="float">
            <text:p>5,38929088</text:p>
          </table:table-cell>
          <table:table-cell office:value-type="float" office:value="0.266966551542282" calcext:value-type="float">
            <text:p>0,266966551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9065144" calcext:value-type="float">
            <text:p>5,39065144</text:p>
          </table:table-cell>
          <table:table-cell office:value-type="float" office:value="0.266966551542282" calcext:value-type="float">
            <text:p>0,266966551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9222494" calcext:value-type="float">
            <text:p>5,39222494</text:p>
          </table:table-cell>
          <table:table-cell office:value-type="float" office:value="0.266966551542282" calcext:value-type="float">
            <text:p>0,266966551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9356786" calcext:value-type="float">
            <text:p>5,39356786</text:p>
          </table:table-cell>
          <table:table-cell office:value-type="float" office:value="0.266966551542282" calcext:value-type="float">
            <text:p>0,266966551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95099" calcext:value-type="float">
            <text:p>5,395099</text:p>
          </table:table-cell>
          <table:table-cell office:value-type="float" office:value="0.266966551542282" calcext:value-type="float">
            <text:p>0,2669665515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964613" calcext:value-type="float">
            <text:p>5,3964613</text:p>
          </table:table-cell>
          <table:table-cell office:value-type="float" office:value="0.266925275325775" calcext:value-type="float">
            <text:p>0,2669252753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9800288" calcext:value-type="float">
            <text:p>5,39800288</text:p>
          </table:table-cell>
          <table:table-cell office:value-type="float" office:value="0.266925275325775" calcext:value-type="float">
            <text:p>0,2669252753</text:p>
          </table:table-cell>
          <table:table-cell office:value-type="float" office:value="0.178799331188202" calcext:value-type="float">
            <text:p>0,1787993312</text:p>
          </table:table-cell>
          <table:table-cell table:number-columns-repeated="15"/>
        </table:table-row>
        <table:table-row table:style-name="ro1">
          <table:table-cell office:value-type="float" office:value="5.39965632" calcext:value-type="float">
            <text:p>5,39965632</text:p>
          </table:table-cell>
          <table:table-cell office:value-type="float" office:value="0.266925275325775" calcext:value-type="float">
            <text:p>0,2669252753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011766" calcext:value-type="float">
            <text:p>5,4011766</text:p>
          </table:table-cell>
          <table:table-cell office:value-type="float" office:value="0.266925275325775" calcext:value-type="float">
            <text:p>0,2669252753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0257978" calcext:value-type="float">
            <text:p>5,40257978</text:p>
          </table:table-cell>
          <table:table-cell office:value-type="float" office:value="0.266925275325775" calcext:value-type="float">
            <text:p>0,2669252753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0408664" calcext:value-type="float">
            <text:p>5,40408664</text:p>
          </table:table-cell>
          <table:table-cell office:value-type="float" office:value="0.266925275325775" calcext:value-type="float">
            <text:p>0,2669252753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054691" calcext:value-type="float">
            <text:p>5,4054691</text:p>
          </table:table-cell>
          <table:table-cell office:value-type="float" office:value="0.266925275325775" calcext:value-type="float">
            <text:p>0,2669252753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0697358" calcext:value-type="float">
            <text:p>5,40697358</text:p>
          </table:table-cell>
          <table:table-cell office:value-type="float" office:value="0.266400516033173" calcext:value-type="float">
            <text:p>0,266400516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0836756" calcext:value-type="float">
            <text:p>5,40836756</text:p>
          </table:table-cell>
          <table:table-cell office:value-type="float" office:value="0.266400516033173" calcext:value-type="float">
            <text:p>0,266400516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0985506" calcext:value-type="float">
            <text:p>5,40985506</text:p>
          </table:table-cell>
          <table:table-cell office:value-type="float" office:value="0.266400516033173" calcext:value-type="float">
            <text:p>0,266400516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1123824" calcext:value-type="float">
            <text:p>5,41123824</text:p>
          </table:table-cell>
          <table:table-cell office:value-type="float" office:value="0.266400516033173" calcext:value-type="float">
            <text:p>0,266400516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126368" calcext:value-type="float">
            <text:p>5,4126368</text:p>
          </table:table-cell>
          <table:table-cell office:value-type="float" office:value="0.266400516033173" calcext:value-type="float">
            <text:p>0,266400516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1414976" calcext:value-type="float">
            <text:p>5,41414976</text:p>
          </table:table-cell>
          <table:table-cell office:value-type="float" office:value="0.266400516033173" calcext:value-type="float">
            <text:p>0,266400516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1553198" calcext:value-type="float">
            <text:p>5,41553198</text:p>
          </table:table-cell>
          <table:table-cell office:value-type="float" office:value="0.266400516033173" calcext:value-type="float">
            <text:p>0,266400516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1704144" calcext:value-type="float">
            <text:p>5,41704144</text:p>
          </table:table-cell>
          <table:table-cell office:value-type="float" office:value="0.265910744667053" calcext:value-type="float">
            <text:p>0,2659107447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1843138" calcext:value-type="float">
            <text:p>5,41843138</text:p>
          </table:table-cell>
          <table:table-cell office:value-type="float" office:value="0.265910744667053" calcext:value-type="float">
            <text:p>0,2659107447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1993968" calcext:value-type="float">
            <text:p>5,41993968</text:p>
          </table:table-cell>
          <table:table-cell office:value-type="float" office:value="0.265910744667053" calcext:value-type="float">
            <text:p>0,2659107447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2130976" calcext:value-type="float">
            <text:p>5,42130976</text:p>
          </table:table-cell>
          <table:table-cell office:value-type="float" office:value="0.265910744667053" calcext:value-type="float">
            <text:p>0,2659107447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2266958" calcext:value-type="float">
            <text:p>5,42266958</text:p>
          </table:table-cell>
          <table:table-cell office:value-type="float" office:value="0.265910744667053" calcext:value-type="float">
            <text:p>0,2659107447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2424398" calcext:value-type="float">
            <text:p>5,42424398</text:p>
          </table:table-cell>
          <table:table-cell office:value-type="float" office:value="0.265910744667053" calcext:value-type="float">
            <text:p>0,2659107447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2562298" calcext:value-type="float">
            <text:p>5,42562298</text:p>
          </table:table-cell>
          <table:table-cell office:value-type="float" office:value="0.265910744667053" calcext:value-type="float">
            <text:p>0,2659107447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2713774" calcext:value-type="float">
            <text:p>5,42713774</text:p>
          </table:table-cell>
          <table:table-cell office:value-type="float" office:value="0.264796525239944" calcext:value-type="float">
            <text:p>0,2647965252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285087" calcext:value-type="float">
            <text:p>5,4285087</text:p>
          </table:table-cell>
          <table:table-cell office:value-type="float" office:value="0.264796525239944" calcext:value-type="float">
            <text:p>0,2647965252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302719" calcext:value-type="float">
            <text:p>5,4302719</text:p>
          </table:table-cell>
          <table:table-cell office:value-type="float" office:value="0.264796525239944" calcext:value-type="float">
            <text:p>0,2647965252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3166854" calcext:value-type="float">
            <text:p>5,43166854</text:p>
          </table:table-cell>
          <table:table-cell office:value-type="float" office:value="0.264796525239944" calcext:value-type="float">
            <text:p>0,2647965252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3324274" calcext:value-type="float">
            <text:p>5,43324274</text:p>
          </table:table-cell>
          <table:table-cell office:value-type="float" office:value="0.264796525239944" calcext:value-type="float">
            <text:p>0,2647965252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3458024" calcext:value-type="float">
            <text:p>5,43458024</text:p>
          </table:table-cell>
          <table:table-cell office:value-type="float" office:value="0.264796525239944" calcext:value-type="float">
            <text:p>0,2647965252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3610966" calcext:value-type="float">
            <text:p>5,43610966</text:p>
          </table:table-cell>
          <table:table-cell office:value-type="float" office:value="0.263502568006516" calcext:value-type="float">
            <text:p>0,263502568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3746664" calcext:value-type="float">
            <text:p>5,43746664</text:p>
          </table:table-cell>
          <table:table-cell office:value-type="float" office:value="0.263502568006516" calcext:value-type="float">
            <text:p>0,263502568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392549" calcext:value-type="float">
            <text:p>5,4392549</text:p>
          </table:table-cell>
          <table:table-cell office:value-type="float" office:value="0.263502568006516" calcext:value-type="float">
            <text:p>0,263502568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4068196" calcext:value-type="float">
            <text:p>5,44068196</text:p>
          </table:table-cell>
          <table:table-cell office:value-type="float" office:value="0.263502568006516" calcext:value-type="float">
            <text:p>0,263502568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4224494" calcext:value-type="float">
            <text:p>5,44224494</text:p>
          </table:table-cell>
          <table:table-cell office:value-type="float" office:value="0.263502568006516" calcext:value-type="float">
            <text:p>0,263502568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4362292" calcext:value-type="float">
            <text:p>5,44362292</text:p>
          </table:table-cell>
          <table:table-cell office:value-type="float" office:value="0.263502568006516" calcext:value-type="float">
            <text:p>0,263502568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451387" calcext:value-type="float">
            <text:p>5,4451387</text:p>
          </table:table-cell>
          <table:table-cell office:value-type="float" office:value="0.263502568006516" calcext:value-type="float">
            <text:p>0,263502568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4652102" calcext:value-type="float">
            <text:p>5,44652102</text:p>
          </table:table-cell>
          <table:table-cell office:value-type="float" office:value="0.262065798044205" calcext:value-type="float">
            <text:p>0,262065798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4801588" calcext:value-type="float">
            <text:p>5,44801588</text:p>
          </table:table-cell>
          <table:table-cell office:value-type="float" office:value="0.262065798044205" calcext:value-type="float">
            <text:p>0,262065798</text:p>
          </table:table-cell>
          <table:table-cell office:value-type="float" office:value="0.205156803131104" calcext:value-type="float">
            <text:p>0,2051568031</text:p>
          </table:table-cell>
          <table:table-cell table:number-columns-repeated="15"/>
        </table:table-row>
        <table:table-row table:style-name="ro1">
          <table:table-cell office:value-type="float" office:value="5.4495449" calcext:value-type="float">
            <text:p>5,4495449</text:p>
          </table:table-cell>
          <table:table-cell office:value-type="float" office:value="0.262065798044205" calcext:value-type="float">
            <text:p>0,26206579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5106692" calcext:value-type="float">
            <text:p>5,45106692</text:p>
          </table:table-cell>
          <table:table-cell office:value-type="float" office:value="0.262065798044205" calcext:value-type="float">
            <text:p>0,26206579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524699" calcext:value-type="float">
            <text:p>5,4524699</text:p>
          </table:table-cell>
          <table:table-cell office:value-type="float" office:value="0.262065798044205" calcext:value-type="float">
            <text:p>0,26206579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5401772" calcext:value-type="float">
            <text:p>5,45401772</text:p>
          </table:table-cell>
          <table:table-cell office:value-type="float" office:value="0.262065798044205" calcext:value-type="float">
            <text:p>0,26206579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553908" calcext:value-type="float">
            <text:p>5,4553908</text:p>
          </table:table-cell>
          <table:table-cell office:value-type="float" office:value="0.262065798044205" calcext:value-type="float">
            <text:p>0,26206579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569133" calcext:value-type="float">
            <text:p>5,4569133</text:p>
          </table:table-cell>
          <table:table-cell office:value-type="float" office:value="0.255033195018768" calcext:value-type="float">
            <text:p>0,255033195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5826642" calcext:value-type="float">
            <text:p>5,45826642</text:p>
          </table:table-cell>
          <table:table-cell office:value-type="float" office:value="0.255033195018768" calcext:value-type="float">
            <text:p>0,255033195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5962298" calcext:value-type="float">
            <text:p>5,45962298</text:p>
          </table:table-cell>
          <table:table-cell office:value-type="float" office:value="0.255033195018768" calcext:value-type="float">
            <text:p>0,255033195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6112366" calcext:value-type="float">
            <text:p>5,46112366</text:p>
          </table:table-cell>
          <table:table-cell office:value-type="float" office:value="0.255033195018768" calcext:value-type="float">
            <text:p>0,255033195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6253294" calcext:value-type="float">
            <text:p>5,46253294</text:p>
          </table:table-cell>
          <table:table-cell office:value-type="float" office:value="0.255033195018768" calcext:value-type="float">
            <text:p>0,255033195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6407522" calcext:value-type="float">
            <text:p>5,46407522</text:p>
          </table:table-cell>
          <table:table-cell office:value-type="float" office:value="0.255033195018768" calcext:value-type="float">
            <text:p>0,255033195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654516" calcext:value-type="float">
            <text:p>5,4654516</text:p>
          </table:table-cell>
          <table:table-cell office:value-type="float" office:value="0.255033195018768" calcext:value-type="float">
            <text:p>0,255033195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6700388" calcext:value-type="float">
            <text:p>5,46700388</text:p>
          </table:table-cell>
          <table:table-cell office:value-type="float" office:value="0.245462223887444" calcext:value-type="float">
            <text:p>0,2454622239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6836962" calcext:value-type="float">
            <text:p>5,46836962</text:p>
          </table:table-cell>
          <table:table-cell office:value-type="float" office:value="0.245462223887444" calcext:value-type="float">
            <text:p>0,2454622239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6988098" calcext:value-type="float">
            <text:p>5,46988098</text:p>
          </table:table-cell>
          <table:table-cell office:value-type="float" office:value="0.245462223887444" calcext:value-type="float">
            <text:p>0,2454622239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7122698" calcext:value-type="float">
            <text:p>5,47122698</text:p>
          </table:table-cell>
          <table:table-cell office:value-type="float" office:value="0.245462223887444" calcext:value-type="float">
            <text:p>0,2454622239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7262926" calcext:value-type="float">
            <text:p>5,47262926</text:p>
          </table:table-cell>
          <table:table-cell office:value-type="float" office:value="0.245462223887444" calcext:value-type="float">
            <text:p>0,2454622239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7414964" calcext:value-type="float">
            <text:p>5,47414964</text:p>
          </table:table-cell>
          <table:table-cell office:value-type="float" office:value="0.245462223887444" calcext:value-type="float">
            <text:p>0,2454622239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7553538" calcext:value-type="float">
            <text:p>5,47553538</text:p>
          </table:table-cell>
          <table:table-cell office:value-type="float" office:value="0.245462223887444" calcext:value-type="float">
            <text:p>0,2454622239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7710748" calcext:value-type="float">
            <text:p>5,47710748</text:p>
          </table:table-cell>
          <table:table-cell office:value-type="float" office:value="0.234097138047218" calcext:value-type="float">
            <text:p>0,23409713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7845618" calcext:value-type="float">
            <text:p>5,47845618</text:p>
          </table:table-cell>
          <table:table-cell office:value-type="float" office:value="0.234097138047218" calcext:value-type="float">
            <text:p>0,23409713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7997418" calcext:value-type="float">
            <text:p>5,47997418</text:p>
          </table:table-cell>
          <table:table-cell office:value-type="float" office:value="0.234097138047218" calcext:value-type="float">
            <text:p>0,23409713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8132414" calcext:value-type="float">
            <text:p>5,48132414</text:p>
          </table:table-cell>
          <table:table-cell office:value-type="float" office:value="0.234097138047218" calcext:value-type="float">
            <text:p>0,23409713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8288148" calcext:value-type="float">
            <text:p>5,48288148</text:p>
          </table:table-cell>
          <table:table-cell office:value-type="float" office:value="0.234097138047218" calcext:value-type="float">
            <text:p>0,23409713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842469" calcext:value-type="float">
            <text:p>5,4842469</text:p>
          </table:table-cell>
          <table:table-cell office:value-type="float" office:value="0.234097138047218" calcext:value-type="float">
            <text:p>0,23409713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8560132" calcext:value-type="float">
            <text:p>5,48560132</text:p>
          </table:table-cell>
          <table:table-cell office:value-type="float" office:value="0.234097138047218" calcext:value-type="float">
            <text:p>0,234097138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8719094" calcext:value-type="float">
            <text:p>5,48719094</text:p>
          </table:table-cell>
          <table:table-cell office:value-type="float" office:value="0.208664059638977" calcext:value-type="float">
            <text:p>0,2086640596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8853922" calcext:value-type="float">
            <text:p>5,48853922</text:p>
          </table:table-cell>
          <table:table-cell office:value-type="float" office:value="0.208664059638977" calcext:value-type="float">
            <text:p>0,2086640596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900792" calcext:value-type="float">
            <text:p>5,4900792</text:p>
          </table:table-cell>
          <table:table-cell office:value-type="float" office:value="0.208664059638977" calcext:value-type="float">
            <text:p>0,2086640596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9143868" calcext:value-type="float">
            <text:p>5,49143868</text:p>
          </table:table-cell>
          <table:table-cell office:value-type="float" office:value="0.208664059638977" calcext:value-type="float">
            <text:p>0,2086640596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9300138" calcext:value-type="float">
            <text:p>5,49300138</text:p>
          </table:table-cell>
          <table:table-cell office:value-type="float" office:value="0.208664059638977" calcext:value-type="float">
            <text:p>0,2086640596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9437126" calcext:value-type="float">
            <text:p>5,49437126</text:p>
          </table:table-cell>
          <table:table-cell office:value-type="float" office:value="0.208664059638977" calcext:value-type="float">
            <text:p>0,2086640596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9602588" calcext:value-type="float">
            <text:p>5,49602588</text:p>
          </table:table-cell>
          <table:table-cell office:value-type="float" office:value="0.167719915509224" calcext:value-type="float">
            <text:p>0,1677199155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9743152" calcext:value-type="float">
            <text:p>5,49743152</text:p>
          </table:table-cell>
          <table:table-cell office:value-type="float" office:value="0.167719915509224" calcext:value-type="float">
            <text:p>0,1677199155</text:p>
          </table:table-cell>
          <table:table-cell office:value-type="float" office:value="-0.0971895456314087" calcext:value-type="float">
            <text:p>-0,0971895456</text:p>
          </table:table-cell>
          <table:table-cell table:number-columns-repeated="15"/>
        </table:table-row>
        <table:table-row table:style-name="ro1">
          <table:table-cell office:value-type="float" office:value="5.49915254" calcext:value-type="float">
            <text:p>5,49915254</text:p>
          </table:table-cell>
          <table:table-cell office:value-type="float" office:value="0.167719915509224" calcext:value-type="float">
            <text:p>0,1677199155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0053586" calcext:value-type="float">
            <text:p>5,50053586</text:p>
          </table:table-cell>
          <table:table-cell office:value-type="float" office:value="0.167719915509224" calcext:value-type="float">
            <text:p>0,1677199155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0208522" calcext:value-type="float">
            <text:p>5,50208522</text:p>
          </table:table-cell>
          <table:table-cell office:value-type="float" office:value="0.167719915509224" calcext:value-type="float">
            <text:p>0,1677199155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0346262" calcext:value-type="float">
            <text:p>5,50346262</text:p>
          </table:table-cell>
          <table:table-cell office:value-type="float" office:value="0.167719915509224" calcext:value-type="float">
            <text:p>0,1677199155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0497602" calcext:value-type="float">
            <text:p>5,50497602</text:p>
          </table:table-cell>
          <table:table-cell office:value-type="float" office:value="0.167719915509224" calcext:value-type="float">
            <text:p>0,1677199155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064479" calcext:value-type="float">
            <text:p>5,5064479</text:p>
          </table:table-cell>
          <table:table-cell office:value-type="float" office:value="0.113112524151802" calcext:value-type="float">
            <text:p>0,1131125242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0798888" calcext:value-type="float">
            <text:p>5,50798888</text:p>
          </table:table-cell>
          <table:table-cell office:value-type="float" office:value="0.113112524151802" calcext:value-type="float">
            <text:p>0,1131125242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1010494" calcext:value-type="float">
            <text:p>5,51010494</text:p>
          </table:table-cell>
          <table:table-cell office:value-type="float" office:value="0.113112524151802" calcext:value-type="float">
            <text:p>0,1131125242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1215878" calcext:value-type="float">
            <text:p>5,51215878</text:p>
          </table:table-cell>
          <table:table-cell office:value-type="float" office:value="0.113112524151802" calcext:value-type="float">
            <text:p>0,1131125242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141974" calcext:value-type="float">
            <text:p>5,5141974</text:p>
          </table:table-cell>
          <table:table-cell office:value-type="float" office:value="0.113112524151802" calcext:value-type="float">
            <text:p>0,1131125242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1620654" calcext:value-type="float">
            <text:p>5,51620654</text:p>
          </table:table-cell>
          <table:table-cell office:value-type="float" office:value="0.113112524151802" calcext:value-type="float">
            <text:p>0,1131125242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1750932" calcext:value-type="float">
            <text:p>5,51750932</text:p>
          </table:table-cell>
          <table:table-cell office:value-type="float" office:value="0.109064370393753" calcext:value-type="float">
            <text:p>0,1090643704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1953402" calcext:value-type="float">
            <text:p>5,51953402</text:p>
          </table:table-cell>
          <table:table-cell office:value-type="float" office:value="0.109064370393753" calcext:value-type="float">
            <text:p>0,1090643704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2153418" calcext:value-type="float">
            <text:p>5,52153418</text:p>
          </table:table-cell>
          <table:table-cell office:value-type="float" office:value="0.109064370393753" calcext:value-type="float">
            <text:p>0,1090643704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2302394" calcext:value-type="float">
            <text:p>5,52302394</text:p>
          </table:table-cell>
          <table:table-cell office:value-type="float" office:value="0.109064370393753" calcext:value-type="float">
            <text:p>0,1090643704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2502984" calcext:value-type="float">
            <text:p>5,52502984</text:p>
          </table:table-cell>
          <table:table-cell office:value-type="float" office:value="0.109064370393753" calcext:value-type="float">
            <text:p>0,1090643704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2717206" calcext:value-type="float">
            <text:p>5,52717206</text:p>
          </table:table-cell>
          <table:table-cell office:value-type="float" office:value="0.147369995713234" calcext:value-type="float">
            <text:p>0,147369995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2923598" calcext:value-type="float">
            <text:p>5,52923598</text:p>
          </table:table-cell>
          <table:table-cell office:value-type="float" office:value="0.147369995713234" calcext:value-type="float">
            <text:p>0,147369995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3053874" calcext:value-type="float">
            <text:p>5,53053874</text:p>
          </table:table-cell>
          <table:table-cell office:value-type="float" office:value="0.147369995713234" calcext:value-type="float">
            <text:p>0,147369995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3261556" calcext:value-type="float">
            <text:p>5,53261556</text:p>
          </table:table-cell>
          <table:table-cell office:value-type="float" office:value="0.147369995713234" calcext:value-type="float">
            <text:p>0,147369995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3458314" calcext:value-type="float">
            <text:p>5,53458314</text:p>
          </table:table-cell>
          <table:table-cell office:value-type="float" office:value="0.147369995713234" calcext:value-type="float">
            <text:p>0,147369995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3614268" calcext:value-type="float">
            <text:p>5,53614268</text:p>
          </table:table-cell>
          <table:table-cell office:value-type="float" office:value="0.180642932653427" calcext:value-type="float">
            <text:p>0,180642932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3818318" calcext:value-type="float">
            <text:p>5,53818318</text:p>
          </table:table-cell>
          <table:table-cell office:value-type="float" office:value="0.180642932653427" calcext:value-type="float">
            <text:p>0,180642932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4023976" calcext:value-type="float">
            <text:p>5,54023976</text:p>
          </table:table-cell>
          <table:table-cell office:value-type="float" office:value="0.180642932653427" calcext:value-type="float">
            <text:p>0,180642932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4227174" calcext:value-type="float">
            <text:p>5,54227174</text:p>
          </table:table-cell>
          <table:table-cell office:value-type="float" office:value="0.180642932653427" calcext:value-type="float">
            <text:p>0,180642932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4359774" calcext:value-type="float">
            <text:p>5,54359774</text:p>
          </table:table-cell>
          <table:table-cell office:value-type="float" office:value="0.180642932653427" calcext:value-type="float">
            <text:p>0,180642932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456245" calcext:value-type="float">
            <text:p>5,5456245</text:p>
          </table:table-cell>
          <table:table-cell office:value-type="float" office:value="0.180642932653427" calcext:value-type="float">
            <text:p>0,1806429327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4765028" calcext:value-type="float">
            <text:p>5,54765028</text:p>
          </table:table-cell>
          <table:table-cell office:value-type="float" office:value="0.199581488966942" calcext:value-type="float">
            <text:p>0,199581489</text:p>
          </table:table-cell>
          <table:table-cell office:value-type="float" office:value="-1.88691759109497" calcext:value-type="float">
            <text:p>-1,8869175911</text:p>
          </table:table-cell>
          <table:table-cell table:number-columns-repeated="15"/>
        </table:table-row>
        <table:table-row table:style-name="ro1">
          <table:table-cell office:value-type="float" office:value="5.54993274" calcext:value-type="float">
            <text:p>5,54993274</text:p>
          </table:table-cell>
          <table:table-cell office:value-type="float" office:value="0.199581488966942" calcext:value-type="float">
            <text:p>0,199581489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512556" calcext:value-type="float">
            <text:p>5,5512556</text:p>
          </table:table-cell>
          <table:table-cell office:value-type="float" office:value="0.199581488966942" calcext:value-type="float">
            <text:p>0,199581489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5333456" calcext:value-type="float">
            <text:p>5,55333456</text:p>
          </table:table-cell>
          <table:table-cell office:value-type="float" office:value="0.199581488966942" calcext:value-type="float">
            <text:p>0,199581489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5538102" calcext:value-type="float">
            <text:p>5,55538102</text:p>
          </table:table-cell>
          <table:table-cell office:value-type="float" office:value="0.199581488966942" calcext:value-type="float">
            <text:p>0,199581489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5685978" calcext:value-type="float">
            <text:p>5,55685978</text:p>
          </table:table-cell>
          <table:table-cell office:value-type="float" office:value="0.213321760296822" calcext:value-type="float">
            <text:p>0,213321760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585483" calcext:value-type="float">
            <text:p>5,5585483</text:p>
          </table:table-cell>
          <table:table-cell office:value-type="float" office:value="0.213321760296822" calcext:value-type="float">
            <text:p>0,213321760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6008962" calcext:value-type="float">
            <text:p>5,56008962</text:p>
          </table:table-cell>
          <table:table-cell office:value-type="float" office:value="0.213321760296822" calcext:value-type="float">
            <text:p>0,213321760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6144548" calcext:value-type="float">
            <text:p>5,56144548</text:p>
          </table:table-cell>
          <table:table-cell office:value-type="float" office:value="0.213321760296822" calcext:value-type="float">
            <text:p>0,213321760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6302532" calcext:value-type="float">
            <text:p>5,56302532</text:p>
          </table:table-cell>
          <table:table-cell office:value-type="float" office:value="0.213321760296822" calcext:value-type="float">
            <text:p>0,213321760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6437716" calcext:value-type="float">
            <text:p>5,56437716</text:p>
          </table:table-cell>
          <table:table-cell office:value-type="float" office:value="0.213321760296822" calcext:value-type="float">
            <text:p>0,213321760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6593558" calcext:value-type="float">
            <text:p>5,56593558</text:p>
          </table:table-cell>
          <table:table-cell office:value-type="float" office:value="0.223036721348763" calcext:value-type="float">
            <text:p>0,223036721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6730644" calcext:value-type="float">
            <text:p>5,56730644</text:p>
          </table:table-cell>
          <table:table-cell office:value-type="float" office:value="0.223036721348763" calcext:value-type="float">
            <text:p>0,223036721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6864432" calcext:value-type="float">
            <text:p>5,56864432</text:p>
          </table:table-cell>
          <table:table-cell office:value-type="float" office:value="0.223036721348763" calcext:value-type="float">
            <text:p>0,223036721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701705" calcext:value-type="float">
            <text:p>5,5701705</text:p>
          </table:table-cell>
          <table:table-cell office:value-type="float" office:value="0.223036721348763" calcext:value-type="float">
            <text:p>0,223036721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7229086" calcext:value-type="float">
            <text:p>5,57229086</text:p>
          </table:table-cell>
          <table:table-cell office:value-type="float" office:value="0.223036721348763" calcext:value-type="float">
            <text:p>0,223036721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7427782" calcext:value-type="float">
            <text:p>5,57427782</text:p>
          </table:table-cell>
          <table:table-cell office:value-type="float" office:value="0.223036721348763" calcext:value-type="float">
            <text:p>0,223036721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7635872" calcext:value-type="float">
            <text:p>5,57635872</text:p>
          </table:table-cell>
          <table:table-cell office:value-type="float" office:value="0.223036721348763" calcext:value-type="float">
            <text:p>0,2230367213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7832572" calcext:value-type="float">
            <text:p>5,57832572</text:p>
          </table:table-cell>
          <table:table-cell office:value-type="float" office:value="0.227949753403664" calcext:value-type="float">
            <text:p>0,2279497534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796202" calcext:value-type="float">
            <text:p>5,5796202</text:p>
          </table:table-cell>
          <table:table-cell office:value-type="float" office:value="0.227949753403664" calcext:value-type="float">
            <text:p>0,2279497534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8161588" calcext:value-type="float">
            <text:p>5,58161588</text:p>
          </table:table-cell>
          <table:table-cell office:value-type="float" office:value="0.227949753403664" calcext:value-type="float">
            <text:p>0,2279497534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8383146" calcext:value-type="float">
            <text:p>5,58383146</text:p>
          </table:table-cell>
          <table:table-cell office:value-type="float" office:value="0.227949753403664" calcext:value-type="float">
            <text:p>0,2279497534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8516286" calcext:value-type="float">
            <text:p>5,58516286</text:p>
          </table:table-cell>
          <table:table-cell office:value-type="float" office:value="0.227949753403664" calcext:value-type="float">
            <text:p>0,2279497534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871468" calcext:value-type="float">
            <text:p>5,5871468</text:p>
          </table:table-cell>
          <table:table-cell office:value-type="float" office:value="0.223055347800255" calcext:value-type="float">
            <text:p>0,2230553478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8926704" calcext:value-type="float">
            <text:p>5,58926704</text:p>
          </table:table-cell>
          <table:table-cell office:value-type="float" office:value="0.223055347800255" calcext:value-type="float">
            <text:p>0,2230553478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9134572" calcext:value-type="float">
            <text:p>5,59134572</text:p>
          </table:table-cell>
          <table:table-cell office:value-type="float" office:value="0.223055347800255" calcext:value-type="float">
            <text:p>0,2230553478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9266104" calcext:value-type="float">
            <text:p>5,59266104</text:p>
          </table:table-cell>
          <table:table-cell office:value-type="float" office:value="0.223055347800255" calcext:value-type="float">
            <text:p>0,2230553478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9523114" calcext:value-type="float">
            <text:p>5,59523114</text:p>
          </table:table-cell>
          <table:table-cell office:value-type="float" office:value="0.223055347800255" calcext:value-type="float">
            <text:p>0,2230553478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9726338" calcext:value-type="float">
            <text:p>5,59726338</text:p>
          </table:table-cell>
          <table:table-cell office:value-type="float" office:value="0.211040198802948" calcext:value-type="float">
            <text:p>0,2110401988</text:p>
          </table:table-cell>
          <table:table-cell office:value-type="float" office:value="0.637231469154358" calcext:value-type="float">
            <text:p>0,6372314692</text:p>
          </table:table-cell>
          <table:table-cell table:number-columns-repeated="15"/>
        </table:table-row>
        <table:table-row table:style-name="ro1">
          <table:table-cell office:value-type="float" office:value="5.599472" calcext:value-type="float">
            <text:p>5,599472</text:p>
          </table:table-cell>
          <table:table-cell office:value-type="float" office:value="0.211040198802948" calcext:value-type="float">
            <text:p>0,2110401988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0149668" calcext:value-type="float">
            <text:p>5,60149668</text:p>
          </table:table-cell>
          <table:table-cell office:value-type="float" office:value="0.211040198802948" calcext:value-type="float">
            <text:p>0,2110401988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030084" calcext:value-type="float">
            <text:p>5,6030084</text:p>
          </table:table-cell>
          <table:table-cell office:value-type="float" office:value="0.211040198802948" calcext:value-type="float">
            <text:p>0,2110401988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0500496" calcext:value-type="float">
            <text:p>5,60500496</text:p>
          </table:table-cell>
          <table:table-cell office:value-type="float" office:value="0.211040198802948" calcext:value-type="float">
            <text:p>0,2110401988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070751" calcext:value-type="float">
            <text:p>5,6070751</text:p>
          </table:table-cell>
          <table:table-cell office:value-type="float" office:value="0.202860027551651" calcext:value-type="float">
            <text:p>0,202860027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0838574" calcext:value-type="float">
            <text:p>5,60838574</text:p>
          </table:table-cell>
          <table:table-cell office:value-type="float" office:value="0.202860027551651" calcext:value-type="float">
            <text:p>0,202860027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1043606" calcext:value-type="float">
            <text:p>5,61043606</text:p>
          </table:table-cell>
          <table:table-cell office:value-type="float" office:value="0.202860027551651" calcext:value-type="float">
            <text:p>0,202860027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1256508" calcext:value-type="float">
            <text:p>5,61256508</text:p>
          </table:table-cell>
          <table:table-cell office:value-type="float" office:value="0.202860027551651" calcext:value-type="float">
            <text:p>0,202860027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1460032" calcext:value-type="float">
            <text:p>5,61460032</text:p>
          </table:table-cell>
          <table:table-cell office:value-type="float" office:value="0.202860027551651" calcext:value-type="float">
            <text:p>0,202860027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1611076" calcext:value-type="float">
            <text:p>5,61611076</text:p>
          </table:table-cell>
          <table:table-cell office:value-type="float" office:value="0.190694242715836" calcext:value-type="float">
            <text:p>0,1906942427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180725" calcext:value-type="float">
            <text:p>5,6180725</text:p>
          </table:table-cell>
          <table:table-cell office:value-type="float" office:value="0.190694242715836" calcext:value-type="float">
            <text:p>0,1906942427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201997" calcext:value-type="float">
            <text:p>5,6201997</text:p>
          </table:table-cell>
          <table:table-cell office:value-type="float" office:value="0.190694242715836" calcext:value-type="float">
            <text:p>0,1906942427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2156384" calcext:value-type="float">
            <text:p>5,62156384</text:p>
          </table:table-cell>
          <table:table-cell office:value-type="float" office:value="0.190694242715836" calcext:value-type="float">
            <text:p>0,1906942427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2357582" calcext:value-type="float">
            <text:p>5,62357582</text:p>
          </table:table-cell>
          <table:table-cell office:value-type="float" office:value="0.190694242715836" calcext:value-type="float">
            <text:p>0,1906942427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2554396" calcext:value-type="float">
            <text:p>5,62554396</text:p>
          </table:table-cell>
          <table:table-cell office:value-type="float" office:value="0.190694242715836" calcext:value-type="float">
            <text:p>0,1906942427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276541" calcext:value-type="float">
            <text:p>5,6276541</text:p>
          </table:table-cell>
          <table:table-cell office:value-type="float" office:value="0.164093166589737" calcext:value-type="float">
            <text:p>0,164093166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2910438" calcext:value-type="float">
            <text:p>5,62910438</text:p>
          </table:table-cell>
          <table:table-cell office:value-type="float" office:value="0.164093166589737" calcext:value-type="float">
            <text:p>0,164093166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311437" calcext:value-type="float">
            <text:p>5,6311437</text:p>
          </table:table-cell>
          <table:table-cell office:value-type="float" office:value="0.164093166589737" calcext:value-type="float">
            <text:p>0,164093166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3331986" calcext:value-type="float">
            <text:p>5,63331986</text:p>
          </table:table-cell>
          <table:table-cell office:value-type="float" office:value="0.164093166589737" calcext:value-type="float">
            <text:p>0,164093166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3528452" calcext:value-type="float">
            <text:p>5,63528452</text:p>
          </table:table-cell>
          <table:table-cell office:value-type="float" office:value="0.164093166589737" calcext:value-type="float">
            <text:p>0,1640931666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3683086" calcext:value-type="float">
            <text:p>5,63683086</text:p>
          </table:table-cell>
          <table:table-cell office:value-type="float" office:value="0.103112012147903" calcext:value-type="float">
            <text:p>0,1031120121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3864682" calcext:value-type="float">
            <text:p>5,63864682</text:p>
          </table:table-cell>
          <table:table-cell office:value-type="float" office:value="0.103112012147903" calcext:value-type="float">
            <text:p>0,1031120121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4089214" calcext:value-type="float">
            <text:p>5,64089214</text:p>
          </table:table-cell>
          <table:table-cell office:value-type="float" office:value="0.103112012147903" calcext:value-type="float">
            <text:p>0,1031120121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4226234" calcext:value-type="float">
            <text:p>5,64226234</text:p>
          </table:table-cell>
          <table:table-cell office:value-type="float" office:value="0.103112012147903" calcext:value-type="float">
            <text:p>0,1031120121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4436792" calcext:value-type="float">
            <text:p>5,64436792</text:p>
          </table:table-cell>
          <table:table-cell office:value-type="float" office:value="0.103112012147903" calcext:value-type="float">
            <text:p>0,1031120121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5.64644476" calcext:value-type="float">
            <text:p>5,64644476</text:p>
          </table:table-cell>
          <table:table-cell office:value-type="float" office:value="0.103112012147903" calcext:value-type="float">
            <text:p>0,1031120121</text:p>
          </table:table-cell>
          <table:table-cell office:value-type="float" office:value="0.229174196720123" calcext:value-type="float">
            <text:p>0,2291741967</text:p>
          </table:table-cell>
          <table:table-cell table:number-columns-repeated="15"/>
        </table:table-row>
        <table:table-row table:style-name="ro1">
          <table:table-cell office:value-type="float" office:value="6.23701182" calcext:value-type="float">
            <text:p>6,23701182</text:p>
          </table:table-cell>
          <table:table-cell office:value-type="float" office:value="0.123830869793892" calcext:value-type="float">
            <text:p>0,1238308698</text:p>
          </table:table-cell>
          <table:table-cell office:value-type="float" office:value="-1.79830694198608" calcext:value-type="float">
            <text:p>-1,798306942</text:p>
          </table:table-cell>
          <table:table-cell table:number-columns-repeated="15"/>
        </table:table-row>
        <table:table-row table:style-name="ro1">
          <table:table-cell office:value-type="float" office:value="6.23841024" calcext:value-type="float">
            <text:p>6,23841024</text:p>
          </table:table-cell>
          <table:table-cell office:value-type="float" office:value="0.123830869793892" calcext:value-type="float">
            <text:p>0,1238308698</text:p>
          </table:table-cell>
          <table:table-cell office:value-type="float" office:value="-1.79830694198608" calcext:value-type="float">
            <text:p>-1,798306942</text:p>
          </table:table-cell>
          <table:table-cell table:number-columns-repeated="15"/>
        </table:table-row>
        <table:table-row table:style-name="ro1">
          <table:table-cell office:value-type="float" office:value="6.24000784" calcext:value-type="float">
            <text:p>6,24000784</text:p>
          </table:table-cell>
          <table:table-cell office:value-type="float" office:value="0.123830869793892" calcext:value-type="float">
            <text:p>0,1238308698</text:p>
          </table:table-cell>
          <table:table-cell office:value-type="float" office:value="-1.79830694198608" calcext:value-type="float">
            <text:p>-1,798306942</text:p>
          </table:table-cell>
          <table:table-cell table:number-columns-repeated="15"/>
        </table:table-row>
        <table:table-row table:style-name="ro1">
          <table:table-cell office:value-type="float" office:value="6.24140502" calcext:value-type="float">
            <text:p>6,24140502</text:p>
          </table:table-cell>
          <table:table-cell office:value-type="float" office:value="0.123830869793892" calcext:value-type="float">
            <text:p>0,1238308698</text:p>
          </table:table-cell>
          <table:table-cell office:value-type="float" office:value="-1.79830694198608" calcext:value-type="float">
            <text:p>-1,798306942</text:p>
          </table:table-cell>
          <table:table-cell table:number-columns-repeated="15"/>
        </table:table-row>
        <table:table-row table:style-name="ro1">
          <table:table-cell office:value-type="float" office:value="6.24294264" calcext:value-type="float">
            <text:p>6,24294264</text:p>
          </table:table-cell>
          <table:table-cell office:value-type="float" office:value="0.123830869793892" calcext:value-type="float">
            <text:p>0,1238308698</text:p>
          </table:table-cell>
          <table:table-cell office:value-type="float" office:value="-1.79830694198608" calcext:value-type="float">
            <text:p>-1,798306942</text:p>
          </table:table-cell>
          <table:table-cell table:number-columns-repeated="15"/>
        </table:table-row>
        <table:table-row table:style-name="ro1">
          <table:table-cell office:value-type="float" office:value="6.24433584" calcext:value-type="float">
            <text:p>6,24433584</text:p>
          </table:table-cell>
          <table:table-cell office:value-type="float" office:value="0.123830869793892" calcext:value-type="float">
            <text:p>0,1238308698</text:p>
          </table:table-cell>
          <table:table-cell office:value-type="float" office:value="-1.79830694198608" calcext:value-type="float">
            <text:p>-1,798306942</text:p>
          </table:table-cell>
          <table:table-cell table:number-columns-repeated="15"/>
        </table:table-row>
        <table:table-row table:style-name="ro1">
          <table:table-cell office:value-type="float" office:value="6.2459092" calcext:value-type="float">
            <text:p>6,2459092</text:p>
          </table:table-cell>
          <table:table-cell office:value-type="float" office:value="0.131472781300545" calcext:value-type="float">
            <text:p>0,1314727813</text:p>
          </table:table-cell>
          <table:table-cell office:value-type="float" office:value="-1.79830694198608" calcext:value-type="float">
            <text:p>-1,798306942</text:p>
          </table:table-cell>
          <table:table-cell table:number-columns-repeated="15"/>
        </table:table-row>
        <table:table-row table:style-name="ro1">
          <table:table-cell office:value-type="float" office:value="6.24726346" calcext:value-type="float">
            <text:p>6,24726346</text:p>
          </table:table-cell>
          <table:table-cell office:value-type="float" office:value="0.131472781300545" calcext:value-type="float">
            <text:p>0,1314727813</text:p>
          </table:table-cell>
          <table:table-cell office:value-type="float" office:value="-1.79830694198608" calcext:value-type="float">
            <text:p>-1,798306942</text:p>
          </table:table-cell>
          <table:table-cell table:number-columns-repeated="15"/>
        </table:table-row>
        <table:table-row table:style-name="ro1">
          <table:table-cell office:value-type="float" office:value="6.24863028" calcext:value-type="float">
            <text:p>6,24863028</text:p>
          </table:table-cell>
          <table:table-cell office:value-type="float" office:value="0.131472781300545" calcext:value-type="float">
            <text:p>0,1314727813</text:p>
          </table:table-cell>
          <table:table-cell office:value-type="float" office:value="-1.79830694198608" calcext:value-type="float">
            <text:p>-1,798306942</text:p>
          </table:table-cell>
          <table:table-cell table:number-columns-repeated="15"/>
        </table:table-row>
        <table:table-row table:style-name="ro1">
          <table:table-cell office:value-type="float" office:value="6.2502674" calcext:value-type="float">
            <text:p>6,2502674</text:p>
          </table:table-cell>
          <table:table-cell office:value-type="float" office:value="0.131472781300545" calcext:value-type="float">
            <text:p>0,1314727813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5162528" calcext:value-type="float">
            <text:p>6,25162528</text:p>
          </table:table-cell>
          <table:table-cell office:value-type="float" office:value="0.131472781300545" calcext:value-type="float">
            <text:p>0,1314727813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5316588" calcext:value-type="float">
            <text:p>6,25316588</text:p>
          </table:table-cell>
          <table:table-cell office:value-type="float" office:value="0.131472781300545" calcext:value-type="float">
            <text:p>0,1314727813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5453836" calcext:value-type="float">
            <text:p>6,25453836</text:p>
          </table:table-cell>
          <table:table-cell office:value-type="float" office:value="0.131472781300545" calcext:value-type="float">
            <text:p>0,1314727813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5605602" calcext:value-type="float">
            <text:p>6,25605602</text:p>
          </table:table-cell>
          <table:table-cell office:value-type="float" office:value="0.133522495627403" calcext:value-type="float">
            <text:p>0,133522495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5744482" calcext:value-type="float">
            <text:p>6,25744482</text:p>
          </table:table-cell>
          <table:table-cell office:value-type="float" office:value="0.133522495627403" calcext:value-type="float">
            <text:p>0,133522495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6021534" calcext:value-type="float">
            <text:p>6,26021534</text:p>
          </table:table-cell>
          <table:table-cell office:value-type="float" office:value="0.133522495627403" calcext:value-type="float">
            <text:p>0,133522495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62224" calcext:value-type="float">
            <text:p>6,262224</text:p>
          </table:table-cell>
          <table:table-cell office:value-type="float" office:value="0.133522495627403" calcext:value-type="float">
            <text:p>0,133522495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635163" calcext:value-type="float">
            <text:p>6,2635163</text:p>
          </table:table-cell>
          <table:table-cell office:value-type="float" office:value="0.133522495627403" calcext:value-type="float">
            <text:p>0,133522495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6555252" calcext:value-type="float">
            <text:p>6,26555252</text:p>
          </table:table-cell>
          <table:table-cell office:value-type="float" office:value="0.133522495627403" calcext:value-type="float">
            <text:p>0,133522495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6752306" calcext:value-type="float">
            <text:p>6,26752306</text:p>
          </table:table-cell>
          <table:table-cell office:value-type="float" office:value="0.138024985790253" calcext:value-type="float">
            <text:p>0,138024985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6898678" calcext:value-type="float">
            <text:p>6,26898678</text:p>
          </table:table-cell>
          <table:table-cell office:value-type="float" office:value="0.138024985790253" calcext:value-type="float">
            <text:p>0,138024985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7106002" calcext:value-type="float">
            <text:p>6,27106002</text:p>
          </table:table-cell>
          <table:table-cell office:value-type="float" office:value="0.138024985790253" calcext:value-type="float">
            <text:p>0,138024985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7311502" calcext:value-type="float">
            <text:p>6,27311502</text:p>
          </table:table-cell>
          <table:table-cell office:value-type="float" office:value="0.138024985790253" calcext:value-type="float">
            <text:p>0,138024985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7513164" calcext:value-type="float">
            <text:p>6,27513164</text:p>
          </table:table-cell>
          <table:table-cell office:value-type="float" office:value="0.138024985790253" calcext:value-type="float">
            <text:p>0,138024985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7648538" calcext:value-type="float">
            <text:p>6,27648538</text:p>
          </table:table-cell>
          <table:table-cell office:value-type="float" office:value="0.129150092601776" calcext:value-type="float">
            <text:p>0,129150092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7851044" calcext:value-type="float">
            <text:p>6,27851044</text:p>
          </table:table-cell>
          <table:table-cell office:value-type="float" office:value="0.129150092601776" calcext:value-type="float">
            <text:p>0,129150092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8054368" calcext:value-type="float">
            <text:p>6,28054368</text:p>
          </table:table-cell>
          <table:table-cell office:value-type="float" office:value="0.129150092601776" calcext:value-type="float">
            <text:p>0,129150092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8205696" calcext:value-type="float">
            <text:p>6,28205696</text:p>
          </table:table-cell>
          <table:table-cell office:value-type="float" office:value="0.129150092601776" calcext:value-type="float">
            <text:p>0,129150092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8410804" calcext:value-type="float">
            <text:p>6,28410804</text:p>
          </table:table-cell>
          <table:table-cell office:value-type="float" office:value="0.129150092601776" calcext:value-type="float">
            <text:p>0,129150092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8617664" calcext:value-type="float">
            <text:p>6,28617664</text:p>
          </table:table-cell>
          <table:table-cell office:value-type="float" office:value="0.129150092601776" calcext:value-type="float">
            <text:p>0,1291500926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8826846" calcext:value-type="float">
            <text:p>6,28826846</text:p>
          </table:table-cell>
          <table:table-cell office:value-type="float" office:value="0.115219324827194" calcext:value-type="float">
            <text:p>0,115219324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8963448" calcext:value-type="float">
            <text:p>6,28963448</text:p>
          </table:table-cell>
          <table:table-cell office:value-type="float" office:value="0.115219324827194" calcext:value-type="float">
            <text:p>0,115219324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9164688" calcext:value-type="float">
            <text:p>6,29164688</text:p>
          </table:table-cell>
          <table:table-cell office:value-type="float" office:value="0.115219324827194" calcext:value-type="float">
            <text:p>0,115219324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9367182" calcext:value-type="float">
            <text:p>6,29367182</text:p>
          </table:table-cell>
          <table:table-cell office:value-type="float" office:value="0.115219324827194" calcext:value-type="float">
            <text:p>0,115219324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95884" calcext:value-type="float">
            <text:p>6,295884</text:p>
          </table:table-cell>
          <table:table-cell office:value-type="float" office:value="0.115219324827194" calcext:value-type="float">
            <text:p>0,1152193248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9729096" calcext:value-type="float">
            <text:p>6,29729096</text:p>
          </table:table-cell>
          <table:table-cell office:value-type="float" office:value="0.0920867547392845" calcext:value-type="float">
            <text:p>0,0920867547</text:p>
          </table:table-cell>
          <table:table-cell office:value-type="float" office:value="3.05743145942688" calcext:value-type="float">
            <text:p>3,0574314594</text:p>
          </table:table-cell>
          <table:table-cell table:number-columns-repeated="15"/>
        </table:table-row>
        <table:table-row table:style-name="ro1">
          <table:table-cell office:value-type="float" office:value="6.29948754" calcext:value-type="float">
            <text:p>6,29948754</text:p>
          </table:table-cell>
          <table:table-cell office:value-type="float" office:value="0.0920867547392845" calcext:value-type="float">
            <text:p>0,0920867547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0153502" calcext:value-type="float">
            <text:p>6,30153502</text:p>
          </table:table-cell>
          <table:table-cell office:value-type="float" office:value="0.0920867547392845" calcext:value-type="float">
            <text:p>0,0920867547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038468" calcext:value-type="float">
            <text:p>6,3038468</text:p>
          </table:table-cell>
          <table:table-cell office:value-type="float" office:value="0.0920867547392845" calcext:value-type="float">
            <text:p>0,0920867547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0517298" calcext:value-type="float">
            <text:p>6,30517298</text:p>
          </table:table-cell>
          <table:table-cell office:value-type="float" office:value="0.0920867547392845" calcext:value-type="float">
            <text:p>0,0920867547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0726134" calcext:value-type="float">
            <text:p>6,30726134</text:p>
          </table:table-cell>
          <table:table-cell office:value-type="float" office:value="0.0548786148428917" calcext:value-type="float">
            <text:p>0,0548786148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0932936" calcext:value-type="float">
            <text:p>6,30932936</text:p>
          </table:table-cell>
          <table:table-cell office:value-type="float" office:value="0.0548786148428917" calcext:value-type="float">
            <text:p>0,0548786148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1126688" calcext:value-type="float">
            <text:p>6,31126688</text:p>
          </table:table-cell>
          <table:table-cell office:value-type="float" office:value="0.0548786148428917" calcext:value-type="float">
            <text:p>0,0548786148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12596" calcext:value-type="float">
            <text:p>6,312596</text:p>
          </table:table-cell>
          <table:table-cell office:value-type="float" office:value="0.0548786148428917" calcext:value-type="float">
            <text:p>0,0548786148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1459712" calcext:value-type="float">
            <text:p>6,31459712</text:p>
          </table:table-cell>
          <table:table-cell office:value-type="float" office:value="0.0548786148428917" calcext:value-type="float">
            <text:p>0,0548786148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1682358" calcext:value-type="float">
            <text:p>6,31682358</text:p>
          </table:table-cell>
          <table:table-cell office:value-type="float" office:value="0.0154811283573508" calcext:value-type="float">
            <text:p>0,0154811284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1811792" calcext:value-type="float">
            <text:p>6,31811792</text:p>
          </table:table-cell>
          <table:table-cell office:value-type="float" office:value="0.0154811283573508" calcext:value-type="float">
            <text:p>0,0154811284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2010588" calcext:value-type="float">
            <text:p>6,32010588</text:p>
          </table:table-cell>
          <table:table-cell office:value-type="float" office:value="0.0154811283573508" calcext:value-type="float">
            <text:p>0,0154811284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222663" calcext:value-type="float">
            <text:p>6,3222663</text:p>
          </table:table-cell>
          <table:table-cell office:value-type="float" office:value="0.0154811283573508" calcext:value-type="float">
            <text:p>0,0154811284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2429008" calcext:value-type="float">
            <text:p>6,32429008</text:p>
          </table:table-cell>
          <table:table-cell office:value-type="float" office:value="0.0154811283573508" calcext:value-type="float">
            <text:p>0,0154811284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  <table:table-row table:style-name="ro1">
          <table:table-cell office:value-type="float" office:value="6.32558662" calcext:value-type="float">
            <text:p>6,32558662</text:p>
          </table:table-cell>
          <table:table-cell office:value-type="float" office:value="0.0154811283573508" calcext:value-type="float">
            <text:p>0,0154811284</text:p>
          </table:table-cell>
          <table:table-cell office:value-type="float" office:value="-0.787720501422882" calcext:value-type="float">
            <text:p>-0,787720501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 style:data-style-name="N2" text:time-value="21:34:18.60846160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0:28:59.794510117</meta:creation-date>
    <dc:date>2017-06-18T00:21:05.131388814</dc:date>
    <meta:editing-duration>PT2H49S</meta:editing-duration>
    <meta:editing-cycles>3</meta:editing-cycles>
    <meta:generator>LibreOffice/5.1.6.2$Linux_X86_64 LibreOffice_project/10m0$Build-2</meta:generator>
    <meta:document-statistic meta:table-count="1" meta:cell-count="34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52cm" svg:y="3.454cm" style:legend-expansion="high" chart:style-name="ch2"/>
        <chart:plot-area chart:style-name="ch3" table:cell-range-address="Arkusz1.A2:Arkusz1.C425 Arkusz1.B1:Arkusz1.C1" chart:data-source-has-labels="row" svg:x="0.32cm" svg:y="0.18cm" svg:width="10.312cm" svg:height="8.64cm">
          <chartooo:coordinate-region svg:x="1.153cm" svg:y="0.38cm" svg:width="9.23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425" chart:label-cell-address="Arkusz1.B1:Arkusz1.B1" chart:class="chart:scatter">
            <chart:domain table:cell-range-address="Arkusz1.A2:Arkusz1.A425"/>
            <chart:regression-curve chart:style-name="ch7">
              <chart:equation chart:display-equation="true" chart:display-r-square="false"/>
            </chart:regression-curve>
            <chart:data-point chart:repeated="424"/>
          </chart:series>
          <chart:series chart:style-name="ch8" chart:values-cell-range-address="Arkusz1.C2:Arkusz1.C425" chart:label-cell-address="Arkusz1.C1:Arkusz1.C1" chart:class="chart:scatter">
            <chart:regression-curve chart:style-name="ch9">
              <chart:equation chart:display-equation="true" chart:display-r-square="false"/>
            </chart:regression-curve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sition</text:p>
                <draw:g>
                  <svg:desc>Arkusz1.B1:Arkusz1.B1</svg:desc>
                </draw:g>
              </table:table-cell>
              <table:table-cell office:value-type="string">
                <text:p>velocity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9609162">
                <text:p>3.89609162</text:p>
                <draw:g>
                  <svg:desc>Arkusz1.A2:Arkusz1.A425</svg:desc>
                </draw:g>
              </table:table-cell>
              <table:table-cell office:value-type="float" office:value="-0.137151777744293">
                <text:p>-0.137151777744293</text:p>
                <draw:g>
                  <svg:desc>Arkusz1.B2:Arkusz1.B425</svg:desc>
                </draw:g>
              </table:table-cell>
              <table:table-cell office:value-type="float" office:value="0.234975516796112">
                <text:p>0.234975516796112</text:p>
                <draw:g>
                  <svg:desc>Arkusz1.C2:Arkusz1.C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9745724">
                <text:p>3.89745724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34975516796112">
                <text:p>0.234975516796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9922">
                <text:p>3.89922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005989">
                <text:p>3.9005989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021492">
                <text:p>3.9021492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0352094">
                <text:p>3.90352094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0507888">
                <text:p>3.90507888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0646074">
                <text:p>3.90646074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0796216">
                <text:p>3.90796216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934148">
                <text:p>3.90934148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108545">
                <text:p>3.9108545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1224704">
                <text:p>3.91224704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1360508">
                <text:p>3.91360508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1511266">
                <text:p>3.91511266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1649212">
                <text:p>3.91649212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1800394">
                <text:p>3.91800394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193936">
                <text:p>3.9193936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2091394">
                <text:p>3.92091394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2230826">
                <text:p>3.92230826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2383464">
                <text:p>3.92383464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2519818">
                <text:p>3.92519818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2657964">
                <text:p>3.92657964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2808752">
                <text:p>3.92808752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2946632">
                <text:p>3.92946632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3155192">
                <text:p>3.93155192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3365082">
                <text:p>3.93365082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3567784">
                <text:p>3.93567784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3764938">
                <text:p>3.93764938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398581">
                <text:p>3.9398581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4116354">
                <text:p>3.94116354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4314184">
                <text:p>3.94314184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4520552">
                <text:p>3.94520552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4651132">
                <text:p>3.9465113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4851862">
                <text:p>3.9485186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5065552">
                <text:p>3.9506555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5296022">
                <text:p>3.9529602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5425732">
                <text:p>3.9542573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5662926">
                <text:p>3.95662926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5866172">
                <text:p>3.95866172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6086456">
                <text:p>3.96086456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621905">
                <text:p>3.9621905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6417088">
                <text:p>3.96417088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662301">
                <text:p>3.9662301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6821304">
                <text:p>3.96821304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69526">
                <text:p>3.969526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7161646">
                <text:p>3.97161646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7385052">
                <text:p>3.97385052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751691">
                <text:p>3.9751691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7714516">
                <text:p>3.97714516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792047">
                <text:p>3.9792047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8120324">
                <text:p>3.98120324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8260242">
                <text:p>3.98260242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8461318">
                <text:p>3.98461318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8659196">
                <text:p>3.98659196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98805726">
                <text:p>3.98805726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9019864">
                <text:p>3.99019864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9227288">
                <text:p>3.99227288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9425352">
                <text:p>3.99425352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9555046">
                <text:p>3.99555046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9759254">
                <text:p>3.99759254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9997628">
                <text:p>3.99997628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0210278">
                <text:p>4.00210278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0350172">
                <text:p>4.00350172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0553906">
                <text:p>4.00553906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0750516">
                <text:p>4.00750516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089402">
                <text:p>4.0089402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1096156">
                <text:p>4.01096156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1302304">
                <text:p>4.01302304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01512732">
                <text:p>4.01512732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165536">
                <text:p>4.0165536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1855498">
                <text:p>4.01855498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2058422">
                <text:p>4.02058422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2266764">
                <text:p>4.02266764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241206">
                <text:p>4.0241206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2608982">
                <text:p>4.02608982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02816364">
                <text:p>4.02816364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2945362">
                <text:p>4.02945362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3152264">
                <text:p>4.03152264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3362324">
                <text:p>4.03362324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3589142">
                <text:p>4.03589142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3718582">
                <text:p>4.03718582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3899326">
                <text:p>4.03899326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403788">
                <text:p>4.0403788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419206">
                <text:p>4.0419206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4329394">
                <text:p>4.04329394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4462788">
                <text:p>4.04462788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4617632">
                <text:p>4.0461763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4752202">
                <text:p>4.0475220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4916226">
                <text:p>4.04916226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05052902">
                <text:p>4.0505290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5206982">
                <text:p>4.0520698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5346442">
                <text:p>4.0534644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05496512">
                <text:p>4.0549651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05634624">
                <text:p>4.05634624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05783742">
                <text:p>4.05783742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5922622">
                <text:p>4.05922622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605539">
                <text:p>4.0605539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6212286">
                <text:p>4.06212286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6351686">
                <text:p>4.06351686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06503504">
                <text:p>4.06503504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6644824">
                <text:p>4.06644824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6794732">
                <text:p>4.06794732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6934458">
                <text:p>4.06934458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07083784">
                <text:p>4.07083784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0722614">
                <text:p>4.0722614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07362406">
                <text:p>4.07362406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0751298">
                <text:p>4.0751298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7649658">
                <text:p>4.07649658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780022">
                <text:p>4.0780022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07940298">
                <text:p>4.07940298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08089302">
                <text:p>4.08089302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08230036">
                <text:p>4.08230036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8363002">
                <text:p>4.08363002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8516866">
                <text:p>4.08516866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8656402">
                <text:p>4.08656402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08808524">
                <text:p>4.08808524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8946206">
                <text:p>4.08946206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9096102">
                <text:p>4.09096102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9236718">
                <text:p>4.09236718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9384542">
                <text:p>4.09384542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9524914">
                <text:p>4.09524914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9661688">
                <text:p>4.09661688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9811948">
                <text:p>4.09811948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9989502">
                <text:p>4.09989502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0125618">
                <text:p>4.10125618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0264276">
                <text:p>4.10264276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0414014">
                <text:p>4.10414014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0552068">
                <text:p>4.10552068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10708856">
                <text:p>4.10708856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0845364">
                <text:p>4.10845364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0998714">
                <text:p>4.10998714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113352">
                <text:p>4.1113352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1288586">
                <text:p>4.11288586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11423404">
                <text:p>4.11423404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1155998">
                <text:p>4.1155998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11710828">
                <text:p>4.11710828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11848414">
                <text:p>4.11848414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2003924">
                <text:p>4.12003924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2140316">
                <text:p>4.12140316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122965">
                <text:p>4.122965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2432296">
                <text:p>4.12432296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2584648">
                <text:p>4.12584648</text:p>
              </table:table-cell>
              <table:table-cell office:value-type="float" office:value="-0.0668325051665306">
                <text:p>-0.0668325051665306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2719524">
                <text:p>4.12719524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12855962">
                <text:p>4.12855962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13034738">
                <text:p>4.13034738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1321015">
                <text:p>4.1321015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1335266">
                <text:p>4.1335266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1351802">
                <text:p>4.1351802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13653704">
                <text:p>4.13653704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13806426">
                <text:p>4.13806426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13943412">
                <text:p>4.13943412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14097148">
                <text:p>4.14097148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1423818">
                <text:p>4.1423818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14390614">
                <text:p>4.14390614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14525758">
                <text:p>4.14525758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466018">
                <text:p>4.1466018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4811344">
                <text:p>4.1481134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4959844">
                <text:p>4.1495984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5113526">
                <text:p>4.15113526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15250994">
                <text:p>4.1525099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5404124">
                <text:p>4.1540412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5541144">
                <text:p>4.1554114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5696234">
                <text:p>4.15696234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5833654">
                <text:p>4.15833654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5967192">
                <text:p>4.15967192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6119464">
                <text:p>4.16119464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6256374">
                <text:p>4.16256374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6409396">
                <text:p>4.16409396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654543">
                <text:p>4.1654543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16700582">
                <text:p>4.16700582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1683756">
                <text:p>4.1683756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699357">
                <text:p>4.1699357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713113">
                <text:p>4.1713113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7282562">
                <text:p>4.17282562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7420348">
                <text:p>4.17420348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17555654">
                <text:p>4.17555654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17709722">
                <text:p>4.17709722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17845758">
                <text:p>4.17845758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7998772">
                <text:p>4.17998772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813384">
                <text:p>4.1813384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8288886">
                <text:p>4.18288886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8428008">
                <text:p>4.18428008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8563494">
                <text:p>4.18563494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18717474">
                <text:p>4.18717474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1884986">
                <text:p>4.1884986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19003554">
                <text:p>4.19003554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19140062">
                <text:p>4.19140062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19296294">
                <text:p>4.19296294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19433158">
                <text:p>4.19433158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1958398">
                <text:p>4.1958398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19722106">
                <text:p>4.19722106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1985548">
                <text:p>4.1985548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0033642">
                <text:p>4.20033642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2016731">
                <text:p>4.2016731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20323918">
                <text:p>4.20323918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20458466">
                <text:p>4.20458466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2060915">
                <text:p>4.2060915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20747888">
                <text:p>4.20747888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20901886">
                <text:p>4.20901886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21041732">
                <text:p>4.21041732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21194362">
                <text:p>4.21194362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1330638">
                <text:p>4.21330638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21464484">
                <text:p>4.21464484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21617462">
                <text:p>4.21617462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21753956">
                <text:p>4.21753956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21903354">
                <text:p>4.21903354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2204303">
                <text:p>4.2204303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22197268">
                <text:p>4.22197268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2233629">
                <text:p>4.2233629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22484022">
                <text:p>4.22484022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2624918">
                <text:p>4.22624918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758428">
                <text:p>4.22758428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291221">
                <text:p>4.2291221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309112">
                <text:p>4.2309112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3241498">
                <text:p>4.23241498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339391">
                <text:p>4.2339391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23528778">
                <text:p>4.23528778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23667902">
                <text:p>4.23667902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23820494">
                <text:p>4.23820494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23953814">
                <text:p>4.23953814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24107048">
                <text:p>4.24107048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24246678">
                <text:p>4.24246678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2440051">
                <text:p>4.2440051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453807">
                <text:p>4.2453807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2469228">
                <text:p>4.2469228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4827964">
                <text:p>4.24827964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24987364">
                <text:p>4.24987364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25126438">
                <text:p>4.25126438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25262356">
                <text:p>4.25262356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25415274">
                <text:p>4.25415274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25549574">
                <text:p>4.25549574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25704838">
                <text:p>4.25704838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25841002">
                <text:p>4.25841002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25994884">
                <text:p>4.25994884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26133424">
                <text:p>4.26133424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26285848">
                <text:p>4.26285848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2642281">
                <text:p>4.2642281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6556874">
                <text:p>4.26556874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6711066">
                <text:p>4.26711066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684731">
                <text:p>4.2684731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700104">
                <text:p>4.2700104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7139072">
                <text:p>4.27139072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7293178">
                <text:p>4.27293178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7430854">
                <text:p>4.27430854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27565554">
                <text:p>4.27565554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27719332">
                <text:p>4.27719332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78529">
                <text:p>4.278529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28007666">
                <text:p>4.28007666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28142892">
                <text:p>4.28142892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28325828">
                <text:p>4.28325828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846383">
                <text:p>4.2846383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2861606">
                <text:p>4.2861606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28751222">
                <text:p>4.28751222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8901184">
                <text:p>4.28901184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29040728">
                <text:p>4.29040728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2919491">
                <text:p>4.2919491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29331956">
                <text:p>4.29331956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294671">
                <text:p>4.294671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29621234">
                <text:p>4.29621234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29757364">
                <text:p>4.29757364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29933188">
                <text:p>4.29933188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30085836">
                <text:p>4.30085836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30226526">
                <text:p>4.30226526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30361112">
                <text:p>4.30361112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30515182">
                <text:p>4.30515182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3064976">
                <text:p>4.3064976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0866228">
                <text:p>4.30866228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31090276">
                <text:p>4.31090276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31225074">
                <text:p>4.31225074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31421522">
                <text:p>4.31421522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31624784">
                <text:p>4.31624784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31757084">
                <text:p>4.31757084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31953796">
                <text:p>4.31953796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32155586">
                <text:p>4.32155586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32384066">
                <text:p>4.32384066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32515422">
                <text:p>4.32515422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2714514">
                <text:p>4.32714514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920624">
                <text:p>4.32920624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052322">
                <text:p>4.33052322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3258228">
                <text:p>4.33258228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346142">
                <text:p>4.3346142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36831">
                <text:p>4.336831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3813674">
                <text:p>4.33813674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34014956">
                <text:p>4.34014956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34228564">
                <text:p>4.34228564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34422798">
                <text:p>4.34422798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34555266">
                <text:p>4.34555266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34753556">
                <text:p>4.34753556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34968086">
                <text:p>4.34968086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35114144">
                <text:p>4.35114144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35316512">
                <text:p>4.35316512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35524166">
                <text:p>4.35524166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35722926">
                <text:p>4.35722926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35853666">
                <text:p>4.35853666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36055438">
                <text:p>4.36055438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36263322">
                <text:p>4.36263322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36409256">
                <text:p>4.36409256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36619148">
                <text:p>4.36619148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3682681">
                <text:p>4.3682681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36954082">
                <text:p>4.36954082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37150606">
                <text:p>4.37150606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37354236">
                <text:p>4.37354236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37559278">
                <text:p>4.37559278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37708524">
                <text:p>4.37708524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37904936">
                <text:p>4.37904936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38114744">
                <text:p>4.38114744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38323162">
                <text:p>4.38323162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3845205">
                <text:p>4.3845205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38708784">
                <text:p>4.38708784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38919468">
                <text:p>4.38919468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39116594">
                <text:p>4.39116594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39250672">
                <text:p>4.39250672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3945232">
                <text:p>4.3945232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396508">
                <text:p>4.396508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39795322">
                <text:p>4.39795322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40023246">
                <text:p>4.40023246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40232334">
                <text:p>4.40232334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40431102">
                <text:p>4.40431102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4056066">
                <text:p>4.4056066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40761258">
                <text:p>4.40761258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40962136">
                <text:p>4.40962136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41186814">
                <text:p>4.41186814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4131726">
                <text:p>4.4131726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41512602">
                <text:p>4.41512602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41716426">
                <text:p>4.41716426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41846202">
                <text:p>4.41846202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42052078">
                <text:p>4.42052078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42261696">
                <text:p>4.42261696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4246724">
                <text:p>4.4246724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42614828">
                <text:p>4.42614828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42812884">
                <text:p>4.42812884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43017824">
                <text:p>4.43017824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43148386">
                <text:p>4.43148386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4335425">
                <text:p>4.4335425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435522">
                <text:p>4.435522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4375833">
                <text:p>4.4375833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4391174">
                <text:p>4.4391174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44119478">
                <text:p>4.44119478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4432309">
                <text:p>4.4432309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44450852">
                <text:p>4.44450852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44650078">
                <text:p>4.44650078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44845764">
                <text:p>4.44845764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45064582">
                <text:p>4.45064582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4522641">
                <text:p>4.4522641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4542912">
                <text:p>4.4542912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45628484">
                <text:p>4.45628484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45759758">
                <text:p>4.45759758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45961802">
                <text:p>4.45961802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46165834">
                <text:p>4.46165834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46400358">
                <text:p>4.46400358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46531742">
                <text:p>4.46531742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46725894">
                <text:p>4.46725894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4693267">
                <text:p>4.4693267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47141724">
                <text:p>4.47141724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729155">
                <text:p>4.4729155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47487622">
                <text:p>4.47487622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4769531">
                <text:p>4.4769531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478243">
                <text:p>4.478243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48021656">
                <text:p>4.48021656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48234216">
                <text:p>4.48234216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484395">
                <text:p>4.484395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48590058">
                <text:p>4.48590058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48760226">
                <text:p>4.48760226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48913456">
                <text:p>4.48913456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49049464">
                <text:p>4.49049464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49207462">
                <text:p>4.49207462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93436">
                <text:p>4.493436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4949638">
                <text:p>4.4949638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49632222">
                <text:p>4.49632222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49784694">
                <text:p>4.49784694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4994662">
                <text:p>4.4994662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0100022">
                <text:p>4.50100022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5024344">
                <text:p>4.5024344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50392638">
                <text:p>4.50392638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50532814">
                <text:p>4.50532814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5068235">
                <text:p>4.5068235</text:p>
              </table:table-cell>
              <table:table-cell office:value-type="float" office:value="0.163568571209908">
                <text:p>0.163568571209908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50820104">
                <text:p>4.50820104</text:p>
              </table:table-cell>
              <table:table-cell office:value-type="float" office:value="0.163568571209908">
                <text:p>0.163568571209908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509541">
                <text:p>4.509541</text:p>
              </table:table-cell>
              <table:table-cell office:value-type="float" office:value="0.163568571209908">
                <text:p>0.163568571209908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51105066">
                <text:p>4.51105066</text:p>
              </table:table-cell>
              <table:table-cell office:value-type="float" office:value="0.163568571209908">
                <text:p>0.163568571209908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51252592">
                <text:p>4.51252592</text:p>
              </table:table-cell>
              <table:table-cell office:value-type="float" office:value="0.163568571209908">
                <text:p>0.163568571209908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51403824">
                <text:p>4.51403824</text:p>
              </table:table-cell>
              <table:table-cell office:value-type="float" office:value="0.163568571209908">
                <text:p>0.163568571209908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515431">
                <text:p>4.515431</text:p>
              </table:table-cell>
              <table:table-cell office:value-type="float" office:value="0.163568571209908">
                <text:p>0.163568571209908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51692884">
                <text:p>4.51692884</text:p>
              </table:table-cell>
              <table:table-cell office:value-type="float" office:value="0.177896499633789">
                <text:p>0.177896499633789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5183238">
                <text:p>4.5183238</text:p>
              </table:table-cell>
              <table:table-cell office:value-type="float" office:value="0.177896499633789">
                <text:p>0.177896499633789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5196573">
                <text:p>4.5196573</text:p>
              </table:table-cell>
              <table:table-cell office:value-type="float" office:value="0.177896499633789">
                <text:p>0.177896499633789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52121828">
                <text:p>4.52121828</text:p>
              </table:table-cell>
              <table:table-cell office:value-type="float" office:value="0.177896499633789">
                <text:p>0.177896499633789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52260868">
                <text:p>4.52260868</text:p>
              </table:table-cell>
              <table:table-cell office:value-type="float" office:value="0.177896499633789">
                <text:p>0.177896499633789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52411528">
                <text:p>4.52411528</text:p>
              </table:table-cell>
              <table:table-cell office:value-type="float" office:value="0.177896499633789">
                <text:p>0.177896499633789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52549564">
                <text:p>4.52549564</text:p>
              </table:table-cell>
              <table:table-cell office:value-type="float" office:value="0.177896499633789">
                <text:p>0.177896499633789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52702576">
                <text:p>4.52702576</text:p>
              </table:table-cell>
              <table:table-cell office:value-type="float" office:value="0.190984651446342">
                <text:p>0.190984651446342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5284135">
                <text:p>4.5284135</text:p>
              </table:table-cell>
              <table:table-cell office:value-type="float" office:value="0.190984651446342">
                <text:p>0.190984651446342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53018856">
                <text:p>4.53018856</text:p>
              </table:table-cell>
              <table:table-cell office:value-type="float" office:value="0.190984651446342">
                <text:p>0.190984651446342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53155134">
                <text:p>4.53155134</text:p>
              </table:table-cell>
              <table:table-cell office:value-type="float" office:value="0.190984651446342">
                <text:p>0.190984651446342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53312026">
                <text:p>4.53312026</text:p>
              </table:table-cell>
              <table:table-cell office:value-type="float" office:value="0.190984651446342">
                <text:p>0.190984651446342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53488372">
                <text:p>4.53488372</text:p>
              </table:table-cell>
              <table:table-cell office:value-type="float" office:value="0.190984651446342">
                <text:p>0.190984651446342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53638386">
                <text:p>4.53638386</text:p>
              </table:table-cell>
              <table:table-cell office:value-type="float" office:value="0.202911451458931">
                <text:p>0.202911451458931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53791302">
                <text:p>4.53791302</text:p>
              </table:table-cell>
              <table:table-cell office:value-type="float" office:value="0.202911451458931">
                <text:p>0.202911451458931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53926084">
                <text:p>4.53926084</text:p>
              </table:table-cell>
              <table:table-cell office:value-type="float" office:value="0.202911451458931">
                <text:p>0.202911451458931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5406064">
                <text:p>4.5406064</text:p>
              </table:table-cell>
              <table:table-cell office:value-type="float" office:value="0.202911451458931">
                <text:p>0.202911451458931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54214374">
                <text:p>4.54214374</text:p>
              </table:table-cell>
              <table:table-cell office:value-type="float" office:value="0.202911451458931">
                <text:p>0.202911451458931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54350676">
                <text:p>4.54350676</text:p>
              </table:table-cell>
              <table:table-cell office:value-type="float" office:value="0.202911451458931">
                <text:p>0.202911451458931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54501992">
                <text:p>4.54501992</text:p>
              </table:table-cell>
              <table:table-cell office:value-type="float" office:value="0.202911451458931">
                <text:p>0.202911451458931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5464291">
                <text:p>4.5464291</text:p>
              </table:table-cell>
              <table:table-cell office:value-type="float" office:value="0.218473359942436">
                <text:p>0.218473359942436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54792342">
                <text:p>4.54792342</text:p>
              </table:table-cell>
              <table:table-cell office:value-type="float" office:value="0.218473359942436">
                <text:p>0.218473359942436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54941904">
                <text:p>4.54941904</text:p>
              </table:table-cell>
              <table:table-cell office:value-type="float" office:value="0.218473359942436">
                <text:p>0.218473359942436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55093598">
                <text:p>4.55093598</text:p>
              </table:table-cell>
              <table:table-cell office:value-type="float" office:value="0.218473359942436">
                <text:p>0.218473359942436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552332">
                <text:p>4.552332</text:p>
              </table:table-cell>
              <table:table-cell office:value-type="float" office:value="0.218473359942436">
                <text:p>0.218473359942436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55384716">
                <text:p>4.55384716</text:p>
              </table:table-cell>
              <table:table-cell office:value-type="float" office:value="0.218473359942436">
                <text:p>0.218473359942436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55520174">
                <text:p>4.55520174</text:p>
              </table:table-cell>
              <table:table-cell office:value-type="float" office:value="0.218473359942436">
                <text:p>0.218473359942436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5565607">
                <text:p>4.5565607</text:p>
              </table:table-cell>
              <table:table-cell office:value-type="float" office:value="0.23012313246727">
                <text:p>0.23012313246727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55804834">
                <text:p>4.55804834</text:p>
              </table:table-cell>
              <table:table-cell office:value-type="float" office:value="0.23012313246727">
                <text:p>0.23012313246727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55943158">
                <text:p>4.55943158</text:p>
              </table:table-cell>
              <table:table-cell office:value-type="float" office:value="0.23012313246727">
                <text:p>0.23012313246727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5609419">
                <text:p>4.5609419</text:p>
              </table:table-cell>
              <table:table-cell office:value-type="float" office:value="0.23012313246727">
                <text:p>0.23012313246727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56231932">
                <text:p>4.56231932</text:p>
              </table:table-cell>
              <table:table-cell office:value-type="float" office:value="0.23012313246727">
                <text:p>0.23012313246727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56367762">
                <text:p>4.56367762</text:p>
              </table:table-cell>
              <table:table-cell office:value-type="float" office:value="0.23012313246727">
                <text:p>0.23012313246727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56520188">
                <text:p>4.56520188</text:p>
              </table:table-cell>
              <table:table-cell office:value-type="float" office:value="0.23012313246727">
                <text:p>0.23012313246727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56659714">
                <text:p>4.56659714</text:p>
              </table:table-cell>
              <table:table-cell office:value-type="float" office:value="0.238675162196159">
                <text:p>0.238675162196159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5680978">
                <text:p>4.5680978</text:p>
              </table:table-cell>
              <table:table-cell office:value-type="float" office:value="0.238675162196159">
                <text:p>0.238675162196159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56946474">
                <text:p>4.56946474</text:p>
              </table:table-cell>
              <table:table-cell office:value-type="float" office:value="0.238675162196159">
                <text:p>0.238675162196159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57095626">
                <text:p>4.57095626</text:p>
              </table:table-cell>
              <table:table-cell office:value-type="float" office:value="0.238675162196159">
                <text:p>0.238675162196159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57237956">
                <text:p>4.57237956</text:p>
              </table:table-cell>
              <table:table-cell office:value-type="float" office:value="0.238675162196159">
                <text:p>0.238675162196159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57390474">
                <text:p>4.57390474</text:p>
              </table:table-cell>
              <table:table-cell office:value-type="float" office:value="0.238675162196159">
                <text:p>0.238675162196159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57526338">
                <text:p>4.57526338</text:p>
              </table:table-cell>
              <table:table-cell office:value-type="float" office:value="0.238675162196159">
                <text:p>0.238675162196159</text:p>
              </table:table-cell>
              <table:table-cell office:value-type="float" office:value="1.42821669578552">
                <text:p>1.428216695785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57662142">
                <text:p>4.57662142</text:p>
              </table:table-cell>
              <table:table-cell office:value-type="float" office:value="0.245874255895615">
                <text:p>0.245874255895615</text:p>
              </table:table-cell>
              <table:table-cell office:value-type="float" office:value="1.42821669578552">
                <text:p>1.42821669578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52cm" svg:y="3.454cm" style:legend-expansion="high" chart:style-name="ch2"/>
        <chart:plot-area chart:style-name="ch3" table:cell-range-address="Arkusz1.A1:Arkusz1.C373" chart:data-source-has-labels="row" svg:x="0.32cm" svg:y="0.18cm" svg:width="10.312cm" svg:height="8.64cm">
          <chartooo:coordinate-region svg:x="1.153cm" svg:y="0.38cm" svg:width="9.23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373" chart:label-cell-address="Arkusz1.B1:Arkusz1.B1" chart:class="chart:scatter">
            <chart:domain table:cell-range-address="Arkusz1.A2:Arkusz1.A373"/>
            <chart:regression-curve chart:style-name="ch7">
              <chart:equation chart:display-equation="true" chart:display-r-square="false"/>
            </chart:regression-curve>
            <chart:data-point chart:repeated="372"/>
          </chart:series>
          <chart:series chart:style-name="ch8" chart:values-cell-range-address="Arkusz1.C2:Arkusz1.C373" chart:label-cell-address="Arkusz1.C1:Arkusz1.C1" chart:class="chart:scatter">
            <chart:regression-curve chart:style-name="ch9">
              <chart:equation chart:display-equation="true" chart:display-r-square="false"/>
            </chart:regression-curve>
            <chart:data-point chart:repeated="3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sition</text:p>
                <draw:g>
                  <svg:desc>Arkusz1.B1:Arkusz1.B1</svg:desc>
                </draw:g>
              </table:table-cell>
              <table:table-cell office:value-type="string">
                <text:p>velocity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9609162">
                <text:p>3.89609162</text:p>
                <draw:g>
                  <svg:desc>Arkusz1.A2:Arkusz1.A373</svg:desc>
                </draw:g>
              </table:table-cell>
              <table:table-cell office:value-type="float" office:value="-0.137151777744293">
                <text:p>-0.137151777744293</text:p>
                <draw:g>
                  <svg:desc>Arkusz1.B2:Arkusz1.B373</svg:desc>
                </draw:g>
              </table:table-cell>
              <table:table-cell office:value-type="float" office:value="0.234975516796112">
                <text:p>0.234975516796112</text:p>
                <draw:g>
                  <svg:desc>Arkusz1.C2:Arkusz1.C3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9745724">
                <text:p>3.89745724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34975516796112">
                <text:p>0.234975516796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9922">
                <text:p>3.89922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005989">
                <text:p>3.9005989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021492">
                <text:p>3.9021492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0352094">
                <text:p>3.90352094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0507888">
                <text:p>3.90507888</text:p>
              </table:table-cell>
              <table:table-cell office:value-type="float" office:value="-0.137151777744293">
                <text:p>-0.137151777744293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0646074">
                <text:p>3.90646074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0796216">
                <text:p>3.90796216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934148">
                <text:p>3.90934148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108545">
                <text:p>3.9108545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1224704">
                <text:p>3.91224704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1360508">
                <text:p>3.91360508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1511266">
                <text:p>3.91511266</text:p>
              </table:table-cell>
              <table:table-cell office:value-type="float" office:value="-0.134656220674515">
                <text:p>-0.134656220674515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1649212">
                <text:p>3.91649212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1800394">
                <text:p>3.91800394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193936">
                <text:p>3.9193936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2091394">
                <text:p>3.92091394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2230826">
                <text:p>3.92230826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2383464">
                <text:p>3.92383464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2519818">
                <text:p>3.92519818</text:p>
              </table:table-cell>
              <table:table-cell office:value-type="float" office:value="-0.132747292518616">
                <text:p>-0.1327472925186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2657964">
                <text:p>3.92657964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2808752">
                <text:p>3.92808752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2946632">
                <text:p>3.92946632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3155192">
                <text:p>3.93155192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3365082">
                <text:p>3.93365082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3567784">
                <text:p>3.93567784</text:p>
              </table:table-cell>
              <table:table-cell office:value-type="float" office:value="-0.131151393055916">
                <text:p>-0.131151393055916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3764938">
                <text:p>3.93764938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398581">
                <text:p>3.9398581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4116354">
                <text:p>3.94116354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4314184">
                <text:p>3.94314184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4520552">
                <text:p>3.94520552</text:p>
              </table:table-cell>
              <table:table-cell office:value-type="float" office:value="-0.129673704504967">
                <text:p>-0.129673704504967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4651132">
                <text:p>3.9465113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4851862">
                <text:p>3.9485186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211801826953888">
                <text:p>0.211801826953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5065552">
                <text:p>3.9506555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5296022">
                <text:p>3.9529602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5425732">
                <text:p>3.95425732</text:p>
              </table:table-cell>
              <table:table-cell office:value-type="float" office:value="-0.128424823284149">
                <text:p>-0.128424823284149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5662926">
                <text:p>3.95662926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5866172">
                <text:p>3.95866172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6086456">
                <text:p>3.96086456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621905">
                <text:p>3.9621905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6417088">
                <text:p>3.96417088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662301">
                <text:p>3.9662301</text:p>
              </table:table-cell>
              <table:table-cell office:value-type="float" office:value="-0.123666666448116">
                <text:p>-0.123666666448116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6821304">
                <text:p>3.96821304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69526">
                <text:p>3.969526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7161646">
                <text:p>3.97161646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7385052">
                <text:p>3.97385052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751691">
                <text:p>3.9751691</text:p>
              </table:table-cell>
              <table:table-cell office:value-type="float" office:value="-0.120959378778934">
                <text:p>-0.120959378778934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7714516">
                <text:p>3.97714516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792047">
                <text:p>3.9792047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8120324">
                <text:p>3.98120324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8260242">
                <text:p>3.98260242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8461318">
                <text:p>3.98461318</text:p>
              </table:table-cell>
              <table:table-cell office:value-type="float" office:value="-0.116322629153728">
                <text:p>-0.116322629153728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8659196">
                <text:p>3.98659196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98805726">
                <text:p>3.98805726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9019864">
                <text:p>3.99019864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9227288">
                <text:p>3.99227288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9425352">
                <text:p>3.99425352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9555046">
                <text:p>3.99555046</text:p>
              </table:table-cell>
              <table:table-cell office:value-type="float" office:value="-0.1139275431633">
                <text:p>-0.1139275431633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9759254">
                <text:p>3.99759254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174539089202881">
                <text:p>0.174539089202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9997628">
                <text:p>3.99997628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0210278">
                <text:p>4.00210278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0350172">
                <text:p>4.00350172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0553906">
                <text:p>4.00553906</text:p>
              </table:table-cell>
              <table:table-cell office:value-type="float" office:value="-0.109597414731979">
                <text:p>-0.109597414731979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0750516">
                <text:p>4.00750516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089402">
                <text:p>4.0089402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1096156">
                <text:p>4.01096156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1302304">
                <text:p>4.01302304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01512732">
                <text:p>4.01512732</text:p>
              </table:table-cell>
              <table:table-cell office:value-type="float" office:value="-0.10698527097702">
                <text:p>-0.1069852709770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165536">
                <text:p>4.0165536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1855498">
                <text:p>4.01855498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2058422">
                <text:p>4.02058422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2266764">
                <text:p>4.02266764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241206">
                <text:p>4.0241206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2608982">
                <text:p>4.02608982</text:p>
              </table:table-cell>
              <table:table-cell office:value-type="float" office:value="-0.102441042661667">
                <text:p>-0.102441042661667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02816364">
                <text:p>4.02816364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2945362">
                <text:p>4.02945362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3152264">
                <text:p>4.03152264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3362324">
                <text:p>4.03362324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3589142">
                <text:p>4.03589142</text:p>
              </table:table-cell>
              <table:table-cell office:value-type="float" office:value="-0.0996889099478722">
                <text:p>-0.0996889099478722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3718582">
                <text:p>4.03718582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3899326">
                <text:p>4.03899326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403788">
                <text:p>4.0403788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419206">
                <text:p>4.0419206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4329394">
                <text:p>4.04329394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4462788">
                <text:p>4.04462788</text:p>
              </table:table-cell>
              <table:table-cell office:value-type="float" office:value="-0.0958378687500954">
                <text:p>-0.0958378687500954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4617632">
                <text:p>4.0461763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4752202">
                <text:p>4.0475220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76548171043396">
                <text:p>0.376548171043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4916226">
                <text:p>4.04916226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05052902">
                <text:p>4.0505290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5206982">
                <text:p>4.0520698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5346442">
                <text:p>4.0534644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05496512">
                <text:p>4.05496512</text:p>
              </table:table-cell>
              <table:table-cell office:value-type="float" office:value="-0.0926602184772491">
                <text:p>-0.0926602184772491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05634624">
                <text:p>4.05634624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05783742">
                <text:p>4.05783742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5922622">
                <text:p>4.05922622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605539">
                <text:p>4.0605539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6212286">
                <text:p>4.06212286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6351686">
                <text:p>4.06351686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06503504">
                <text:p>4.06503504</text:p>
              </table:table-cell>
              <table:table-cell office:value-type="float" office:value="-0.0899309143424034">
                <text:p>-0.089930914342403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6644824">
                <text:p>4.06644824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6794732">
                <text:p>4.06794732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6934458">
                <text:p>4.06934458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07083784">
                <text:p>4.07083784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0722614">
                <text:p>4.0722614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07362406">
                <text:p>4.07362406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0751298">
                <text:p>4.0751298</text:p>
              </table:table-cell>
              <table:table-cell office:value-type="float" office:value="-0.0875133350491524">
                <text:p>-0.0875133350491524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7649658">
                <text:p>4.07649658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780022">
                <text:p>4.0780022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07940298">
                <text:p>4.07940298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08089302">
                <text:p>4.08089302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08230036">
                <text:p>4.08230036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8363002">
                <text:p>4.08363002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8516866">
                <text:p>4.08516866</text:p>
              </table:table-cell>
              <table:table-cell office:value-type="float" office:value="-0.082956075668335">
                <text:p>-0.082956075668335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8656402">
                <text:p>4.08656402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08808524">
                <text:p>4.08808524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8946206">
                <text:p>4.08946206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9096102">
                <text:p>4.09096102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9236718">
                <text:p>4.09236718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9384542">
                <text:p>4.09384542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9524914">
                <text:p>4.09524914</text:p>
              </table:table-cell>
              <table:table-cell office:value-type="float" office:value="-0.0803532972931862">
                <text:p>-0.0803532972931862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9661688">
                <text:p>4.09661688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9811948">
                <text:p>4.09811948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38743925094604">
                <text:p>0.3387439250946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9989502">
                <text:p>4.09989502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0125618">
                <text:p>4.10125618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0264276">
                <text:p>4.10264276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0414014">
                <text:p>4.10414014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0552068">
                <text:p>4.10552068</text:p>
              </table:table-cell>
              <table:table-cell office:value-type="float" office:value="-0.0764834955334663">
                <text:p>-0.0764834955334663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10708856">
                <text:p>4.10708856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0845364">
                <text:p>4.10845364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0998714">
                <text:p>4.10998714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113352">
                <text:p>4.1113352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1288586">
                <text:p>4.11288586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11423404">
                <text:p>4.11423404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1155998">
                <text:p>4.1155998</text:p>
              </table:table-cell>
              <table:table-cell office:value-type="float" office:value="-0.0737902671098709">
                <text:p>-0.0737902671098709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11710828">
                <text:p>4.11710828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11848414">
                <text:p>4.11848414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2003924">
                <text:p>4.12003924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2140316">
                <text:p>4.12140316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122965">
                <text:p>4.122965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2432296">
                <text:p>4.12432296</text:p>
              </table:table-cell>
              <table:table-cell office:value-type="float" office:value="-0.0698474496603012">
                <text:p>-0.0698474496603012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2584648">
                <text:p>4.12584648</text:p>
              </table:table-cell>
              <table:table-cell office:value-type="float" office:value="-0.0668325051665306">
                <text:p>-0.0668325051665306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2719524">
                <text:p>4.12719524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12855962">
                <text:p>4.12855962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13034738">
                <text:p>4.13034738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1321015">
                <text:p>4.1321015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1335266">
                <text:p>4.1335266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1351802">
                <text:p>4.1351802</text:p>
              </table:table-cell>
              <table:table-cell office:value-type="float" office:value="-0.0654106214642525">
                <text:p>-0.06541062146425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13653704">
                <text:p>4.13653704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13806426">
                <text:p>4.13806426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13943412">
                <text:p>4.13943412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14097148">
                <text:p>4.14097148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1423818">
                <text:p>4.1423818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14390614">
                <text:p>4.14390614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14525758">
                <text:p>4.14525758</text:p>
              </table:table-cell>
              <table:table-cell office:value-type="float" office:value="-0.0616110898554325">
                <text:p>-0.0616110898554325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466018">
                <text:p>4.1466018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4811344">
                <text:p>4.1481134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23534458875656">
                <text:p>0.3235344588756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4959844">
                <text:p>4.1495984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5113526">
                <text:p>4.15113526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15250994">
                <text:p>4.1525099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5404124">
                <text:p>4.1540412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5541144">
                <text:p>4.15541144</text:p>
              </table:table-cell>
              <table:table-cell office:value-type="float" office:value="-0.0587970055639744">
                <text:p>-0.0587970055639744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5696234">
                <text:p>4.15696234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5833654">
                <text:p>4.15833654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5967192">
                <text:p>4.15967192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6119464">
                <text:p>4.16119464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6256374">
                <text:p>4.16256374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6409396">
                <text:p>4.16409396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654543">
                <text:p>4.1654543</text:p>
              </table:table-cell>
              <table:table-cell office:value-type="float" office:value="-0.0549450777471066">
                <text:p>-0.054945077747106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16700582">
                <text:p>4.16700582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1683756">
                <text:p>4.1683756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699357">
                <text:p>4.1699357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713113">
                <text:p>4.1713113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7282562">
                <text:p>4.17282562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7420348">
                <text:p>4.17420348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17555654">
                <text:p>4.17555654</text:p>
              </table:table-cell>
              <table:table-cell office:value-type="float" office:value="-0.0497910790145397">
                <text:p>-0.0497910790145397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17709722">
                <text:p>4.17709722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17845758">
                <text:p>4.17845758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7998772">
                <text:p>4.17998772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813384">
                <text:p>4.1813384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8288886">
                <text:p>4.18288886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8428008">
                <text:p>4.18428008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8563494">
                <text:p>4.18563494</text:p>
              </table:table-cell>
              <table:table-cell office:value-type="float" office:value="-0.0451733209192753">
                <text:p>-0.0451733209192753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18717474">
                <text:p>4.18717474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1884986">
                <text:p>4.1884986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19003554">
                <text:p>4.19003554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19140062">
                <text:p>4.19140062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19296294">
                <text:p>4.19296294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19433158">
                <text:p>4.19433158</text:p>
              </table:table-cell>
              <table:table-cell office:value-type="float" office:value="-0.0396978743374348">
                <text:p>-0.0396978743374348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1958398">
                <text:p>4.1958398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19722106">
                <text:p>4.19722106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1985548">
                <text:p>4.1985548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353729784488678">
                <text:p>0.3537297844886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0033642">
                <text:p>4.20033642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2016731">
                <text:p>4.2016731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20323918">
                <text:p>4.20323918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20458466">
                <text:p>4.20458466</text:p>
              </table:table-cell>
              <table:table-cell office:value-type="float" office:value="-0.03519182279706">
                <text:p>-0.0351918227970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2060915">
                <text:p>4.2060915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20747888">
                <text:p>4.20747888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20901886">
                <text:p>4.20901886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21041732">
                <text:p>4.21041732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21194362">
                <text:p>4.21194362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1330638">
                <text:p>4.21330638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21464484">
                <text:p>4.21464484</text:p>
              </table:table-cell>
              <table:table-cell office:value-type="float" office:value="-0.0321794301271439">
                <text:p>-0.0321794301271439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21617462">
                <text:p>4.21617462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21753956">
                <text:p>4.21753956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21903354">
                <text:p>4.21903354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2204303">
                <text:p>4.2204303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22197268">
                <text:p>4.22197268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2233629">
                <text:p>4.2233629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22484022">
                <text:p>4.22484022</text:p>
              </table:table-cell>
              <table:table-cell office:value-type="float" office:value="-0.0289134215563536">
                <text:p>-0.028913421556353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2624918">
                <text:p>4.22624918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758428">
                <text:p>4.22758428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291221">
                <text:p>4.2291221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309112">
                <text:p>4.2309112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3241498">
                <text:p>4.23241498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339391">
                <text:p>4.2339391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23528778">
                <text:p>4.23528778</text:p>
              </table:table-cell>
              <table:table-cell office:value-type="float" office:value="-0.0256077572703362">
                <text:p>-0.0256077572703362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23667902">
                <text:p>4.23667902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23820494">
                <text:p>4.23820494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23953814">
                <text:p>4.23953814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24107048">
                <text:p>4.24107048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24246678">
                <text:p>4.24246678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2440051">
                <text:p>4.2440051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453807">
                <text:p>4.2453807</text:p>
              </table:table-cell>
              <table:table-cell office:value-type="float" office:value="-0.0215602293610573">
                <text:p>-0.0215602293610573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2469228">
                <text:p>4.2469228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4827964">
                <text:p>4.24827964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472103655338287">
                <text:p>0.4721036553382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24987364">
                <text:p>4.24987364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25126438">
                <text:p>4.25126438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25262356">
                <text:p>4.25262356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25415274">
                <text:p>4.25415274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25549574">
                <text:p>4.25549574</text:p>
              </table:table-cell>
              <table:table-cell office:value-type="float" office:value="-0.015667075291276">
                <text:p>-0.015667075291276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25704838">
                <text:p>4.25704838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25841002">
                <text:p>4.25841002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25994884">
                <text:p>4.25994884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26133424">
                <text:p>4.26133424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26285848">
                <text:p>4.26285848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2642281">
                <text:p>4.2642281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6556874">
                <text:p>4.26556874</text:p>
              </table:table-cell>
              <table:table-cell office:value-type="float" office:value="-0.0104165645316243">
                <text:p>-0.010416564531624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6711066">
                <text:p>4.26711066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684731">
                <text:p>4.2684731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700104">
                <text:p>4.2700104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7139072">
                <text:p>4.27139072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7293178">
                <text:p>4.27293178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7430854">
                <text:p>4.27430854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27565554">
                <text:p>4.27565554</text:p>
              </table:table-cell>
              <table:table-cell office:value-type="float" office:value="-0.00494159711524844">
                <text:p>-0.00494159711524844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27719332">
                <text:p>4.27719332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78529">
                <text:p>4.278529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28007666">
                <text:p>4.28007666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28142892">
                <text:p>4.28142892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28325828">
                <text:p>4.28325828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846383">
                <text:p>4.2846383</text:p>
              </table:table-cell>
              <table:table-cell office:value-type="float" office:value="-0.00138557434547693">
                <text:p>-0.00138557434547693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2861606">
                <text:p>4.2861606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28751222">
                <text:p>4.28751222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8901184">
                <text:p>4.28901184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29040728">
                <text:p>4.29040728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2919491">
                <text:p>4.2919491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29331956">
                <text:p>4.29331956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294671">
                <text:p>4.294671</text:p>
              </table:table-cell>
              <table:table-cell office:value-type="float" office:value="0.0028714369982481">
                <text:p>0.002871436998248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29621234">
                <text:p>4.29621234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29757364">
                <text:p>4.29757364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3904949426651">
                <text:p>0.39049494266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29933188">
                <text:p>4.29933188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30085836">
                <text:p>4.30085836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30226526">
                <text:p>4.30226526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30361112">
                <text:p>4.30361112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30515182">
                <text:p>4.30515182</text:p>
              </table:table-cell>
              <table:table-cell office:value-type="float" office:value="0.00652700429782271">
                <text:p>0.00652700429782271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3064976">
                <text:p>4.3064976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0866228">
                <text:p>4.30866228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31090276">
                <text:p>4.31090276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31225074">
                <text:p>4.31225074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31421522">
                <text:p>4.31421522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31624784">
                <text:p>4.31624784</text:p>
              </table:table-cell>
              <table:table-cell office:value-type="float" office:value="0.0121625140309334">
                <text:p>0.0121625140309334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31757084">
                <text:p>4.31757084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31953796">
                <text:p>4.31953796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32155586">
                <text:p>4.32155586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32384066">
                <text:p>4.32384066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32515422">
                <text:p>4.32515422</text:p>
              </table:table-cell>
              <table:table-cell office:value-type="float" office:value="0.0172507856041193">
                <text:p>0.0172507856041193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2714514">
                <text:p>4.32714514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920624">
                <text:p>4.32920624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052322">
                <text:p>4.33052322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3258228">
                <text:p>4.33258228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346142">
                <text:p>4.3346142</text:p>
              </table:table-cell>
              <table:table-cell office:value-type="float" office:value="0.0237309262156487">
                <text:p>0.0237309262156487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36831">
                <text:p>4.336831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3813674">
                <text:p>4.33813674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34014956">
                <text:p>4.34014956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34228564">
                <text:p>4.34228564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34422798">
                <text:p>4.34422798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34555266">
                <text:p>4.34555266</text:p>
              </table:table-cell>
              <table:table-cell office:value-type="float" office:value="0.0285219773650169">
                <text:p>0.0285219773650169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34753556">
                <text:p>4.34753556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4438816010952">
                <text:p>0.44388160109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34968086">
                <text:p>4.34968086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35114144">
                <text:p>4.35114144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35316512">
                <text:p>4.35316512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35524166">
                <text:p>4.35524166</text:p>
              </table:table-cell>
              <table:table-cell office:value-type="float" office:value="0.0330220013856888">
                <text:p>0.033022001385688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35722926">
                <text:p>4.35722926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35853666">
                <text:p>4.35853666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36055438">
                <text:p>4.36055438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36263322">
                <text:p>4.36263322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36409256">
                <text:p>4.36409256</text:p>
              </table:table-cell>
              <table:table-cell office:value-type="float" office:value="0.0396746844053268">
                <text:p>0.0396746844053268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36619148">
                <text:p>4.36619148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3682681">
                <text:p>4.3682681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36954082">
                <text:p>4.36954082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37150606">
                <text:p>4.37150606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37354236">
                <text:p>4.37354236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37559278">
                <text:p>4.37559278</text:p>
              </table:table-cell>
              <table:table-cell office:value-type="float" office:value="0.0450329780578613">
                <text:p>0.0450329780578613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37708524">
                <text:p>4.37708524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37904936">
                <text:p>4.37904936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38114744">
                <text:p>4.38114744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38323162">
                <text:p>4.38323162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3845205">
                <text:p>4.3845205</text:p>
              </table:table-cell>
              <table:table-cell office:value-type="float" office:value="0.0501544177532196">
                <text:p>0.050154417753219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38708784">
                <text:p>4.38708784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38919468">
                <text:p>4.38919468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39116594">
                <text:p>4.39116594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39250672">
                <text:p>4.39250672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3945232">
                <text:p>4.3945232</text:p>
              </table:table-cell>
              <table:table-cell office:value-type="float" office:value="0.0578982532024384">
                <text:p>0.0578982532024384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396508">
                <text:p>4.396508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39795322">
                <text:p>4.39795322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529899895191193">
                <text:p>0.5298998951911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40023246">
                <text:p>4.40023246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40232334">
                <text:p>4.40232334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40431102">
                <text:p>4.40431102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4056066">
                <text:p>4.4056066</text:p>
              </table:table-cell>
              <table:table-cell office:value-type="float" office:value="0.0645621716976166">
                <text:p>0.06456217169761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40761258">
                <text:p>4.40761258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40962136">
                <text:p>4.40962136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41186814">
                <text:p>4.41186814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4131726">
                <text:p>4.4131726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41512602">
                <text:p>4.41512602</text:p>
              </table:table-cell>
              <table:table-cell office:value-type="float" office:value="0.0711208358407021">
                <text:p>0.0711208358407021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41716426">
                <text:p>4.41716426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41846202">
                <text:p>4.41846202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42052078">
                <text:p>4.42052078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42261696">
                <text:p>4.42261696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4246724">
                <text:p>4.4246724</text:p>
              </table:table-cell>
              <table:table-cell office:value-type="float" office:value="0.077550433576107">
                <text:p>0.07755043357610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42614828">
                <text:p>4.42614828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42812884">
                <text:p>4.42812884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43017824">
                <text:p>4.43017824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43148386">
                <text:p>4.43148386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4335425">
                <text:p>4.4335425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435522">
                <text:p>4.435522</text:p>
              </table:table-cell>
              <table:table-cell office:value-type="float" office:value="0.0855104625225067">
                <text:p>0.0855104625225067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4375833">
                <text:p>4.4375833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4391174">
                <text:p>4.4391174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44119478">
                <text:p>4.44119478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4432309">
                <text:p>4.4432309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44450852">
                <text:p>4.44450852</text:p>
              </table:table-cell>
              <table:table-cell office:value-type="float" office:value="0.0928963869810104">
                <text:p>0.0928963869810104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44650078">
                <text:p>4.44650078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44845764">
                <text:p>4.44845764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630803406238556">
                <text:p>0.6308034062385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45064582">
                <text:p>4.45064582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4522641">
                <text:p>4.4522641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4542912">
                <text:p>4.4542912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45628484">
                <text:p>4.45628484</text:p>
              </table:table-cell>
              <table:table-cell office:value-type="float" office:value="0.100057542324066">
                <text:p>0.100057542324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45759758">
                <text:p>4.45759758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45961802">
                <text:p>4.45961802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46165834">
                <text:p>4.46165834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46400358">
                <text:p>4.46400358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46531742">
                <text:p>4.46531742</text:p>
              </table:table-cell>
              <table:table-cell office:value-type="float" office:value="0.106699258089066">
                <text:p>0.10669925808906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46725894">
                <text:p>4.46725894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4693267">
                <text:p>4.4693267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47141724">
                <text:p>4.47141724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729155">
                <text:p>4.4729155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47487622">
                <text:p>4.47487622</text:p>
              </table:table-cell>
              <table:table-cell office:value-type="float" office:value="0.113172262907028">
                <text:p>0.1131722629070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4769531">
                <text:p>4.4769531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478243">
                <text:p>4.478243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48021656">
                <text:p>4.48021656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48234216">
                <text:p>4.48234216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484395">
                <text:p>4.484395</text:p>
              </table:table-cell>
              <table:table-cell office:value-type="float" office:value="0.123428039252758">
                <text:p>0.12342803925275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48590058">
                <text:p>4.48590058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48760226">
                <text:p>4.48760226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48913456">
                <text:p>4.48913456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49049464">
                <text:p>4.49049464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49207462">
                <text:p>4.49207462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93436">
                <text:p>4.493436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4949638">
                <text:p>4.4949638</text:p>
              </table:table-cell>
              <table:table-cell office:value-type="float" office:value="0.135685116052628">
                <text:p>0.135685116052628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49632222">
                <text:p>4.49632222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49784694">
                <text:p>4.49784694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709907412528992">
                <text:p>0.7099074125289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4994662">
                <text:p>4.4994662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940099656581879">
                <text:p>0.9400996565818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0100022">
                <text:p>4.50100022</text:p>
              </table:table-cell>
              <table:table-cell office:value-type="float" office:value="0.14706252515316">
                <text:p>0.14706252515316</text:p>
              </table:table-cell>
              <table:table-cell office:value-type="float" office:value="0.940099656581879">
                <text:p>0.9400996565818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